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shapes>
          <draw:frame draw:z-index="0" draw:style-name="gr1" draw:text-style-name="P1" svg:width="668.27pt" svg:height="420.15pt" svg:x="597.34pt" svg:y="0pt">
            <loext:p draw:notify-on-update-of-ranges="candidate_spawning_pool.A5:candidate_spawning_pool.A203 candidate_spawning_pool.B5:candidate_spawning_pool.B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6.69pt" svg:y="486.43pt">
            <loext:p draw:notify-on-update-of-ranges="candidate_spawning_pool.A5:candidate_spawning_pool.A203 candidate_spawning_pool.D5:candidate_spawning_pool.D203 candidate_spawning_pool.A5:candidate_spawning_pool.A203 candidate_spawning_pool.E5:candidate_spawning_pool.E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d</text:p>
          </table:table-cell>
        </table:table-row>
        <table:table-row table:style-name="ro1">
          <table:table-cell office:value-type="float" office:value="-1.44297104966" calcext:value-type="float">
            <text:p>-1.4429710497</text:p>
          </table:table-cell>
          <table:table-cell office:value-type="float" office:value="1.37863488" calcext:value-type="float">
            <text:p>1.37863488</text:p>
          </table:table-cell>
          <table:table-cell table:formula="of:=MATCH([.A5];[.F$5:.F$14];0)" office:value-type="string" office:string-value="" calcext:value-type="error">
            <text:p>#N/A</text:p>
          </table:table-cell>
          <table:table-cell/>
          <table:table-cell table:formula="of:=[.B5]" office:value-type="float" office:value="1.37863488" calcext:value-type="float">
            <text:p>1.37863488</text:p>
          </table:table-cell>
          <table:table-cell office:value-type="float" office:value="-1.20951701728" calcext:value-type="float">
            <text:p>-1.2095170173</text:p>
          </table:table-cell>
          <table:table-cell office:value-type="float" office:value="-0.251210927938" calcext:value-type="float">
            <text:p>-0.2512109279</text:p>
          </table:table-cell>
        </table:table-row>
        <table:table-row table:style-name="ro1">
          <table:table-cell office:value-type="float" office:value="0.434458313216" calcext:value-type="float">
            <text:p>0.4344583132</text:p>
          </table:table-cell>
          <table:table-cell office:value-type="float" office:value="-0.174388939138" calcext:value-type="float">
            <text:p>-0.1743889391</text:p>
          </table:table-cell>
          <table:table-cell table:formula="of:=MATCH([.A6];[.F$5:.F$14];0)" office:value-type="string" office:string-value="" calcext:value-type="error">
            <text:p>#N/A</text:p>
          </table:table-cell>
          <table:table-cell/>
          <table:table-cell table:formula="of:=[.B6]" office:value-type="float" office:value="-0.174388939138" calcext:value-type="float">
            <text:p>-0.1743889391</text:p>
          </table:table-cell>
          <table:table-cell office:value-type="float" office:value="-0.570656252414" calcext:value-type="float">
            <text:p>-0.5706562524</text:p>
          </table:table-cell>
          <table:table-cell office:value-type="float" office:value="0.365602302986" calcext:value-type="float">
            <text:p>0.365602303</text:p>
          </table:table-cell>
        </table:table-row>
        <table:table-row table:style-name="ro1">
          <table:table-cell office:value-type="float" office:value="-1.39246835172" calcext:value-type="float">
            <text:p>-1.3924683517</text:p>
          </table:table-cell>
          <table:table-cell office:value-type="float" office:value="1.68604918184" calcext:value-type="float">
            <text:p>1.6860491818</text:p>
          </table:table-cell>
          <table:table-cell table:formula="of:=MATCH([.A7];[.F$5:.F$14];0)" office:value-type="string" office:string-value="" calcext:value-type="error">
            <text:p>#N/A</text:p>
          </table:table-cell>
          <table:table-cell/>
          <table:table-cell table:formula="of:=[.B7]" office:value-type="float" office:value="1.68604918184" calcext:value-type="float">
            <text:p>1.6860491818</text:p>
          </table:table-cell>
          <table:table-cell office:value-type="float" office:value="0.186696414524" calcext:value-type="float">
            <text:p>0.1866964145</text:p>
          </table:table-cell>
          <table:table-cell office:value-type="float" office:value="-0.557668444573" calcext:value-type="float">
            <text:p>-0.5576684446</text:p>
          </table:table-cell>
        </table:table-row>
        <table:table-row table:style-name="ro1">
          <table:table-cell office:value-type="float" office:value="-1.20951701728" calcext:value-type="float">
            <text:p>-1.2095170173</text:p>
          </table:table-cell>
          <table:table-cell office:value-type="float" office:value="-0.251210927938" calcext:value-type="float">
            <text:p>-0.2512109279</text:p>
          </table:table-cell>
          <table:table-cell table:formula="of:=MATCH([.A8];[.F$5:.F$14];0)" office:value-type="float" office:value="1" calcext:value-type="float">
            <text:p>1</text:p>
          </table:table-cell>
          <table:table-cell table:formula="of:=[.B8]" office:value-type="float" office:value="-0.251210927938" calcext:value-type="float">
            <text:p>-0.2512109279</text:p>
          </table:table-cell>
          <table:table-cell/>
          <table:table-cell office:value-type="float" office:value="0.808886172536" calcext:value-type="float">
            <text:p>0.8088861725</text:p>
          </table:table-cell>
          <table:table-cell office:value-type="float" office:value="-1.50407123778" calcext:value-type="float">
            <text:p>-1.5040712378</text:p>
          </table:table-cell>
        </table:table-row>
        <table:table-row table:style-name="ro1">
          <table:table-cell office:value-type="float" office:value="-1.09872459685" calcext:value-type="float">
            <text:p>-1.0987245969</text:p>
          </table:table-cell>
          <table:table-cell office:value-type="float" office:value="-0.113115373247" calcext:value-type="float">
            <text:p>-0.1131153732</text:p>
          </table:table-cell>
          <table:table-cell table:formula="of:=MATCH([.A9];[.F$5:.F$14];0)" office:value-type="string" office:string-value="" calcext:value-type="error">
            <text:p>#N/A</text:p>
          </table:table-cell>
          <table:table-cell/>
          <table:table-cell table:formula="of:=[.B9]" office:value-type="float" office:value="-0.113115373247" calcext:value-type="float">
            <text:p>-0.1131153732</text:p>
          </table:table-cell>
          <table:table-cell office:value-type="float" office:value="1.35666592078" calcext:value-type="float">
            <text:p>1.3566659208</text:p>
          </table:table-cell>
          <table:table-cell office:value-type="float" office:value="-0.638827969587" calcext:value-type="float">
            <text:p>-0.6388279696</text:p>
          </table:table-cell>
        </table:table-row>
        <table:table-row table:style-name="ro1">
          <table:table-cell office:value-type="float" office:value="-0.646687846447" calcext:value-type="float">
            <text:p>-0.6466878464</text:p>
          </table:table-cell>
          <table:table-cell office:value-type="float" office:value="-1.03260146768" calcext:value-type="float">
            <text:p>-1.0326014677</text:p>
          </table:table-cell>
          <table:table-cell table:formula="of:=MATCH([.A10];[.F$5:.F$14];0)" office:value-type="string" office:string-value="" calcext:value-type="error">
            <text:p>#N/A</text:p>
          </table:table-cell>
          <table:table-cell/>
          <table:table-cell table:formula="of:=[.B10]" office:value-type="float" office:value="-1.03260146768" calcext:value-type="float">
            <text:p>-1.0326014677</text:p>
          </table:table-cell>
          <table:table-cell office:value-type="float" office:value="0.542166652559" calcext:value-type="float">
            <text:p>0.5421666526</text:p>
          </table:table-cell>
          <table:table-cell office:value-type="float" office:value="0.0178185009155" calcext:value-type="float">
            <text:p>0.0178185009</text:p>
          </table:table-cell>
        </table:table-row>
        <table:table-row table:style-name="ro1">
          <table:table-cell office:value-type="float" office:value="-2.11593179236" calcext:value-type="float">
            <text:p>-2.1159317924</text:p>
          </table:table-cell>
          <table:table-cell office:value-type="float" office:value="-0.965063344452" calcext:value-type="float">
            <text:p>-0.9650633445</text:p>
          </table:table-cell>
          <table:table-cell table:formula="of:=MATCH([.A11];[.F$5:.F$14];0)" office:value-type="string" office:string-value="" calcext:value-type="error">
            <text:p>#N/A</text:p>
          </table:table-cell>
          <table:table-cell/>
          <table:table-cell table:formula="of:=[.B11]" office:value-type="float" office:value="-0.965063344452" calcext:value-type="float">
            <text:p>-0.9650633445</text:p>
          </table:table-cell>
          <table:table-cell office:value-type="float" office:value="1.34733072916" calcext:value-type="float">
            <text:p>1.3473307292</text:p>
          </table:table-cell>
          <table:table-cell office:value-type="float" office:value="0.672318675178" calcext:value-type="float">
            <text:p>0.6723186752</text:p>
          </table:table-cell>
        </table:table-row>
        <table:table-row table:style-name="ro1">
          <table:table-cell office:value-type="float" office:value="-0.217496693593" calcext:value-type="float">
            <text:p>-0.2174966936</text:p>
          </table:table-cell>
          <table:table-cell office:value-type="float" office:value="0.362328385354" calcext:value-type="float">
            <text:p>0.3623283854</text:p>
          </table:table-cell>
          <table:table-cell table:formula="of:=MATCH([.A12];[.F$5:.F$14];0)" office:value-type="string" office:string-value="" calcext:value-type="error">
            <text:p>#N/A</text:p>
          </table:table-cell>
          <table:table-cell/>
          <table:table-cell table:formula="of:=[.B12]" office:value-type="float" office:value="0.362328385354" calcext:value-type="float">
            <text:p>0.3623283854</text:p>
          </table:table-cell>
          <table:table-cell office:value-type="float" office:value="0.603968839805" calcext:value-type="float">
            <text:p>0.6039688398</text:p>
          </table:table-cell>
          <table:table-cell office:value-type="float" office:value="1.22018943726" calcext:value-type="float">
            <text:p>1.2201894373</text:p>
          </table:table-cell>
        </table:table-row>
        <table:table-row table:style-name="ro1">
          <table:table-cell office:value-type="float" office:value="-2.16811337036" calcext:value-type="float">
            <text:p>-2.1681133704</text:p>
          </table:table-cell>
          <table:table-cell office:value-type="float" office:value="-1.00994104882" calcext:value-type="float">
            <text:p>-1.0099410488</text:p>
          </table:table-cell>
          <table:table-cell table:formula="of:=MATCH([.A13];[.F$5:.F$14];0)" office:value-type="string" office:string-value="" calcext:value-type="error">
            <text:p>#N/A</text:p>
          </table:table-cell>
          <table:table-cell/>
          <table:table-cell table:formula="of:=[.B13]" office:value-type="float" office:value="-1.00994104882" calcext:value-type="float">
            <text:p>-1.0099410488</text:p>
          </table:table-cell>
          <table:table-cell office:value-type="float" office:value="1.31115410763" calcext:value-type="float">
            <text:p>1.3111541076</text:p>
          </table:table-cell>
          <table:table-cell office:value-type="float" office:value="1.9294616686" calcext:value-type="float">
            <text:p>1.9294616686</text:p>
          </table:table-cell>
        </table:table-row>
        <table:table-row table:style-name="ro1">
          <table:table-cell office:value-type="float" office:value="-0.675468380511" calcext:value-type="float">
            <text:p>-0.6754683805</text:p>
          </table:table-cell>
          <table:table-cell office:value-type="float" office:value="0.481054475952" calcext:value-type="float">
            <text:p>0.481054476</text:p>
          </table:table-cell>
          <table:table-cell table:formula="of:=MATCH([.A14];[.F$5:.F$14];0)" office:value-type="string" office:string-value="" calcext:value-type="error">
            <text:p>#N/A</text:p>
          </table:table-cell>
          <table:table-cell/>
          <table:table-cell table:formula="of:=[.B14]" office:value-type="float" office:value="0.481054475952" calcext:value-type="float">
            <text:p>0.481054476</text:p>
          </table:table-cell>
          <table:table-cell office:value-type="float" office:value="2.28809836262" calcext:value-type="float">
            <text:p>2.2880983626</text:p>
          </table:table-cell>
          <table:table-cell office:value-type="float" office:value="2.63988277772" calcext:value-type="float">
            <text:p>2.6398827777</text:p>
          </table:table-cell>
        </table:table-row>
        <table:table-row table:style-name="ro1">
          <table:table-cell office:value-type="float" office:value="-2.13198628272" calcext:value-type="float">
            <text:p>-2.1319862827</text:p>
          </table:table-cell>
          <table:table-cell office:value-type="float" office:value="-0.902293271832" calcext:value-type="float">
            <text:p>-0.9022932718</text:p>
          </table:table-cell>
          <table:table-cell table:formula="of:=MATCH([.A15];[.F$5:.F$14];0)" office:value-type="string" office:string-value="" calcext:value-type="error">
            <text:p>#N/A</text:p>
          </table:table-cell>
          <table:table-cell/>
          <table:table-cell table:formula="of:=[.B15]" office:value-type="float" office:value="-0.902293271832" calcext:value-type="float">
            <text:p>-0.9022932718</text:p>
          </table:table-cell>
          <table:table-cell table:number-columns-repeated="2"/>
        </table:table-row>
        <table:table-row table:style-name="ro1">
          <table:table-cell office:value-type="float" office:value="-2.01492054503" calcext:value-type="float">
            <text:p>-2.014920545</text:p>
          </table:table-cell>
          <table:table-cell office:value-type="float" office:value="0.548598666261" calcext:value-type="float">
            <text:p>0.5485986663</text:p>
          </table:table-cell>
          <table:table-cell table:formula="of:=MATCH([.A16];[.F$5:.F$14];0)" office:value-type="string" office:string-value="" calcext:value-type="error">
            <text:p>#N/A</text:p>
          </table:table-cell>
          <table:table-cell/>
          <table:table-cell table:formula="of:=[.B16]" office:value-type="float" office:value="0.548598666261" calcext:value-type="float">
            <text:p>0.5485986663</text:p>
          </table:table-cell>
          <table:table-cell table:number-columns-repeated="2"/>
        </table:table-row>
        <table:table-row table:style-name="ro1">
          <table:table-cell office:value-type="float" office:value="-0.570656252414" calcext:value-type="float">
            <text:p>-0.5706562524</text:p>
          </table:table-cell>
          <table:table-cell office:value-type="float" office:value="0.365602302986" calcext:value-type="float">
            <text:p>0.365602303</text:p>
          </table:table-cell>
          <table:table-cell table:formula="of:=MATCH([.A17];[.F$5:.F$14];0)" office:value-type="float" office:value="2" calcext:value-type="float">
            <text:p>2</text:p>
          </table:table-cell>
          <table:table-cell table:formula="of:=[.B17]" office:value-type="float" office:value="0.365602302986" calcext:value-type="float">
            <text:p>0.365602303</text:p>
          </table:table-cell>
          <table:table-cell table:number-columns-repeated="3"/>
        </table:table-row>
        <table:table-row table:style-name="ro1">
          <table:table-cell office:value-type="float" office:value="-0.687189295348" calcext:value-type="float">
            <text:p>-0.6871892953</text:p>
          </table:table-cell>
          <table:table-cell office:value-type="float" office:value="0.100892142894" calcext:value-type="float">
            <text:p>0.1008921429</text:p>
          </table:table-cell>
          <table:table-cell table:formula="of:=MATCH([.A18];[.F$5:.F$14];0)" office:value-type="string" office:string-value="" calcext:value-type="error">
            <text:p>#N/A</text:p>
          </table:table-cell>
          <table:table-cell/>
          <table:table-cell table:formula="of:=[.B18]" office:value-type="float" office:value="0.100892142894" calcext:value-type="float">
            <text:p>0.1008921429</text:p>
          </table:table-cell>
          <table:table-cell table:number-columns-repeated="2"/>
        </table:table-row>
        <table:table-row table:style-name="ro1">
          <table:table-cell office:value-type="float" office:value="-1.37835633587" calcext:value-type="float">
            <text:p>-1.3783563359</text:p>
          </table:table-cell>
          <table:table-cell office:value-type="float" office:value="1.35107333714" calcext:value-type="float">
            <text:p>1.3510733371</text:p>
          </table:table-cell>
          <table:table-cell table:formula="of:=MATCH([.A19];[.F$5:.F$14];0)" office:value-type="string" office:string-value="" calcext:value-type="error">
            <text:p>#N/A</text:p>
          </table:table-cell>
          <table:table-cell/>
          <table:table-cell table:formula="of:=[.B19]" office:value-type="float" office:value="1.35107333714" calcext:value-type="float">
            <text:p>1.3510733371</text:p>
          </table:table-cell>
          <table:table-cell table:number-columns-repeated="2"/>
        </table:table-row>
        <table:table-row table:style-name="ro1">
          <table:table-cell office:value-type="float" office:value="-1.42376487664" calcext:value-type="float">
            <text:p>-1.4237648766</text:p>
          </table:table-cell>
          <table:table-cell office:value-type="float" office:value="0.999170618357" calcext:value-type="float">
            <text:p>0.9991706184</text:p>
          </table:table-cell>
          <table:table-cell table:formula="of:=MATCH([.A20];[.F$5:.F$14];0)" office:value-type="string" office:string-value="" calcext:value-type="error">
            <text:p>#N/A</text:p>
          </table:table-cell>
          <table:table-cell/>
          <table:table-cell table:formula="of:=[.B20]" office:value-type="float" office:value="0.999170618357" calcext:value-type="float">
            <text:p>0.9991706184</text:p>
          </table:table-cell>
          <table:table-cell table:number-columns-repeated="2"/>
        </table:table-row>
        <table:table-row table:style-name="ro1">
          <table:table-cell office:value-type="float" office:value="0.186696414524" calcext:value-type="float">
            <text:p>0.1866964145</text:p>
          </table:table-cell>
          <table:table-cell office:value-type="float" office:value="-0.557668444573" calcext:value-type="float">
            <text:p>-0.5576684446</text:p>
          </table:table-cell>
          <table:table-cell table:formula="of:=MATCH([.A21];[.F$5:.F$14];0)" office:value-type="float" office:value="3" calcext:value-type="float">
            <text:p>3</text:p>
          </table:table-cell>
          <table:table-cell table:formula="of:=[.B21]" office:value-type="float" office:value="-0.557668444573" calcext:value-type="float">
            <text:p>-0.5576684446</text:p>
          </table:table-cell>
          <table:table-cell table:number-columns-repeated="3"/>
        </table:table-row>
        <table:table-row table:style-name="ro1">
          <table:table-cell office:value-type="float" office:value="0.381901709557" calcext:value-type="float">
            <text:p>0.3819017096</text:p>
          </table:table-cell>
          <table:table-cell office:value-type="float" office:value="-0.328190344277" calcext:value-type="float">
            <text:p>-0.3281903443</text:p>
          </table:table-cell>
          <table:table-cell table:formula="of:=MATCH([.A22];[.F$5:.F$14];0)" office:value-type="string" office:string-value="" calcext:value-type="error">
            <text:p>#N/A</text:p>
          </table:table-cell>
          <table:table-cell/>
          <table:table-cell table:formula="of:=[.B22]" office:value-type="float" office:value="-0.328190344277" calcext:value-type="float">
            <text:p>-0.3281903443</text:p>
          </table:table-cell>
          <table:table-cell table:number-columns-repeated="2"/>
        </table:table-row>
        <table:table-row table:style-name="ro1">
          <table:table-cell office:value-type="float" office:value="0.853244264266" calcext:value-type="float">
            <text:p>0.8532442643</text:p>
          </table:table-cell>
          <table:table-cell office:value-type="float" office:value="0.280147436812" calcext:value-type="float">
            <text:p>0.2801474368</text:p>
          </table:table-cell>
          <table:table-cell table:formula="of:=MATCH([.A23];[.F$5:.F$14];0)" office:value-type="string" office:string-value="" calcext:value-type="error">
            <text:p>#N/A</text:p>
          </table:table-cell>
          <table:table-cell/>
          <table:table-cell table:formula="of:=[.B23]" office:value-type="float" office:value="0.280147436812" calcext:value-type="float">
            <text:p>0.2801474368</text:p>
          </table:table-cell>
          <table:table-cell table:number-columns-repeated="2"/>
        </table:table-row>
        <table:table-row table:style-name="ro1">
          <table:table-cell office:value-type="float" office:value="0.86386939565" calcext:value-type="float">
            <text:p>0.8638693957</text:p>
          </table:table-cell>
          <table:table-cell office:value-type="float" office:value="-1.2717077058" calcext:value-type="float">
            <text:p>-1.2717077058</text:p>
          </table:table-cell>
          <table:table-cell table:formula="of:=MATCH([.A24];[.F$5:.F$14];0)" office:value-type="string" office:string-value="" calcext:value-type="error">
            <text:p>#N/A</text:p>
          </table:table-cell>
          <table:table-cell/>
          <table:table-cell table:formula="of:=[.B24]" office:value-type="float" office:value="-1.2717077058" calcext:value-type="float">
            <text:p>-1.2717077058</text:p>
          </table:table-cell>
          <table:table-cell table:number-columns-repeated="2"/>
        </table:table-row>
        <table:table-row table:style-name="ro1">
          <table:table-cell office:value-type="float" office:value="0.710310979527" calcext:value-type="float">
            <text:p>0.7103109795</text:p>
          </table:table-cell>
          <table:table-cell office:value-type="float" office:value="-0.0203878439878" calcext:value-type="float">
            <text:p>-0.020387844</text:p>
          </table:table-cell>
          <table:table-cell table:formula="of:=MATCH([.A25];[.F$5:.F$14];0)" office:value-type="string" office:string-value="" calcext:value-type="error">
            <text:p>#N/A</text:p>
          </table:table-cell>
          <table:table-cell/>
          <table:table-cell table:formula="of:=[.B25]" office:value-type="float" office:value="-0.0203878439878" calcext:value-type="float">
            <text:p>-0.020387844</text:p>
          </table:table-cell>
          <table:table-cell table:number-columns-repeated="2"/>
        </table:table-row>
        <table:table-row table:style-name="ro1">
          <table:table-cell office:value-type="float" office:value="-0.494512017592" calcext:value-type="float">
            <text:p>-0.4945120176</text:p>
          </table:table-cell>
          <table:table-cell office:value-type="float" office:value="0.0435453686193" calcext:value-type="float">
            <text:p>0.0435453686</text:p>
          </table:table-cell>
          <table:table-cell table:formula="of:=MATCH([.A26];[.F$5:.F$14];0)" office:value-type="string" office:string-value="" calcext:value-type="error">
            <text:p>#N/A</text:p>
          </table:table-cell>
          <table:table-cell/>
          <table:table-cell table:formula="of:=[.B26]" office:value-type="float" office:value="0.0435453686193" calcext:value-type="float">
            <text:p>0.0435453686</text:p>
          </table:table-cell>
          <table:table-cell table:number-columns-repeated="2"/>
        </table:table-row>
        <table:table-row table:style-name="ro1">
          <table:table-cell office:value-type="float" office:value="0.806787365297" calcext:value-type="float">
            <text:p>0.8067873653</text:p>
          </table:table-cell>
          <table:table-cell office:value-type="float" office:value="0.0901849569799" calcext:value-type="float">
            <text:p>0.090184957</text:p>
          </table:table-cell>
          <table:table-cell table:formula="of:=MATCH([.A27];[.F$5:.F$14];0)" office:value-type="string" office:string-value="" calcext:value-type="error">
            <text:p>#N/A</text:p>
          </table:table-cell>
          <table:table-cell/>
          <table:table-cell table:formula="of:=[.B27]" office:value-type="float" office:value="0.0901849569799" calcext:value-type="float">
            <text:p>0.090184957</text:p>
          </table:table-cell>
          <table:table-cell table:number-columns-repeated="2"/>
        </table:table-row>
        <table:table-row table:style-name="ro1">
          <table:table-cell office:value-type="float" office:value="0.946252998898" calcext:value-type="float">
            <text:p>0.9462529989</text:p>
          </table:table-cell>
          <table:table-cell office:value-type="float" office:value="-1.52976496747" calcext:value-type="float">
            <text:p>-1.5297649675</text:p>
          </table:table-cell>
          <table:table-cell table:formula="of:=MATCH([.A28];[.F$5:.F$14];0)" office:value-type="string" office:string-value="" calcext:value-type="error">
            <text:p>#N/A</text:p>
          </table:table-cell>
          <table:table-cell/>
          <table:table-cell table:formula="of:=[.B28]" office:value-type="float" office:value="-1.52976496747" calcext:value-type="float">
            <text:p>-1.5297649675</text:p>
          </table:table-cell>
          <table:table-cell table:number-columns-repeated="2"/>
        </table:table-row>
        <table:table-row table:style-name="ro1">
          <table:table-cell office:value-type="float" office:value="0.808886172536" calcext:value-type="float">
            <text:p>0.8088861725</text:p>
          </table:table-cell>
          <table:table-cell office:value-type="float" office:value="-1.50407123778" calcext:value-type="float">
            <text:p>-1.5040712378</text:p>
          </table:table-cell>
          <table:table-cell table:formula="of:=MATCH([.A29];[.F$5:.F$14];0)" office:value-type="float" office:value="4" calcext:value-type="float">
            <text:p>4</text:p>
          </table:table-cell>
          <table:table-cell table:formula="of:=[.B29]" office:value-type="float" office:value="-1.50407123778" calcext:value-type="float">
            <text:p>-1.5040712378</text:p>
          </table:table-cell>
          <table:table-cell table:number-columns-repeated="3"/>
        </table:table-row>
        <table:table-row table:style-name="ro1">
          <table:table-cell office:value-type="float" office:value="0.981822615527" calcext:value-type="float">
            <text:p>0.9818226155</text:p>
          </table:table-cell>
          <table:table-cell office:value-type="float" office:value="-1.75796403986" calcext:value-type="float">
            <text:p>-1.7579640399</text:p>
          </table:table-cell>
          <table:table-cell table:formula="of:=MATCH([.A30];[.F$5:.F$14];0)" office:value-type="string" office:string-value="" calcext:value-type="error">
            <text:p>#N/A</text:p>
          </table:table-cell>
          <table:table-cell/>
          <table:table-cell table:formula="of:=[.B30]" office:value-type="float" office:value="-1.75796403986" calcext:value-type="float">
            <text:p>-1.7579640399</text:p>
          </table:table-cell>
          <table:table-cell table:number-columns-repeated="2"/>
        </table:table-row>
        <table:table-row table:style-name="ro1">
          <table:table-cell office:value-type="float" office:value="1.7785063242" calcext:value-type="float">
            <text:p>1.7785063242</text:p>
          </table:table-cell>
          <table:table-cell office:value-type="float" office:value="-2.24265748363" calcext:value-type="float">
            <text:p>-2.2426574836</text:p>
          </table:table-cell>
          <table:table-cell table:formula="of:=MATCH([.A31];[.F$5:.F$14];0)" office:value-type="string" office:string-value="" calcext:value-type="error">
            <text:p>#N/A</text:p>
          </table:table-cell>
          <table:table-cell/>
          <table:table-cell table:formula="of:=[.B31]" office:value-type="float" office:value="-2.24265748363" calcext:value-type="float">
            <text:p>-2.2426574836</text:p>
          </table:table-cell>
          <table:table-cell table:number-columns-repeated="2"/>
        </table:table-row>
        <table:table-row table:style-name="ro1">
          <table:table-cell office:value-type="float" office:value="0.0872102692429" calcext:value-type="float">
            <text:p>0.0872102692</text:p>
          </table:table-cell>
          <table:table-cell office:value-type="float" office:value="-0.991310124077" calcext:value-type="float">
            <text:p>-0.9913101241</text:p>
          </table:table-cell>
          <table:table-cell table:formula="of:=MATCH([.A32];[.F$5:.F$14];0)" office:value-type="string" office:string-value="" calcext:value-type="error">
            <text:p>#N/A</text:p>
          </table:table-cell>
          <table:table-cell/>
          <table:table-cell table:formula="of:=[.B32]" office:value-type="float" office:value="-0.991310124077" calcext:value-type="float">
            <text:p>-0.9913101241</text:p>
          </table:table-cell>
          <table:table-cell table:number-columns-repeated="2"/>
        </table:table-row>
        <table:table-row table:style-name="ro1">
          <table:table-cell office:value-type="float" office:value="1.68642124732" calcext:value-type="float">
            <text:p>1.6864212473</text:p>
          </table:table-cell>
          <table:table-cell office:value-type="float" office:value="-0.727284532632" calcext:value-type="float">
            <text:p>-0.7272845326</text:p>
          </table:table-cell>
          <table:table-cell table:formula="of:=MATCH([.A33];[.F$5:.F$14];0)" office:value-type="string" office:string-value="" calcext:value-type="error">
            <text:p>#N/A</text:p>
          </table:table-cell>
          <table:table-cell/>
          <table:table-cell table:formula="of:=[.B33]" office:value-type="float" office:value="-0.727284532632" calcext:value-type="float">
            <text:p>-0.7272845326</text:p>
          </table:table-cell>
          <table:table-cell table:number-columns-repeated="2"/>
        </table:table-row>
        <table:table-row table:style-name="ro1">
          <table:table-cell office:value-type="float" office:value="1.46670742429" calcext:value-type="float">
            <text:p>1.4667074243</text:p>
          </table:table-cell>
          <table:table-cell office:value-type="float" office:value="-2.40758629365" calcext:value-type="float">
            <text:p>-2.4075862937</text:p>
          </table:table-cell>
          <table:table-cell table:formula="of:=MATCH([.A34];[.F$5:.F$14];0)" office:value-type="string" office:string-value="" calcext:value-type="error">
            <text:p>#N/A</text:p>
          </table:table-cell>
          <table:table-cell/>
          <table:table-cell table:formula="of:=[.B34]" office:value-type="float" office:value="-2.40758629365" calcext:value-type="float">
            <text:p>-2.4075862937</text:p>
          </table:table-cell>
          <table:table-cell table:number-columns-repeated="2"/>
        </table:table-row>
        <table:table-row table:style-name="ro1">
          <table:table-cell office:value-type="float" office:value="-0.144547476146" calcext:value-type="float">
            <text:p>-0.1445474761</text:p>
          </table:table-cell>
          <table:table-cell office:value-type="float" office:value="-0.728973741702" calcext:value-type="float">
            <text:p>-0.7289737417</text:p>
          </table:table-cell>
          <table:table-cell table:formula="of:=MATCH([.A35];[.F$5:.F$14];0)" office:value-type="string" office:string-value="" calcext:value-type="error">
            <text:p>#N/A</text:p>
          </table:table-cell>
          <table:table-cell/>
          <table:table-cell table:formula="of:=[.B35]" office:value-type="float" office:value="-0.728973741702" calcext:value-type="float">
            <text:p>-0.7289737417</text:p>
          </table:table-cell>
          <table:table-cell table:number-columns-repeated="2"/>
        </table:table-row>
        <table:table-row table:style-name="ro1">
          <table:table-cell office:value-type="float" office:value="0.24523342978" calcext:value-type="float">
            <text:p>0.2452334298</text:p>
          </table:table-cell>
          <table:table-cell office:value-type="float" office:value="-2.11047699238" calcext:value-type="float">
            <text:p>-2.1104769924</text:p>
          </table:table-cell>
          <table:table-cell table:formula="of:=MATCH([.A36];[.F$5:.F$14];0)" office:value-type="string" office:string-value="" calcext:value-type="error">
            <text:p>#N/A</text:p>
          </table:table-cell>
          <table:table-cell/>
          <table:table-cell table:formula="of:=[.B36]" office:value-type="float" office:value="-2.11047699238" calcext:value-type="float">
            <text:p>-2.1104769924</text:p>
          </table:table-cell>
          <table:table-cell table:number-columns-repeated="2"/>
        </table:table-row>
        <table:table-row table:style-name="ro1">
          <table:table-cell office:value-type="float" office:value="0.0871059289188" calcext:value-type="float">
            <text:p>0.0871059289</text:p>
          </table:table-cell>
          <table:table-cell office:value-type="float" office:value="-0.69960114453" calcext:value-type="float">
            <text:p>-0.6996011445</text:p>
          </table:table-cell>
          <table:table-cell table:formula="of:=MATCH([.A37];[.F$5:.F$14];0)" office:value-type="string" office:string-value="" calcext:value-type="error">
            <text:p>#N/A</text:p>
          </table:table-cell>
          <table:table-cell/>
          <table:table-cell table:formula="of:=[.B37]" office:value-type="float" office:value="-0.69960114453" calcext:value-type="float">
            <text:p>-0.6996011445</text:p>
          </table:table-cell>
          <table:table-cell table:number-columns-repeated="2"/>
        </table:table-row>
        <table:table-row table:style-name="ro1">
          <table:table-cell office:value-type="float" office:value="1.50624204651" calcext:value-type="float">
            <text:p>1.5062420465</text:p>
          </table:table-cell>
          <table:table-cell office:value-type="float" office:value="-0.552530806812" calcext:value-type="float">
            <text:p>-0.5525308068</text:p>
          </table:table-cell>
          <table:table-cell table:formula="of:=MATCH([.A38];[.F$5:.F$14];0)" office:value-type="string" office:string-value="" calcext:value-type="error">
            <text:p>#N/A</text:p>
          </table:table-cell>
          <table:table-cell/>
          <table:table-cell table:formula="of:=[.B38]" office:value-type="float" office:value="-0.552530806812" calcext:value-type="float">
            <text:p>-0.5525308068</text:p>
          </table:table-cell>
          <table:table-cell table:number-columns-repeated="2"/>
        </table:table-row>
        <table:table-row table:style-name="ro1">
          <table:table-cell office:value-type="float" office:value="0.118114622122" calcext:value-type="float">
            <text:p>0.1181146221</text:p>
          </table:table-cell>
          <table:table-cell office:value-type="float" office:value="-2.02020163047" calcext:value-type="float">
            <text:p>-2.0202016305</text:p>
          </table:table-cell>
          <table:table-cell table:formula="of:=MATCH([.A39];[.F$5:.F$14];0)" office:value-type="string" office:string-value="" calcext:value-type="error">
            <text:p>#N/A</text:p>
          </table:table-cell>
          <table:table-cell/>
          <table:table-cell table:formula="of:=[.B39]" office:value-type="float" office:value="-2.02020163047" calcext:value-type="float">
            <text:p>-2.0202016305</text:p>
          </table:table-cell>
          <table:table-cell table:number-columns-repeated="2"/>
        </table:table-row>
        <table:table-row table:style-name="ro1">
          <table:table-cell office:value-type="float" office:value="1.42890082895" calcext:value-type="float">
            <text:p>1.428900829</text:p>
          </table:table-cell>
          <table:table-cell office:value-type="float" office:value="-0.611643554534" calcext:value-type="float">
            <text:p>-0.6116435545</text:p>
          </table:table-cell>
          <table:table-cell table:formula="of:=MATCH([.A40];[.F$5:.F$14];0)" office:value-type="string" office:string-value="" calcext:value-type="error">
            <text:p>#N/A</text:p>
          </table:table-cell>
          <table:table-cell/>
          <table:table-cell table:formula="of:=[.B40]" office:value-type="float" office:value="-0.611643554534" calcext:value-type="float">
            <text:p>-0.6116435545</text:p>
          </table:table-cell>
          <table:table-cell table:number-columns-repeated="2"/>
        </table:table-row>
        <table:table-row table:style-name="ro1">
          <table:table-cell office:value-type="float" office:value="0.186389302904" calcext:value-type="float">
            <text:p>0.1863893029</text:p>
          </table:table-cell>
          <table:table-cell office:value-type="float" office:value="-0.65098245146" calcext:value-type="float">
            <text:p>-0.6509824515</text:p>
          </table:table-cell>
          <table:table-cell table:formula="of:=MATCH([.A41];[.F$5:.F$14];0)" office:value-type="string" office:string-value="" calcext:value-type="error">
            <text:p>#N/A</text:p>
          </table:table-cell>
          <table:table-cell/>
          <table:table-cell table:formula="of:=[.B41]" office:value-type="float" office:value="-0.65098245146" calcext:value-type="float">
            <text:p>-0.6509824515</text:p>
          </table:table-cell>
          <table:table-cell table:number-columns-repeated="2"/>
        </table:table-row>
        <table:table-row table:style-name="ro1">
          <table:table-cell office:value-type="float" office:value="1.41422529852" calcext:value-type="float">
            <text:p>1.4142252985</text:p>
          </table:table-cell>
          <table:table-cell office:value-type="float" office:value="-2.18214719606" calcext:value-type="float">
            <text:p>-2.1821471961</text:p>
          </table:table-cell>
          <table:table-cell table:formula="of:=MATCH([.A42];[.F$5:.F$14];0)" office:value-type="string" office:string-value="" calcext:value-type="error">
            <text:p>#N/A</text:p>
          </table:table-cell>
          <table:table-cell/>
          <table:table-cell table:formula="of:=[.B42]" office:value-type="float" office:value="-2.18214719606" calcext:value-type="float">
            <text:p>-2.1821471961</text:p>
          </table:table-cell>
          <table:table-cell table:number-columns-repeated="2"/>
        </table:table-row>
        <table:table-row table:style-name="ro1">
          <table:table-cell office:value-type="float" office:value="-0.094724425138" calcext:value-type="float">
            <text:p>-0.0947244251</text:p>
          </table:table-cell>
          <table:table-cell office:value-type="float" office:value="-2.45678584282" calcext:value-type="float">
            <text:p>-2.4567858428</text:p>
          </table:table-cell>
          <table:table-cell table:formula="of:=MATCH([.A43];[.F$5:.F$14];0)" office:value-type="string" office:string-value="" calcext:value-type="error">
            <text:p>#N/A</text:p>
          </table:table-cell>
          <table:table-cell/>
          <table:table-cell table:formula="of:=[.B43]" office:value-type="float" office:value="-2.45678584282" calcext:value-type="float">
            <text:p>-2.4567858428</text:p>
          </table:table-cell>
          <table:table-cell table:number-columns-repeated="2"/>
        </table:table-row>
        <table:table-row table:style-name="ro1">
          <table:table-cell office:value-type="float" office:value="1.31099835686" calcext:value-type="float">
            <text:p>1.3109983569</text:p>
          </table:table-cell>
          <table:table-cell office:value-type="float" office:value="-0.895173711443" calcext:value-type="float">
            <text:p>-0.8951737114</text:p>
          </table:table-cell>
          <table:table-cell table:formula="of:=MATCH([.A44];[.F$5:.F$14];0)" office:value-type="string" office:string-value="" calcext:value-type="error">
            <text:p>#N/A</text:p>
          </table:table-cell>
          <table:table-cell/>
          <table:table-cell table:formula="of:=[.B44]" office:value-type="float" office:value="-0.895173711443" calcext:value-type="float">
            <text:p>-0.8951737114</text:p>
          </table:table-cell>
          <table:table-cell table:number-columns-repeated="2"/>
        </table:table-row>
        <table:table-row table:style-name="ro1">
          <table:table-cell office:value-type="float" office:value="1.48970638928" calcext:value-type="float">
            <text:p>1.4897063893</text:p>
          </table:table-cell>
          <table:table-cell office:value-type="float" office:value="-2.16530009989" calcext:value-type="float">
            <text:p>-2.1653000999</text:p>
          </table:table-cell>
          <table:table-cell table:formula="of:=MATCH([.A45];[.F$5:.F$14];0)" office:value-type="string" office:string-value="" calcext:value-type="error">
            <text:p>#N/A</text:p>
          </table:table-cell>
          <table:table-cell/>
          <table:table-cell table:formula="of:=[.B45]" office:value-type="float" office:value="-2.16530009989" calcext:value-type="float">
            <text:p>-2.1653000999</text:p>
          </table:table-cell>
          <table:table-cell table:number-columns-repeated="2"/>
        </table:table-row>
        <table:table-row table:style-name="ro1">
          <table:table-cell office:value-type="float" office:value="0.151708181998" calcext:value-type="float">
            <text:p>0.151708182</text:p>
          </table:table-cell>
          <table:table-cell office:value-type="float" office:value="-0.749785892198" calcext:value-type="float">
            <text:p>-0.7497858922</text:p>
          </table:table-cell>
          <table:table-cell table:formula="of:=MATCH([.A46];[.F$5:.F$14];0)" office:value-type="string" office:string-value="" calcext:value-type="error">
            <text:p>#N/A</text:p>
          </table:table-cell>
          <table:table-cell/>
          <table:table-cell table:formula="of:=[.B46]" office:value-type="float" office:value="-0.749785892198" calcext:value-type="float">
            <text:p>-0.7497858922</text:p>
          </table:table-cell>
          <table:table-cell table:number-columns-repeated="2"/>
        </table:table-row>
        <table:table-row table:style-name="ro1">
          <table:table-cell office:value-type="float" office:value="0.286533971318" calcext:value-type="float">
            <text:p>0.2865339713</text:p>
          </table:table-cell>
          <table:table-cell office:value-type="float" office:value="-2.15988497243" calcext:value-type="float">
            <text:p>-2.1598849724</text:p>
          </table:table-cell>
          <table:table-cell table:formula="of:=MATCH([.A47];[.F$5:.F$14];0)" office:value-type="string" office:string-value="" calcext:value-type="error">
            <text:p>#N/A</text:p>
          </table:table-cell>
          <table:table-cell/>
          <table:table-cell table:formula="of:=[.B47]" office:value-type="float" office:value="-2.15988497243" calcext:value-type="float">
            <text:p>-2.1598849724</text:p>
          </table:table-cell>
          <table:table-cell table:number-columns-repeated="2"/>
        </table:table-row>
        <table:table-row table:style-name="ro1">
          <table:table-cell office:value-type="float" office:value="-0.0357408419361" calcext:value-type="float">
            <text:p>-0.0357408419</text:p>
          </table:table-cell>
          <table:table-cell office:value-type="float" office:value="-2.09515224381" calcext:value-type="float">
            <text:p>-2.0951522438</text:p>
          </table:table-cell>
          <table:table-cell table:formula="of:=MATCH([.A48];[.F$5:.F$14];0)" office:value-type="string" office:string-value="" calcext:value-type="error">
            <text:p>#N/A</text:p>
          </table:table-cell>
          <table:table-cell/>
          <table:table-cell table:formula="of:=[.B48]" office:value-type="float" office:value="-2.09515224381" calcext:value-type="float">
            <text:p>-2.0951522438</text:p>
          </table:table-cell>
          <table:table-cell table:number-columns-repeated="2"/>
        </table:table-row>
        <table:table-row table:style-name="ro1">
          <table:table-cell office:value-type="float" office:value="1.59437902597" calcext:value-type="float">
            <text:p>1.594379026</text:p>
          </table:table-cell>
          <table:table-cell office:value-type="float" office:value="-2.29106518003" calcext:value-type="float">
            <text:p>-2.29106518</text:p>
          </table:table-cell>
          <table:table-cell table:formula="of:=MATCH([.A49];[.F$5:.F$14];0)" office:value-type="string" office:string-value="" calcext:value-type="error">
            <text:p>#N/A</text:p>
          </table:table-cell>
          <table:table-cell/>
          <table:table-cell table:formula="of:=[.B49]" office:value-type="float" office:value="-2.29106518003" calcext:value-type="float">
            <text:p>-2.29106518</text:p>
          </table:table-cell>
          <table:table-cell table:number-columns-repeated="2"/>
        </table:table-row>
        <table:table-row table:style-name="ro1">
          <table:table-cell office:value-type="float" office:value="-0.052863412096" calcext:value-type="float">
            <text:p>-0.0528634121</text:p>
          </table:table-cell>
          <table:table-cell office:value-type="float" office:value="-0.992475883758" calcext:value-type="float">
            <text:p>-0.9924758838</text:p>
          </table:table-cell>
          <table:table-cell table:formula="of:=MATCH([.A50];[.F$5:.F$14];0)" office:value-type="string" office:string-value="" calcext:value-type="error">
            <text:p>#N/A</text:p>
          </table:table-cell>
          <table:table-cell/>
          <table:table-cell table:formula="of:=[.B50]" office:value-type="float" office:value="-0.992475883758" calcext:value-type="float">
            <text:p>-0.9924758838</text:p>
          </table:table-cell>
          <table:table-cell table:number-columns-repeated="2"/>
        </table:table-row>
        <table:table-row table:style-name="ro1">
          <table:table-cell office:value-type="float" office:value="1.46627408089" calcext:value-type="float">
            <text:p>1.4662740809</text:p>
          </table:table-cell>
          <table:table-cell office:value-type="float" office:value="-0.984694699942" calcext:value-type="float">
            <text:p>-0.9846946999</text:p>
          </table:table-cell>
          <table:table-cell table:formula="of:=MATCH([.A51];[.F$5:.F$14];0)" office:value-type="string" office:string-value="" calcext:value-type="error">
            <text:p>#N/A</text:p>
          </table:table-cell>
          <table:table-cell/>
          <table:table-cell table:formula="of:=[.B51]" office:value-type="float" office:value="-0.984694699942" calcext:value-type="float">
            <text:p>-0.9846946999</text:p>
          </table:table-cell>
          <table:table-cell table:number-columns-repeated="2"/>
        </table:table-row>
        <table:table-row table:style-name="ro1">
          <table:table-cell office:value-type="float" office:value="1.40626996178" calcext:value-type="float">
            <text:p>1.4062699618</text:p>
          </table:table-cell>
          <table:table-cell office:value-type="float" office:value="-2.37858689258" calcext:value-type="float">
            <text:p>-2.3785868926</text:p>
          </table:table-cell>
          <table:table-cell table:formula="of:=MATCH([.A52];[.F$5:.F$14];0)" office:value-type="string" office:string-value="" calcext:value-type="error">
            <text:p>#N/A</text:p>
          </table:table-cell>
          <table:table-cell/>
          <table:table-cell table:formula="of:=[.B52]" office:value-type="float" office:value="-2.37858689258" calcext:value-type="float">
            <text:p>-2.3785868926</text:p>
          </table:table-cell>
          <table:table-cell table:number-columns-repeated="2"/>
        </table:table-row>
        <table:table-row table:style-name="ro1">
          <table:table-cell office:value-type="float" office:value="1.50042069966" calcext:value-type="float">
            <text:p>1.5004206997</text:p>
          </table:table-cell>
          <table:table-cell office:value-type="float" office:value="-0.812463054331" calcext:value-type="float">
            <text:p>-0.8124630543</text:p>
          </table:table-cell>
          <table:table-cell table:formula="of:=MATCH([.A53];[.F$5:.F$14];0)" office:value-type="string" office:string-value="" calcext:value-type="error">
            <text:p>#N/A</text:p>
          </table:table-cell>
          <table:table-cell/>
          <table:table-cell table:formula="of:=[.B53]" office:value-type="float" office:value="-0.812463054331" calcext:value-type="float">
            <text:p>-0.8124630543</text:p>
          </table:table-cell>
          <table:table-cell table:number-columns-repeated="2"/>
        </table:table-row>
        <table:table-row table:style-name="ro1">
          <table:table-cell office:value-type="float" office:value="0.104776661198" calcext:value-type="float">
            <text:p>0.1047766612</text:p>
          </table:table-cell>
          <table:table-cell office:value-type="float" office:value="-2.24759297811" calcext:value-type="float">
            <text:p>-2.2475929781</text:p>
          </table:table-cell>
          <table:table-cell table:formula="of:=MATCH([.A54];[.F$5:.F$14];0)" office:value-type="string" office:string-value="" calcext:value-type="error">
            <text:p>#N/A</text:p>
          </table:table-cell>
          <table:table-cell/>
          <table:table-cell table:formula="of:=[.B54]" office:value-type="float" office:value="-2.24759297811" calcext:value-type="float">
            <text:p>-2.2475929781</text:p>
          </table:table-cell>
          <table:table-cell table:number-columns-repeated="2"/>
        </table:table-row>
        <table:table-row table:style-name="ro1">
          <table:table-cell office:value-type="float" office:value="1.74841804304" calcext:value-type="float">
            <text:p>1.748418043</text:p>
          </table:table-cell>
          <table:table-cell office:value-type="float" office:value="-2.35747787773" calcext:value-type="float">
            <text:p>-2.3574778777</text:p>
          </table:table-cell>
          <table:table-cell table:formula="of:=MATCH([.A55];[.F$5:.F$14];0)" office:value-type="string" office:string-value="" calcext:value-type="error">
            <text:p>#N/A</text:p>
          </table:table-cell>
          <table:table-cell/>
          <table:table-cell table:formula="of:=[.B55]" office:value-type="float" office:value="-2.35747787773" calcext:value-type="float">
            <text:p>-2.3574778777</text:p>
          </table:table-cell>
          <table:table-cell table:number-columns-repeated="2"/>
        </table:table-row>
        <table:table-row table:style-name="ro1">
          <table:table-cell office:value-type="float" office:value="1.50856902454" calcext:value-type="float">
            <text:p>1.5085690245</text:p>
          </table:table-cell>
          <table:table-cell office:value-type="float" office:value="-0.605609309316" calcext:value-type="float">
            <text:p>-0.6056093093</text:p>
          </table:table-cell>
          <table:table-cell table:formula="of:=MATCH([.A56];[.F$5:.F$14];0)" office:value-type="string" office:string-value="" calcext:value-type="error">
            <text:p>#N/A</text:p>
          </table:table-cell>
          <table:table-cell/>
          <table:table-cell table:formula="of:=[.B56]" office:value-type="float" office:value="-0.605609309316" calcext:value-type="float">
            <text:p>-0.6056093093</text:p>
          </table:table-cell>
          <table:table-cell table:number-columns-repeated="2"/>
        </table:table-row>
        <table:table-row table:style-name="ro1">
          <table:table-cell office:value-type="float" office:value="0.177988409288" calcext:value-type="float">
            <text:p>0.1779884093</text:p>
          </table:table-cell>
          <table:table-cell office:value-type="float" office:value="-0.716384259053" calcext:value-type="float">
            <text:p>-0.7163842591</text:p>
          </table:table-cell>
          <table:table-cell table:formula="of:=MATCH([.A57];[.F$5:.F$14];0)" office:value-type="string" office:string-value="" calcext:value-type="error">
            <text:p>#N/A</text:p>
          </table:table-cell>
          <table:table-cell/>
          <table:table-cell table:formula="of:=[.B57]" office:value-type="float" office:value="-0.716384259053" calcext:value-type="float">
            <text:p>-0.7163842591</text:p>
          </table:table-cell>
          <table:table-cell table:number-columns-repeated="2"/>
        </table:table-row>
        <table:table-row table:style-name="ro1">
          <table:table-cell office:value-type="float" office:value="1.56334136427" calcext:value-type="float">
            <text:p>1.5633413643</text:p>
          </table:table-cell>
          <table:table-cell office:value-type="float" office:value="-0.958150087578" calcext:value-type="float">
            <text:p>-0.9581500876</text:p>
          </table:table-cell>
          <table:table-cell table:formula="of:=MATCH([.A58];[.F$5:.F$14];0)" office:value-type="string" office:string-value="" calcext:value-type="error">
            <text:p>#N/A</text:p>
          </table:table-cell>
          <table:table-cell/>
          <table:table-cell table:formula="of:=[.B58]" office:value-type="float" office:value="-0.958150087578" calcext:value-type="float">
            <text:p>-0.9581500876</text:p>
          </table:table-cell>
          <table:table-cell table:number-columns-repeated="2"/>
        </table:table-row>
        <table:table-row table:style-name="ro1">
          <table:table-cell office:value-type="float" office:value="0.0633866479889" calcext:value-type="float">
            <text:p>0.063386648</text:p>
          </table:table-cell>
          <table:table-cell office:value-type="float" office:value="-0.626563312791" calcext:value-type="float">
            <text:p>-0.6265633128</text:p>
          </table:table-cell>
          <table:table-cell table:formula="of:=MATCH([.A59];[.F$5:.F$14];0)" office:value-type="string" office:string-value="" calcext:value-type="error">
            <text:p>#N/A</text:p>
          </table:table-cell>
          <table:table-cell/>
          <table:table-cell table:formula="of:=[.B59]" office:value-type="float" office:value="-0.626563312791" calcext:value-type="float">
            <text:p>-0.6265633128</text:p>
          </table:table-cell>
          <table:table-cell table:number-columns-repeated="2"/>
        </table:table-row>
        <table:table-row table:style-name="ro1">
          <table:table-cell office:value-type="float" office:value="-0.138711617092" calcext:value-type="float">
            <text:p>-0.1387116171</text:p>
          </table:table-cell>
          <table:table-cell office:value-type="float" office:value="-0.65640737575" calcext:value-type="float">
            <text:p>-0.6564073758</text:p>
          </table:table-cell>
          <table:table-cell table:formula="of:=MATCH([.A60];[.F$5:.F$14];0)" office:value-type="string" office:string-value="" calcext:value-type="error">
            <text:p>#N/A</text:p>
          </table:table-cell>
          <table:table-cell/>
          <table:table-cell table:formula="of:=[.B60]" office:value-type="float" office:value="-0.65640737575" calcext:value-type="float">
            <text:p>-0.6564073758</text:p>
          </table:table-cell>
          <table:table-cell table:number-columns-repeated="2"/>
        </table:table-row>
        <table:table-row table:style-name="ro1">
          <table:table-cell office:value-type="float" office:value="1.64581798453" calcext:value-type="float">
            <text:p>1.6458179845</text:p>
          </table:table-cell>
          <table:table-cell office:value-type="float" office:value="-2.29421374233" calcext:value-type="float">
            <text:p>-2.2942137423</text:p>
          </table:table-cell>
          <table:table-cell table:formula="of:=MATCH([.A61];[.F$5:.F$14];0)" office:value-type="string" office:string-value="" calcext:value-type="error">
            <text:p>#N/A</text:p>
          </table:table-cell>
          <table:table-cell/>
          <table:table-cell table:formula="of:=[.B61]" office:value-type="float" office:value="-2.29421374233" calcext:value-type="float">
            <text:p>-2.2942137423</text:p>
          </table:table-cell>
          <table:table-cell table:number-columns-repeated="2"/>
        </table:table-row>
        <table:table-row table:style-name="ro1">
          <table:table-cell office:value-type="float" office:value="-0.0803736879773" calcext:value-type="float">
            <text:p>-0.080373688</text:p>
          </table:table-cell>
          <table:table-cell office:value-type="float" office:value="-2.14266511532" calcext:value-type="float">
            <text:p>-2.1426651153</text:p>
          </table:table-cell>
          <table:table-cell table:formula="of:=MATCH([.A62];[.F$5:.F$14];0)" office:value-type="string" office:string-value="" calcext:value-type="error">
            <text:p>#N/A</text:p>
          </table:table-cell>
          <table:table-cell/>
          <table:table-cell table:formula="of:=[.B62]" office:value-type="float" office:value="-2.14266511532" calcext:value-type="float">
            <text:p>-2.1426651153</text:p>
          </table:table-cell>
          <table:table-cell table:number-columns-repeated="2"/>
        </table:table-row>
        <table:table-row table:style-name="ro1">
          <table:table-cell office:value-type="float" office:value="0.12648508422" calcext:value-type="float">
            <text:p>0.1264850842</text:p>
          </table:table-cell>
          <table:table-cell office:value-type="float" office:value="-0.734192822969" calcext:value-type="float">
            <text:p>-0.734192823</text:p>
          </table:table-cell>
          <table:table-cell table:formula="of:=MATCH([.A63];[.F$5:.F$14];0)" office:value-type="string" office:string-value="" calcext:value-type="error">
            <text:p>#N/A</text:p>
          </table:table-cell>
          <table:table-cell/>
          <table:table-cell table:formula="of:=[.B63]" office:value-type="float" office:value="-0.734192822969" calcext:value-type="float">
            <text:p>-0.734192823</text:p>
          </table:table-cell>
          <table:table-cell table:number-columns-repeated="2"/>
        </table:table-row>
        <table:table-row table:style-name="ro1">
          <table:table-cell office:value-type="float" office:value="1.4038217349" calcext:value-type="float">
            <text:p>1.4038217349</text:p>
          </table:table-cell>
          <table:table-cell office:value-type="float" office:value="-0.923754503365" calcext:value-type="float">
            <text:p>-0.9237545034</text:p>
          </table:table-cell>
          <table:table-cell table:formula="of:=MATCH([.A64];[.F$5:.F$14];0)" office:value-type="string" office:string-value="" calcext:value-type="error">
            <text:p>#N/A</text:p>
          </table:table-cell>
          <table:table-cell/>
          <table:table-cell table:formula="of:=[.B64]" office:value-type="float" office:value="-0.923754503365" calcext:value-type="float">
            <text:p>-0.9237545034</text:p>
          </table:table-cell>
          <table:table-cell table:number-columns-repeated="2"/>
        </table:table-row>
        <table:table-row table:style-name="ro1">
          <table:table-cell office:value-type="float" office:value="-0.188367821432" calcext:value-type="float">
            <text:p>-0.1883678214</text:p>
          </table:table-cell>
          <table:table-cell office:value-type="float" office:value="-2.11819127262" calcext:value-type="float">
            <text:p>-2.1181912726</text:p>
          </table:table-cell>
          <table:table-cell table:formula="of:=MATCH([.A65];[.F$5:.F$14];0)" office:value-type="string" office:string-value="" calcext:value-type="error">
            <text:p>#N/A</text:p>
          </table:table-cell>
          <table:table-cell/>
          <table:table-cell table:formula="of:=[.B65]" office:value-type="float" office:value="-2.11819127262" calcext:value-type="float">
            <text:p>-2.1181912726</text:p>
          </table:table-cell>
          <table:table-cell table:number-columns-repeated="2"/>
        </table:table-row>
        <table:table-row table:style-name="ro1">
          <table:table-cell office:value-type="float" office:value="1.78813805295" calcext:value-type="float">
            <text:p>1.788138053</text:p>
          </table:table-cell>
          <table:table-cell office:value-type="float" office:value="-0.975656648865" calcext:value-type="float">
            <text:p>-0.9756566489</text:p>
          </table:table-cell>
          <table:table-cell table:formula="of:=MATCH([.A66];[.F$5:.F$14];0)" office:value-type="string" office:string-value="" calcext:value-type="error">
            <text:p>#N/A</text:p>
          </table:table-cell>
          <table:table-cell/>
          <table:table-cell table:formula="of:=[.B66]" office:value-type="float" office:value="-0.975656648865" calcext:value-type="float">
            <text:p>-0.9756566489</text:p>
          </table:table-cell>
          <table:table-cell table:number-columns-repeated="2"/>
        </table:table-row>
        <table:table-row table:style-name="ro1">
          <table:table-cell office:value-type="float" office:value="0.105936106311" calcext:value-type="float">
            <text:p>0.1059361063</text:p>
          </table:table-cell>
          <table:table-cell office:value-type="float" office:value="-2.12102910175" calcext:value-type="float">
            <text:p>-2.1210291018</text:p>
          </table:table-cell>
          <table:table-cell table:formula="of:=MATCH([.A67];[.F$5:.F$14];0)" office:value-type="string" office:string-value="" calcext:value-type="error">
            <text:p>#N/A</text:p>
          </table:table-cell>
          <table:table-cell/>
          <table:table-cell table:formula="of:=[.B67]" office:value-type="float" office:value="-2.12102910175" calcext:value-type="float">
            <text:p>-2.1210291018</text:p>
          </table:table-cell>
          <table:table-cell table:number-columns-repeated="2"/>
        </table:table-row>
        <table:table-row table:style-name="ro1">
          <table:table-cell office:value-type="float" office:value="1.5809861988" calcext:value-type="float">
            <text:p>1.5809861988</text:p>
          </table:table-cell>
          <table:table-cell office:value-type="float" office:value="-2.02866950033" calcext:value-type="float">
            <text:p>-2.0286695003</text:p>
          </table:table-cell>
          <table:table-cell table:formula="of:=MATCH([.A68];[.F$5:.F$14];0)" office:value-type="string" office:string-value="" calcext:value-type="error">
            <text:p>#N/A</text:p>
          </table:table-cell>
          <table:table-cell/>
          <table:table-cell table:formula="of:=[.B68]" office:value-type="float" office:value="-2.02866950033" calcext:value-type="float">
            <text:p>-2.0286695003</text:p>
          </table:table-cell>
          <table:table-cell table:number-columns-repeated="2"/>
        </table:table-row>
        <table:table-row table:style-name="ro1">
          <table:table-cell office:value-type="float" office:value="-0.0106447306476" calcext:value-type="float">
            <text:p>-0.0106447306</text:p>
          </table:table-cell>
          <table:table-cell office:value-type="float" office:value="-2.43263923912" calcext:value-type="float">
            <text:p>-2.4326392391</text:p>
          </table:table-cell>
          <table:table-cell table:formula="of:=MATCH([.A69];[.F$5:.F$14];0)" office:value-type="string" office:string-value="" calcext:value-type="error">
            <text:p>#N/A</text:p>
          </table:table-cell>
          <table:table-cell/>
          <table:table-cell table:formula="of:=[.B69]" office:value-type="float" office:value="-2.43263923912" calcext:value-type="float">
            <text:p>-2.4326392391</text:p>
          </table:table-cell>
          <table:table-cell table:number-columns-repeated="2"/>
        </table:table-row>
        <table:table-row table:style-name="ro1">
          <table:table-cell office:value-type="float" office:value="0.0318815985597" calcext:value-type="float">
            <text:p>0.0318815986</text:p>
          </table:table-cell>
          <table:table-cell office:value-type="float" office:value="-0.854542872027" calcext:value-type="float">
            <text:p>-0.854542872</text:p>
          </table:table-cell>
          <table:table-cell table:formula="of:=MATCH([.A70];[.F$5:.F$14];0)" office:value-type="string" office:string-value="" calcext:value-type="error">
            <text:p>#N/A</text:p>
          </table:table-cell>
          <table:table-cell/>
          <table:table-cell table:formula="of:=[.B70]" office:value-type="float" office:value="-0.854542872027" calcext:value-type="float">
            <text:p>-0.854542872</text:p>
          </table:table-cell>
          <table:table-cell table:number-columns-repeated="2"/>
        </table:table-row>
        <table:table-row table:style-name="ro1">
          <table:table-cell office:value-type="float" office:value="1.71116868733" calcext:value-type="float">
            <text:p>1.7111686873</text:p>
          </table:table-cell>
          <table:table-cell office:value-type="float" office:value="-2.19752569016" calcext:value-type="float">
            <text:p>-2.1975256902</text:p>
          </table:table-cell>
          <table:table-cell table:formula="of:=MATCH([.A71];[.F$5:.F$14];0)" office:value-type="string" office:string-value="" calcext:value-type="error">
            <text:p>#N/A</text:p>
          </table:table-cell>
          <table:table-cell/>
          <table:table-cell table:formula="of:=[.B71]" office:value-type="float" office:value="-2.19752569016" calcext:value-type="float">
            <text:p>-2.1975256902</text:p>
          </table:table-cell>
          <table:table-cell table:number-columns-repeated="2"/>
        </table:table-row>
        <table:table-row table:style-name="ro1">
          <table:table-cell office:value-type="float" office:value="-0.0154853082994" calcext:value-type="float">
            <text:p>-0.0154853083</text:p>
          </table:table-cell>
          <table:table-cell office:value-type="float" office:value="-2.49295863878" calcext:value-type="float">
            <text:p>-2.4929586388</text:p>
          </table:table-cell>
          <table:table-cell table:formula="of:=MATCH([.A72];[.F$5:.F$14];0)" office:value-type="string" office:string-value="" calcext:value-type="error">
            <text:p>#N/A</text:p>
          </table:table-cell>
          <table:table-cell/>
          <table:table-cell table:formula="of:=[.B72]" office:value-type="float" office:value="-2.49295863878" calcext:value-type="float">
            <text:p>-2.4929586388</text:p>
          </table:table-cell>
          <table:table-cell table:number-columns-repeated="2"/>
        </table:table-row>
        <table:table-row table:style-name="ro1">
          <table:table-cell office:value-type="float" office:value="1.60104139323" calcext:value-type="float">
            <text:p>1.6010413932</text:p>
          </table:table-cell>
          <table:table-cell office:value-type="float" office:value="-0.701988381223" calcext:value-type="float">
            <text:p>-0.7019883812</text:p>
          </table:table-cell>
          <table:table-cell table:formula="of:=MATCH([.A73];[.F$5:.F$14];0)" office:value-type="string" office:string-value="" calcext:value-type="error">
            <text:p>#N/A</text:p>
          </table:table-cell>
          <table:table-cell/>
          <table:table-cell table:formula="of:=[.B73]" office:value-type="float" office:value="-0.701988381223" calcext:value-type="float">
            <text:p>-0.7019883812</text:p>
          </table:table-cell>
          <table:table-cell table:number-columns-repeated="2"/>
        </table:table-row>
        <table:table-row table:style-name="ro1">
          <table:table-cell office:value-type="float" office:value="1.41661298636" calcext:value-type="float">
            <text:p>1.4166129864</text:p>
          </table:table-cell>
          <table:table-cell office:value-type="float" office:value="-0.565670961525" calcext:value-type="float">
            <text:p>-0.5656709615</text:p>
          </table:table-cell>
          <table:table-cell table:formula="of:=MATCH([.A74];[.F$5:.F$14];0)" office:value-type="string" office:string-value="" calcext:value-type="error">
            <text:p>#N/A</text:p>
          </table:table-cell>
          <table:table-cell/>
          <table:table-cell table:formula="of:=[.B74]" office:value-type="float" office:value="-0.565670961525" calcext:value-type="float">
            <text:p>-0.5656709615</text:p>
          </table:table-cell>
          <table:table-cell table:number-columns-repeated="2"/>
        </table:table-row>
        <table:table-row table:style-name="ro1">
          <table:table-cell office:value-type="float" office:value="1.35666592078" calcext:value-type="float">
            <text:p>1.3566659208</text:p>
          </table:table-cell>
          <table:table-cell office:value-type="float" office:value="-0.638827969587" calcext:value-type="float">
            <text:p>-0.6388279696</text:p>
          </table:table-cell>
          <table:table-cell table:formula="of:=MATCH([.A75];[.F$5:.F$14];0)" office:value-type="float" office:value="5" calcext:value-type="float">
            <text:p>5</text:p>
          </table:table-cell>
          <table:table-cell table:formula="of:=[.B75]" office:value-type="float" office:value="-0.638827969587" calcext:value-type="float">
            <text:p>-0.6388279696</text:p>
          </table:table-cell>
          <table:table-cell table:number-columns-repeated="3"/>
        </table:table-row>
        <table:table-row table:style-name="ro1">
          <table:table-cell office:value-type="float" office:value="1.56659625119" calcext:value-type="float">
            <text:p>1.5665962512</text:p>
          </table:table-cell>
          <table:table-cell office:value-type="float" office:value="-0.387078229609" calcext:value-type="float">
            <text:p>-0.3870782296</text:p>
          </table:table-cell>
          <table:table-cell table:formula="of:=MATCH([.A76];[.F$5:.F$14];0)" office:value-type="string" office:string-value="" calcext:value-type="error">
            <text:p>#N/A</text:p>
          </table:table-cell>
          <table:table-cell/>
          <table:table-cell table:formula="of:=[.B76]" office:value-type="float" office:value="-0.387078229609" calcext:value-type="float">
            <text:p>-0.3870782296</text:p>
          </table:table-cell>
          <table:table-cell table:number-columns-repeated="2"/>
        </table:table-row>
        <table:table-row table:style-name="ro1">
          <table:table-cell office:value-type="float" office:value="0.491633795033" calcext:value-type="float">
            <text:p>0.491633795</text:p>
          </table:table-cell>
          <table:table-cell office:value-type="float" office:value="-1.37745116215" calcext:value-type="float">
            <text:p>-1.3774511622</text:p>
          </table:table-cell>
          <table:table-cell table:formula="of:=MATCH([.A77];[.F$5:.F$14];0)" office:value-type="string" office:string-value="" calcext:value-type="error">
            <text:p>#N/A</text:p>
          </table:table-cell>
          <table:table-cell/>
          <table:table-cell table:formula="of:=[.B77]" office:value-type="float" office:value="-1.37745116215" calcext:value-type="float">
            <text:p>-1.3774511622</text:p>
          </table:table-cell>
          <table:table-cell table:number-columns-repeated="2"/>
        </table:table-row>
        <table:table-row table:style-name="ro1">
          <table:table-cell office:value-type="float" office:value="2.28597061445" calcext:value-type="float">
            <text:p>2.2859706145</text:p>
          </table:table-cell>
          <table:table-cell office:value-type="float" office:value="0.303380836879" calcext:value-type="float">
            <text:p>0.3033808369</text:p>
          </table:table-cell>
          <table:table-cell table:formula="of:=MATCH([.A78];[.F$5:.F$14];0)" office:value-type="string" office:string-value="" calcext:value-type="error">
            <text:p>#N/A</text:p>
          </table:table-cell>
          <table:table-cell/>
          <table:table-cell table:formula="of:=[.B78]" office:value-type="float" office:value="0.303380836879" calcext:value-type="float">
            <text:p>0.3033808369</text:p>
          </table:table-cell>
          <table:table-cell table:number-columns-repeated="2"/>
        </table:table-row>
        <table:table-row table:style-name="ro1">
          <table:table-cell office:value-type="float" office:value="2.17716953559" calcext:value-type="float">
            <text:p>2.1771695356</text:p>
          </table:table-cell>
          <table:table-cell office:value-type="float" office:value="0.0284405309679" calcext:value-type="float">
            <text:p>0.028440531</text:p>
          </table:table-cell>
          <table:table-cell table:formula="of:=MATCH([.A79];[.F$5:.F$14];0)" office:value-type="string" office:string-value="" calcext:value-type="error">
            <text:p>#N/A</text:p>
          </table:table-cell>
          <table:table-cell/>
          <table:table-cell table:formula="of:=[.B79]" office:value-type="float" office:value="0.0284405309679" calcext:value-type="float">
            <text:p>0.028440531</text:p>
          </table:table-cell>
          <table:table-cell table:number-columns-repeated="2"/>
        </table:table-row>
        <table:table-row table:style-name="ro1">
          <table:table-cell office:value-type="float" office:value="2.03395062836" calcext:value-type="float">
            <text:p>2.0339506284</text:p>
          </table:table-cell>
          <table:table-cell office:value-type="float" office:value="-1.19210242171" calcext:value-type="float">
            <text:p>-1.1921024217</text:p>
          </table:table-cell>
          <table:table-cell table:formula="of:=MATCH([.A80];[.F$5:.F$14];0)" office:value-type="string" office:string-value="" calcext:value-type="error">
            <text:p>#N/A</text:p>
          </table:table-cell>
          <table:table-cell/>
          <table:table-cell table:formula="of:=[.B80]" office:value-type="float" office:value="-1.19210242171" calcext:value-type="float">
            <text:p>-1.1921024217</text:p>
          </table:table-cell>
          <table:table-cell table:number-columns-repeated="2"/>
        </table:table-row>
        <table:table-row table:style-name="ro1">
          <table:table-cell office:value-type="float" office:value="2.01290506427" calcext:value-type="float">
            <text:p>2.0129050643</text:p>
          </table:table-cell>
          <table:table-cell office:value-type="float" office:value="0.246698798479" calcext:value-type="float">
            <text:p>0.2466987985</text:p>
          </table:table-cell>
          <table:table-cell table:formula="of:=MATCH([.A81];[.F$5:.F$14];0)" office:value-type="string" office:string-value="" calcext:value-type="error">
            <text:p>#N/A</text:p>
          </table:table-cell>
          <table:table-cell/>
          <table:table-cell table:formula="of:=[.B81]" office:value-type="float" office:value="0.246698798479" calcext:value-type="float">
            <text:p>0.2466987985</text:p>
          </table:table-cell>
          <table:table-cell table:number-columns-repeated="2"/>
        </table:table-row>
        <table:table-row table:style-name="ro1">
          <table:table-cell office:value-type="float" office:value="0.540801804002" calcext:value-type="float">
            <text:p>0.540801804</text:p>
          </table:table-cell>
          <table:table-cell office:value-type="float" office:value="0.236181385143" calcext:value-type="float">
            <text:p>0.2361813851</text:p>
          </table:table-cell>
          <table:table-cell table:formula="of:=MATCH([.A82];[.F$5:.F$14];0)" office:value-type="string" office:string-value="" calcext:value-type="error">
            <text:p>#N/A</text:p>
          </table:table-cell>
          <table:table-cell/>
          <table:table-cell table:formula="of:=[.B82]" office:value-type="float" office:value="0.236181385143" calcext:value-type="float">
            <text:p>0.2361813851</text:p>
          </table:table-cell>
          <table:table-cell table:number-columns-repeated="2"/>
        </table:table-row>
        <table:table-row table:style-name="ro1">
          <table:table-cell office:value-type="float" office:value="2.32986308792" calcext:value-type="float">
            <text:p>2.3298630879</text:p>
          </table:table-cell>
          <table:table-cell office:value-type="float" office:value="-1.40774840963" calcext:value-type="float">
            <text:p>-1.4077484096</text:p>
          </table:table-cell>
          <table:table-cell table:formula="of:=MATCH([.A83];[.F$5:.F$14];0)" office:value-type="string" office:string-value="" calcext:value-type="error">
            <text:p>#N/A</text:p>
          </table:table-cell>
          <table:table-cell/>
          <table:table-cell table:formula="of:=[.B83]" office:value-type="float" office:value="-1.40774840963" calcext:value-type="float">
            <text:p>-1.4077484096</text:p>
          </table:table-cell>
          <table:table-cell table:number-columns-repeated="2"/>
        </table:table-row>
        <table:table-row table:style-name="ro1">
          <table:table-cell office:value-type="float" office:value="0.476673562287" calcext:value-type="float">
            <text:p>0.4766735623</text:p>
          </table:table-cell>
          <table:table-cell office:value-type="float" office:value="-0.0750021410358" calcext:value-type="float">
            <text:p>-0.075002141</text:p>
          </table:table-cell>
          <table:table-cell table:formula="of:=MATCH([.A84];[.F$5:.F$14];0)" office:value-type="string" office:string-value="" calcext:value-type="error">
            <text:p>#N/A</text:p>
          </table:table-cell>
          <table:table-cell/>
          <table:table-cell table:formula="of:=[.B84]" office:value-type="float" office:value="-0.0750021410358" calcext:value-type="float">
            <text:p>-0.075002141</text:p>
          </table:table-cell>
          <table:table-cell table:number-columns-repeated="2"/>
        </table:table-row>
        <table:table-row table:style-name="ro1">
          <table:table-cell office:value-type="float" office:value="2.09473164276" calcext:value-type="float">
            <text:p>2.0947316428</text:p>
          </table:table-cell>
          <table:table-cell office:value-type="float" office:value="0.211429549502" calcext:value-type="float">
            <text:p>0.2114295495</text:p>
          </table:table-cell>
          <table:table-cell table:formula="of:=MATCH([.A85];[.F$5:.F$14];0)" office:value-type="string" office:string-value="" calcext:value-type="error">
            <text:p>#N/A</text:p>
          </table:table-cell>
          <table:table-cell/>
          <table:table-cell table:formula="of:=[.B85]" office:value-type="float" office:value="0.211429549502" calcext:value-type="float">
            <text:p>0.2114295495</text:p>
          </table:table-cell>
          <table:table-cell table:number-columns-repeated="2"/>
        </table:table-row>
        <table:table-row table:style-name="ro1">
          <table:table-cell office:value-type="float" office:value="2.14001098417" calcext:value-type="float">
            <text:p>2.1400109842</text:p>
          </table:table-cell>
          <table:table-cell office:value-type="float" office:value="0.0786029885473" calcext:value-type="float">
            <text:p>0.0786029885</text:p>
          </table:table-cell>
          <table:table-cell table:formula="of:=MATCH([.A86];[.F$5:.F$14];0)" office:value-type="string" office:string-value="" calcext:value-type="error">
            <text:p>#N/A</text:p>
          </table:table-cell>
          <table:table-cell/>
          <table:table-cell table:formula="of:=[.B86]" office:value-type="float" office:value="0.0786029885473" calcext:value-type="float">
            <text:p>0.0786029885</text:p>
          </table:table-cell>
          <table:table-cell table:number-columns-repeated="2"/>
        </table:table-row>
        <table:table-row table:style-name="ro1">
          <table:table-cell office:value-type="float" office:value="0.684606908841" calcext:value-type="float">
            <text:p>0.6846069088</text:p>
          </table:table-cell>
          <table:table-cell office:value-type="float" office:value="-1.50342914591" calcext:value-type="float">
            <text:p>-1.5034291459</text:p>
          </table:table-cell>
          <table:table-cell table:formula="of:=MATCH([.A87];[.F$5:.F$14];0)" office:value-type="string" office:string-value="" calcext:value-type="error">
            <text:p>#N/A</text:p>
          </table:table-cell>
          <table:table-cell/>
          <table:table-cell table:formula="of:=[.B87]" office:value-type="float" office:value="-1.50342914591" calcext:value-type="float">
            <text:p>-1.5034291459</text:p>
          </table:table-cell>
          <table:table-cell table:number-columns-repeated="2"/>
        </table:table-row>
        <table:table-row table:style-name="ro1">
          <table:table-cell office:value-type="float" office:value="2.31084517207" calcext:value-type="float">
            <text:p>2.3108451721</text:p>
          </table:table-cell>
          <table:table-cell office:value-type="float" office:value="-1.19228845339" calcext:value-type="float">
            <text:p>-1.1922884534</text:p>
          </table:table-cell>
          <table:table-cell table:formula="of:=MATCH([.A88];[.F$5:.F$14];0)" office:value-type="string" office:string-value="" calcext:value-type="error">
            <text:p>#N/A</text:p>
          </table:table-cell>
          <table:table-cell/>
          <table:table-cell table:formula="of:=[.B88]" office:value-type="float" office:value="-1.19228845339" calcext:value-type="float">
            <text:p>-1.1922884534</text:p>
          </table:table-cell>
          <table:table-cell table:number-columns-repeated="2"/>
        </table:table-row>
        <table:table-row table:style-name="ro1">
          <table:table-cell office:value-type="float" office:value="0.637497393675" calcext:value-type="float">
            <text:p>0.6374973937</text:p>
          </table:table-cell>
          <table:table-cell office:value-type="float" office:value="0.171229165522" calcext:value-type="float">
            <text:p>0.1712291655</text:p>
          </table:table-cell>
          <table:table-cell table:formula="of:=MATCH([.A89];[.F$5:.F$14];0)" office:value-type="string" office:string-value="" calcext:value-type="error">
            <text:p>#N/A</text:p>
          </table:table-cell>
          <table:table-cell/>
          <table:table-cell table:formula="of:=[.B89]" office:value-type="float" office:value="0.171229165522" calcext:value-type="float">
            <text:p>0.1712291655</text:p>
          </table:table-cell>
          <table:table-cell table:number-columns-repeated="2"/>
        </table:table-row>
        <table:table-row table:style-name="ro1">
          <table:table-cell office:value-type="float" office:value="1.91177548491" calcext:value-type="float">
            <text:p>1.9117754849</text:p>
          </table:table-cell>
          <table:table-cell office:value-type="float" office:value="-1.18585993197" calcext:value-type="float">
            <text:p>-1.185859932</text:p>
          </table:table-cell>
          <table:table-cell table:formula="of:=MATCH([.A90];[.F$5:.F$14];0)" office:value-type="string" office:string-value="" calcext:value-type="error">
            <text:p>#N/A</text:p>
          </table:table-cell>
          <table:table-cell/>
          <table:table-cell table:formula="of:=[.B90]" office:value-type="float" office:value="-1.18585993197" calcext:value-type="float">
            <text:p>-1.185859932</text:p>
          </table:table-cell>
          <table:table-cell table:number-columns-repeated="2"/>
        </table:table-row>
        <table:table-row table:style-name="ro1">
          <table:table-cell office:value-type="float" office:value="2.08705672426" calcext:value-type="float">
            <text:p>2.0870567243</text:p>
          </table:table-cell>
          <table:table-cell office:value-type="float" office:value="-1.40084584934" calcext:value-type="float">
            <text:p>-1.4008458493</text:p>
          </table:table-cell>
          <table:table-cell table:formula="of:=MATCH([.A91];[.F$5:.F$14];0)" office:value-type="string" office:string-value="" calcext:value-type="error">
            <text:p>#N/A</text:p>
          </table:table-cell>
          <table:table-cell/>
          <table:table-cell table:formula="of:=[.B91]" office:value-type="float" office:value="-1.40084584934" calcext:value-type="float">
            <text:p>-1.4008458493</text:p>
          </table:table-cell>
          <table:table-cell table:number-columns-repeated="2"/>
        </table:table-row>
        <table:table-row table:style-name="ro1">
          <table:table-cell office:value-type="float" office:value="0.674656415433" calcext:value-type="float">
            <text:p>0.6746564154</text:p>
          </table:table-cell>
          <table:table-cell office:value-type="float" office:value="-1.4661957747" calcext:value-type="float">
            <text:p>-1.4661957747</text:p>
          </table:table-cell>
          <table:table-cell table:formula="of:=MATCH([.A92];[.F$5:.F$14];0)" office:value-type="string" office:string-value="" calcext:value-type="error">
            <text:p>#N/A</text:p>
          </table:table-cell>
          <table:table-cell/>
          <table:table-cell table:formula="of:=[.B92]" office:value-type="float" office:value="-1.4661957747" calcext:value-type="float">
            <text:p>-1.4661957747</text:p>
          </table:table-cell>
          <table:table-cell table:number-columns-repeated="2"/>
        </table:table-row>
        <table:table-row table:style-name="ro1">
          <table:table-cell office:value-type="float" office:value="0.403825074071" calcext:value-type="float">
            <text:p>0.4038250741</text:p>
          </table:table-cell>
          <table:table-cell office:value-type="float" office:value="0.0708057095438" calcext:value-type="float">
            <text:p>0.0708057095</text:p>
          </table:table-cell>
          <table:table-cell table:formula="of:=MATCH([.A93];[.F$5:.F$14];0)" office:value-type="string" office:string-value="" calcext:value-type="error">
            <text:p>#N/A</text:p>
          </table:table-cell>
          <table:table-cell/>
          <table:table-cell table:formula="of:=[.B93]" office:value-type="float" office:value="0.0708057095438" calcext:value-type="float">
            <text:p>0.0708057095</text:p>
          </table:table-cell>
          <table:table-cell table:number-columns-repeated="2"/>
        </table:table-row>
        <table:table-row table:style-name="ro1">
          <table:table-cell office:value-type="float" office:value="2.21028617724" calcext:value-type="float">
            <text:p>2.2102861772</text:p>
          </table:table-cell>
          <table:table-cell office:value-type="float" office:value="0.00310194226249" calcext:value-type="float">
            <text:p>0.0031019423</text:p>
          </table:table-cell>
          <table:table-cell table:formula="of:=MATCH([.A94];[.F$5:.F$14];0)" office:value-type="string" office:string-value="" calcext:value-type="error">
            <text:p>#N/A</text:p>
          </table:table-cell>
          <table:table-cell/>
          <table:table-cell table:formula="of:=[.B94]" office:value-type="float" office:value="0.00310194226249" calcext:value-type="float">
            <text:p>0.0031019423</text:p>
          </table:table-cell>
          <table:table-cell table:number-columns-repeated="2"/>
        </table:table-row>
        <table:table-row table:style-name="ro1">
          <table:table-cell office:value-type="float" office:value="2.34043408894" calcext:value-type="float">
            <text:p>2.3404340889</text:p>
          </table:table-cell>
          <table:table-cell office:value-type="float" office:value="-0.0238031480211" calcext:value-type="float">
            <text:p>-0.023803148</text:p>
          </table:table-cell>
          <table:table-cell table:formula="of:=MATCH([.A95];[.F$5:.F$14];0)" office:value-type="string" office:string-value="" calcext:value-type="error">
            <text:p>#N/A</text:p>
          </table:table-cell>
          <table:table-cell/>
          <table:table-cell table:formula="of:=[.B95]" office:value-type="float" office:value="-0.0238031480211" calcext:value-type="float">
            <text:p>-0.023803148</text:p>
          </table:table-cell>
          <table:table-cell table:number-columns-repeated="2"/>
        </table:table-row>
        <table:table-row table:style-name="ro1">
          <table:table-cell office:value-type="float" office:value="2.11642244974" calcext:value-type="float">
            <text:p>2.1164224497</text:p>
          </table:table-cell>
          <table:table-cell office:value-type="float" office:value="-1.27828284249" calcext:value-type="float">
            <text:p>-1.2782828425</text:p>
          </table:table-cell>
          <table:table-cell table:formula="of:=MATCH([.A96];[.F$5:.F$14];0)" office:value-type="string" office:string-value="" calcext:value-type="error">
            <text:p>#N/A</text:p>
          </table:table-cell>
          <table:table-cell/>
          <table:table-cell table:formula="of:=[.B96]" office:value-type="float" office:value="-1.27828284249" calcext:value-type="float">
            <text:p>-1.2782828425</text:p>
          </table:table-cell>
          <table:table-cell table:number-columns-repeated="2"/>
        </table:table-row>
        <table:table-row table:style-name="ro1">
          <table:table-cell office:value-type="float" office:value="0.610034489099" calcext:value-type="float">
            <text:p>0.6100344891</text:p>
          </table:table-cell>
          <table:table-cell office:value-type="float" office:value="-0.113231910369" calcext:value-type="float">
            <text:p>-0.1132319104</text:p>
          </table:table-cell>
          <table:table-cell table:formula="of:=MATCH([.A97];[.F$5:.F$14];0)" office:value-type="string" office:string-value="" calcext:value-type="error">
            <text:p>#N/A</text:p>
          </table:table-cell>
          <table:table-cell/>
          <table:table-cell table:formula="of:=[.B97]" office:value-type="float" office:value="-0.113231910369" calcext:value-type="float">
            <text:p>-0.1132319104</text:p>
          </table:table-cell>
          <table:table-cell table:number-columns-repeated="2"/>
        </table:table-row>
        <table:table-row table:style-name="ro1">
          <table:table-cell office:value-type="float" office:value="0.826700516987" calcext:value-type="float">
            <text:p>0.826700517</text:p>
          </table:table-cell>
          <table:table-cell office:value-type="float" office:value="-1.48723852991" calcext:value-type="float">
            <text:p>-1.4872385299</text:p>
          </table:table-cell>
          <table:table-cell table:formula="of:=MATCH([.A98];[.F$5:.F$14];0)" office:value-type="string" office:string-value="" calcext:value-type="error">
            <text:p>#N/A</text:p>
          </table:table-cell>
          <table:table-cell/>
          <table:table-cell table:formula="of:=[.B98]" office:value-type="float" office:value="-1.48723852991" calcext:value-type="float">
            <text:p>-1.4872385299</text:p>
          </table:table-cell>
          <table:table-cell table:number-columns-repeated="2"/>
        </table:table-row>
        <table:table-row table:style-name="ro1">
          <table:table-cell office:value-type="float" office:value="2.13368769769" calcext:value-type="float">
            <text:p>2.1336876977</text:p>
          </table:table-cell>
          <table:table-cell office:value-type="float" office:value="0.24856469579" calcext:value-type="float">
            <text:p>0.2485646958</text:p>
          </table:table-cell>
          <table:table-cell table:formula="of:=MATCH([.A99];[.F$5:.F$14];0)" office:value-type="string" office:string-value="" calcext:value-type="error">
            <text:p>#N/A</text:p>
          </table:table-cell>
          <table:table-cell/>
          <table:table-cell table:formula="of:=[.B99]" office:value-type="float" office:value="0.24856469579" calcext:value-type="float">
            <text:p>0.2485646958</text:p>
          </table:table-cell>
          <table:table-cell table:number-columns-repeated="2"/>
        </table:table-row>
        <table:table-row table:style-name="ro1">
          <table:table-cell office:value-type="float" office:value="2.32343436204" calcext:value-type="float">
            <text:p>2.323434362</text:p>
          </table:table-cell>
          <table:table-cell office:value-type="float" office:value="-1.55537895071" calcext:value-type="float">
            <text:p>-1.5553789507</text:p>
          </table:table-cell>
          <table:table-cell table:formula="of:=MATCH([.A100];[.F$5:.F$14];0)" office:value-type="string" office:string-value="" calcext:value-type="error">
            <text:p>#N/A</text:p>
          </table:table-cell>
          <table:table-cell/>
          <table:table-cell table:formula="of:=[.B100]" office:value-type="float" office:value="-1.55537895071" calcext:value-type="float">
            <text:p>-1.5553789507</text:p>
          </table:table-cell>
          <table:table-cell table:number-columns-repeated="2"/>
        </table:table-row>
        <table:table-row table:style-name="ro1">
          <table:table-cell office:value-type="float" office:value="0.542166652559" calcext:value-type="float">
            <text:p>0.5421666526</text:p>
          </table:table-cell>
          <table:table-cell office:value-type="float" office:value="0.0178185009155" calcext:value-type="float">
            <text:p>0.0178185009</text:p>
          </table:table-cell>
          <table:table-cell table:formula="of:=MATCH([.A101];[.F$5:.F$14];0)" office:value-type="float" office:value="6" calcext:value-type="float">
            <text:p>6</text:p>
          </table:table-cell>
          <table:table-cell table:formula="of:=[.B101]" office:value-type="float" office:value="0.0178185009155" calcext:value-type="float">
            <text:p>0.0178185009</text:p>
          </table:table-cell>
          <table:table-cell table:number-columns-repeated="3"/>
        </table:table-row>
        <table:table-row table:style-name="ro1">
          <table:table-cell office:value-type="float" office:value="0.696812929516" calcext:value-type="float">
            <text:p>0.6968129295</text:p>
          </table:table-cell>
          <table:table-cell office:value-type="float" office:value="-0.279942687296" calcext:value-type="float">
            <text:p>-0.2799426873</text:p>
          </table:table-cell>
          <table:table-cell table:formula="of:=MATCH([.A102];[.F$5:.F$14];0)" office:value-type="string" office:string-value="" calcext:value-type="error">
            <text:p>#N/A</text:p>
          </table:table-cell>
          <table:table-cell/>
          <table:table-cell table:formula="of:=[.B102]" office:value-type="float" office:value="-0.279942687296" calcext:value-type="float">
            <text:p>-0.2799426873</text:p>
          </table:table-cell>
          <table:table-cell table:number-columns-repeated="2"/>
        </table:table-row>
        <table:table-row table:style-name="ro1">
          <table:table-cell office:value-type="float" office:value="1.30545982208" calcext:value-type="float">
            <text:p>1.3054598221</text:p>
          </table:table-cell>
          <table:table-cell office:value-type="float" office:value="0.64596481599" calcext:value-type="float">
            <text:p>0.645964816</text:p>
          </table:table-cell>
          <table:table-cell table:formula="of:=MATCH([.A103];[.F$5:.F$14];0)" office:value-type="string" office:string-value="" calcext:value-type="error">
            <text:p>#N/A</text:p>
          </table:table-cell>
          <table:table-cell/>
          <table:table-cell table:formula="of:=[.B103]" office:value-type="float" office:value="0.64596481599" calcext:value-type="float">
            <text:p>0.645964816</text:p>
          </table:table-cell>
          <table:table-cell table:number-columns-repeated="2"/>
        </table:table-row>
        <table:table-row table:style-name="ro1">
          <table:table-cell office:value-type="float" office:value="1.34733072916" calcext:value-type="float">
            <text:p>1.3473307292</text:p>
          </table:table-cell>
          <table:table-cell office:value-type="float" office:value="0.672318675178" calcext:value-type="float">
            <text:p>0.6723186752</text:p>
          </table:table-cell>
          <table:table-cell table:formula="of:=MATCH([.A104];[.F$5:.F$14];0)" office:value-type="float" office:value="7" calcext:value-type="float">
            <text:p>7</text:p>
          </table:table-cell>
          <table:table-cell table:formula="of:=[.B104]" office:value-type="float" office:value="0.672318675178" calcext:value-type="float">
            <text:p>0.6723186752</text:p>
          </table:table-cell>
          <table:table-cell table:number-columns-repeated="3"/>
        </table:table-row>
        <table:table-row table:style-name="ro1">
          <table:table-cell office:value-type="float" office:value="1.52980884189" calcext:value-type="float">
            <text:p>1.5298088419</text:p>
          </table:table-cell>
          <table:table-cell office:value-type="float" office:value="0.52436048207" calcext:value-type="float">
            <text:p>0.5243604821</text:p>
          </table:table-cell>
          <table:table-cell table:formula="of:=MATCH([.A105];[.F$5:.F$14];0)" office:value-type="string" office:string-value="" calcext:value-type="error">
            <text:p>#N/A</text:p>
          </table:table-cell>
          <table:table-cell/>
          <table:table-cell table:formula="of:=[.B105]" office:value-type="float" office:value="0.52436048207" calcext:value-type="float">
            <text:p>0.5243604821</text:p>
          </table:table-cell>
          <table:table-cell table:number-columns-repeated="2"/>
        </table:table-row>
        <table:table-row table:style-name="ro1">
          <table:table-cell office:value-type="float" office:value="0.50775242712" calcext:value-type="float">
            <text:p>0.5077524271</text:p>
          </table:table-cell>
          <table:table-cell office:value-type="float" office:value="1.44450510843" calcext:value-type="float">
            <text:p>1.4445051084</text:p>
          </table:table-cell>
          <table:table-cell table:formula="of:=MATCH([.A106];[.F$5:.F$14];0)" office:value-type="string" office:string-value="" calcext:value-type="error">
            <text:p>#N/A</text:p>
          </table:table-cell>
          <table:table-cell/>
          <table:table-cell table:formula="of:=[.B106]" office:value-type="float" office:value="1.44450510843" calcext:value-type="float">
            <text:p>1.4445051084</text:p>
          </table:table-cell>
          <table:table-cell table:number-columns-repeated="2"/>
        </table:table-row>
        <table:table-row table:style-name="ro1">
          <table:table-cell office:value-type="float" office:value="0.603968839805" calcext:value-type="float">
            <text:p>0.6039688398</text:p>
          </table:table-cell>
          <table:table-cell office:value-type="float" office:value="1.22018943726" calcext:value-type="float">
            <text:p>1.2201894373</text:p>
          </table:table-cell>
          <table:table-cell table:formula="of:=MATCH([.A107];[.F$5:.F$14];0)" office:value-type="float" office:value="8" calcext:value-type="float">
            <text:p>8</text:p>
          </table:table-cell>
          <table:table-cell table:formula="of:=[.B107]" office:value-type="float" office:value="1.22018943726" calcext:value-type="float">
            <text:p>1.2201894373</text:p>
          </table:table-cell>
          <table:table-cell table:number-columns-repeated="3"/>
        </table:table-row>
        <table:table-row table:style-name="ro1">
          <table:table-cell office:value-type="float" office:value="0.452460000582" calcext:value-type="float">
            <text:p>0.4524600006</text:p>
          </table:table-cell>
          <table:table-cell office:value-type="float" office:value="1.34707630244" calcext:value-type="float">
            <text:p>1.3470763024</text:p>
          </table:table-cell>
          <table:table-cell table:formula="of:=MATCH([.A108];[.F$5:.F$14];0)" office:value-type="string" office:string-value="" calcext:value-type="error">
            <text:p>#N/A</text:p>
          </table:table-cell>
          <table:table-cell/>
          <table:table-cell table:formula="of:=[.B108]" office:value-type="float" office:value="1.34707630244" calcext:value-type="float">
            <text:p>1.3470763024</text:p>
          </table:table-cell>
          <table:table-cell table:number-columns-repeated="2"/>
        </table:table-row>
        <table:table-row table:style-name="ro1">
          <table:table-cell office:value-type="float" office:value="1.40428734885" calcext:value-type="float">
            <text:p>1.4042873489</text:p>
          </table:table-cell>
          <table:table-cell office:value-type="float" office:value="2.09919607243" calcext:value-type="float">
            <text:p>2.0991960724</text:p>
          </table:table-cell>
          <table:table-cell table:formula="of:=MATCH([.A109];[.F$5:.F$14];0)" office:value-type="string" office:string-value="" calcext:value-type="error">
            <text:p>#N/A</text:p>
          </table:table-cell>
          <table:table-cell/>
          <table:table-cell table:formula="of:=[.B109]" office:value-type="float" office:value="2.09919607243" calcext:value-type="float">
            <text:p>2.0991960724</text:p>
          </table:table-cell>
          <table:table-cell table:number-columns-repeated="2"/>
        </table:table-row>
        <table:table-row table:style-name="ro1">
          <table:table-cell office:value-type="float" office:value="1.31115410763" calcext:value-type="float">
            <text:p>1.3111541076</text:p>
          </table:table-cell>
          <table:table-cell office:value-type="float" office:value="1.9294616686" calcext:value-type="float">
            <text:p>1.9294616686</text:p>
          </table:table-cell>
          <table:table-cell table:formula="of:=MATCH([.A110];[.F$5:.F$14];0)" office:value-type="float" office:value="9" calcext:value-type="float">
            <text:p>9</text:p>
          </table:table-cell>
          <table:table-cell table:formula="of:=[.B110]" office:value-type="float" office:value="1.9294616686" calcext:value-type="float">
            <text:p>1.9294616686</text:p>
          </table:table-cell>
          <table:table-cell table:number-columns-repeated="3"/>
        </table:table-row>
        <table:table-row table:style-name="ro1">
          <table:table-cell office:value-type="float" office:value="1.20902947856" calcext:value-type="float">
            <text:p>1.2090294786</text:p>
          </table:table-cell>
          <table:table-cell office:value-type="float" office:value="1.66485421501" calcext:value-type="float">
            <text:p>1.664854215</text:p>
          </table:table-cell>
          <table:table-cell table:formula="of:=MATCH([.A111];[.F$5:.F$14];0)" office:value-type="string" office:string-value="" calcext:value-type="error">
            <text:p>#N/A</text:p>
          </table:table-cell>
          <table:table-cell/>
          <table:table-cell table:formula="of:=[.B111]" office:value-type="float" office:value="1.66485421501" calcext:value-type="float">
            <text:p>1.664854215</text:p>
          </table:table-cell>
          <table:table-cell table:number-columns-repeated="2"/>
        </table:table-row>
        <table:table-row table:style-name="ro1">
          <table:table-cell office:value-type="float" office:value="0.598663678222" calcext:value-type="float">
            <text:p>0.5986636782</text:p>
          </table:table-cell>
          <table:table-cell office:value-type="float" office:value="1.07638081681" calcext:value-type="float">
            <text:p>1.0763808168</text:p>
          </table:table-cell>
          <table:table-cell table:formula="of:=MATCH([.A112];[.F$5:.F$14];0)" office:value-type="string" office:string-value="" calcext:value-type="error">
            <text:p>#N/A</text:p>
          </table:table-cell>
          <table:table-cell/>
          <table:table-cell table:formula="of:=[.B112]" office:value-type="float" office:value="1.07638081681" calcext:value-type="float">
            <text:p>1.0763808168</text:p>
          </table:table-cell>
          <table:table-cell table:number-columns-repeated="2"/>
        </table:table-row>
        <table:table-row table:style-name="ro1">
          <table:table-cell office:value-type="float" office:value="0.624687324887" calcext:value-type="float">
            <text:p>0.6246873249</text:p>
          </table:table-cell>
          <table:table-cell office:value-type="float" office:value="2.75062019861" calcext:value-type="float">
            <text:p>2.7506201986</text:p>
          </table:table-cell>
          <table:table-cell table:formula="of:=MATCH([.A113];[.F$5:.F$14];0)" office:value-type="string" office:string-value="" calcext:value-type="error">
            <text:p>#N/A</text:p>
          </table:table-cell>
          <table:table-cell/>
          <table:table-cell table:formula="of:=[.B113]" office:value-type="float" office:value="2.75062019861" calcext:value-type="float">
            <text:p>2.7506201986</text:p>
          </table:table-cell>
          <table:table-cell table:number-columns-repeated="2"/>
        </table:table-row>
        <table:table-row table:style-name="ro1">
          <table:table-cell office:value-type="float" office:value="2.00736684916" calcext:value-type="float">
            <text:p>2.0073668492</text:p>
          </table:table-cell>
          <table:table-cell office:value-type="float" office:value="2.83067846175" calcext:value-type="float">
            <text:p>2.8306784618</text:p>
          </table:table-cell>
          <table:table-cell table:formula="of:=MATCH([.A114];[.F$5:.F$14];0)" office:value-type="string" office:string-value="" calcext:value-type="error">
            <text:p>#N/A</text:p>
          </table:table-cell>
          <table:table-cell/>
          <table:table-cell table:formula="of:=[.B114]" office:value-type="float" office:value="2.83067846175" calcext:value-type="float">
            <text:p>2.8306784618</text:p>
          </table:table-cell>
          <table:table-cell table:number-columns-repeated="2"/>
        </table:table-row>
        <table:table-row table:style-name="ro1">
          <table:table-cell office:value-type="float" office:value="0.707470360777" calcext:value-type="float">
            <text:p>0.7074703608</text:p>
          </table:table-cell>
          <table:table-cell office:value-type="float" office:value="0.9433662542" calcext:value-type="float">
            <text:p>0.9433662542</text:p>
          </table:table-cell>
          <table:table-cell table:formula="of:=MATCH([.A115];[.F$5:.F$14];0)" office:value-type="string" office:string-value="" calcext:value-type="error">
            <text:p>#N/A</text:p>
          </table:table-cell>
          <table:table-cell/>
          <table:table-cell table:formula="of:=[.B115]" office:value-type="float" office:value="0.9433662542" calcext:value-type="float">
            <text:p>0.9433662542</text:p>
          </table:table-cell>
          <table:table-cell table:number-columns-repeated="2"/>
        </table:table-row>
        <table:table-row table:style-name="ro1">
          <table:table-cell office:value-type="float" office:value="2.05022341837" calcext:value-type="float">
            <text:p>2.0502234184</text:p>
          </table:table-cell>
          <table:table-cell office:value-type="float" office:value="1.08890289119" calcext:value-type="float">
            <text:p>1.0889028912</text:p>
          </table:table-cell>
          <table:table-cell table:formula="of:=MATCH([.A116];[.F$5:.F$14];0)" office:value-type="string" office:string-value="" calcext:value-type="error">
            <text:p>#N/A</text:p>
          </table:table-cell>
          <table:table-cell/>
          <table:table-cell table:formula="of:=[.B116]" office:value-type="float" office:value="1.08890289119" calcext:value-type="float">
            <text:p>1.0889028912</text:p>
          </table:table-cell>
          <table:table-cell table:number-columns-repeated="2"/>
        </table:table-row>
        <table:table-row table:style-name="ro1">
          <table:table-cell office:value-type="float" office:value="1.82950511058" calcext:value-type="float">
            <text:p>1.8295051106</text:p>
          </table:table-cell>
          <table:table-cell office:value-type="float" office:value="2.64172838067" calcext:value-type="float">
            <text:p>2.6417283807</text:p>
          </table:table-cell>
          <table:table-cell table:formula="of:=MATCH([.A117];[.F$5:.F$14];0)" office:value-type="string" office:string-value="" calcext:value-type="error">
            <text:p>#N/A</text:p>
          </table:table-cell>
          <table:table-cell/>
          <table:table-cell table:formula="of:=[.B117]" office:value-type="float" office:value="2.64172838067" calcext:value-type="float">
            <text:p>2.6417283807</text:p>
          </table:table-cell>
          <table:table-cell table:number-columns-repeated="2"/>
        </table:table-row>
        <table:table-row table:style-name="ro1">
          <table:table-cell office:value-type="float" office:value="0.561937300354" calcext:value-type="float">
            <text:p>0.5619373004</text:p>
          </table:table-cell>
          <table:table-cell office:value-type="float" office:value="1.0030057671" calcext:value-type="float">
            <text:p>1.0030057671</text:p>
          </table:table-cell>
          <table:table-cell table:formula="of:=MATCH([.A118];[.F$5:.F$14];0)" office:value-type="string" office:string-value="" calcext:value-type="error">
            <text:p>#N/A</text:p>
          </table:table-cell>
          <table:table-cell/>
          <table:table-cell table:formula="of:=[.B118]" office:value-type="float" office:value="1.0030057671" calcext:value-type="float">
            <text:p>1.0030057671</text:p>
          </table:table-cell>
          <table:table-cell table:number-columns-repeated="2"/>
        </table:table-row>
        <table:table-row table:style-name="ro1">
          <table:table-cell office:value-type="float" office:value="1.8828091784" calcext:value-type="float">
            <text:p>1.8828091784</text:p>
          </table:table-cell>
          <table:table-cell office:value-type="float" office:value="1.27072530497" calcext:value-type="float">
            <text:p>1.270725305</text:p>
          </table:table-cell>
          <table:table-cell table:formula="of:=MATCH([.A119];[.F$5:.F$14];0)" office:value-type="string" office:string-value="" calcext:value-type="error">
            <text:p>#N/A</text:p>
          </table:table-cell>
          <table:table-cell/>
          <table:table-cell table:formula="of:=[.B119]" office:value-type="float" office:value="1.27072530497" calcext:value-type="float">
            <text:p>1.270725305</text:p>
          </table:table-cell>
          <table:table-cell table:number-columns-repeated="2"/>
        </table:table-row>
        <table:table-row table:style-name="ro1">
          <table:table-cell office:value-type="float" office:value="2.17686184227" calcext:value-type="float">
            <text:p>2.1768618423</text:p>
          </table:table-cell>
          <table:table-cell office:value-type="float" office:value="0.94317171815" calcext:value-type="float">
            <text:p>0.9431717182</text:p>
          </table:table-cell>
          <table:table-cell table:formula="of:=MATCH([.A120];[.F$5:.F$14];0)" office:value-type="string" office:string-value="" calcext:value-type="error">
            <text:p>#N/A</text:p>
          </table:table-cell>
          <table:table-cell/>
          <table:table-cell table:formula="of:=[.B120]" office:value-type="float" office:value="0.94317171815" calcext:value-type="float">
            <text:p>0.9431717182</text:p>
          </table:table-cell>
          <table:table-cell table:number-columns-repeated="2"/>
        </table:table-row>
        <table:table-row table:style-name="ro1">
          <table:table-cell office:value-type="float" office:value="0.68911736428" calcext:value-type="float">
            <text:p>0.6891173643</text:p>
          </table:table-cell>
          <table:table-cell office:value-type="float" office:value="2.57755128047" calcext:value-type="float">
            <text:p>2.5775512805</text:p>
          </table:table-cell>
          <table:table-cell table:formula="of:=MATCH([.A121];[.F$5:.F$14];0)" office:value-type="string" office:string-value="" calcext:value-type="error">
            <text:p>#N/A</text:p>
          </table:table-cell>
          <table:table-cell/>
          <table:table-cell table:formula="of:=[.B121]" office:value-type="float" office:value="2.57755128047" calcext:value-type="float">
            <text:p>2.5775512805</text:p>
          </table:table-cell>
          <table:table-cell table:number-columns-repeated="2"/>
        </table:table-row>
        <table:table-row table:style-name="ro1">
          <table:table-cell office:value-type="float" office:value="1.81921246329" calcext:value-type="float">
            <text:p>1.8192124633</text:p>
          </table:table-cell>
          <table:table-cell office:value-type="float" office:value="2.6375891937" calcext:value-type="float">
            <text:p>2.6375891937</text:p>
          </table:table-cell>
          <table:table-cell table:formula="of:=MATCH([.A122];[.F$5:.F$14];0)" office:value-type="string" office:string-value="" calcext:value-type="error">
            <text:p>#N/A</text:p>
          </table:table-cell>
          <table:table-cell/>
          <table:table-cell table:formula="of:=[.B122]" office:value-type="float" office:value="2.6375891937" calcext:value-type="float">
            <text:p>2.6375891937</text:p>
          </table:table-cell>
          <table:table-cell table:number-columns-repeated="2"/>
        </table:table-row>
        <table:table-row table:style-name="ro1">
          <table:table-cell office:value-type="float" office:value="2.03129164898" calcext:value-type="float">
            <text:p>2.031291649</text:p>
          </table:table-cell>
          <table:table-cell office:value-type="float" office:value="1.11004736104" calcext:value-type="float">
            <text:p>1.110047361</text:p>
          </table:table-cell>
          <table:table-cell table:formula="of:=MATCH([.A123];[.F$5:.F$14];0)" office:value-type="string" office:string-value="" calcext:value-type="error">
            <text:p>#N/A</text:p>
          </table:table-cell>
          <table:table-cell/>
          <table:table-cell table:formula="of:=[.B123]" office:value-type="float" office:value="1.11004736104" calcext:value-type="float">
            <text:p>1.110047361</text:p>
          </table:table-cell>
          <table:table-cell table:number-columns-repeated="2"/>
        </table:table-row>
        <table:table-row table:style-name="ro1">
          <table:table-cell office:value-type="float" office:value="0.744847132712" calcext:value-type="float">
            <text:p>0.7448471327</text:p>
          </table:table-cell>
          <table:table-cell office:value-type="float" office:value="2.69309209544" calcext:value-type="float">
            <text:p>2.6930920954</text:p>
          </table:table-cell>
          <table:table-cell table:formula="of:=MATCH([.A124];[.F$5:.F$14];0)" office:value-type="string" office:string-value="" calcext:value-type="error">
            <text:p>#N/A</text:p>
          </table:table-cell>
          <table:table-cell/>
          <table:table-cell table:formula="of:=[.B124]" office:value-type="float" office:value="2.69309209544" calcext:value-type="float">
            <text:p>2.6930920954</text:p>
          </table:table-cell>
          <table:table-cell table:number-columns-repeated="2"/>
        </table:table-row>
        <table:table-row table:style-name="ro1">
          <table:table-cell office:value-type="float" office:value="1.99235305499" calcext:value-type="float">
            <text:p>1.992353055</text:p>
          </table:table-cell>
          <table:table-cell office:value-type="float" office:value="1.17992846336" calcext:value-type="float">
            <text:p>1.1799284634</text:p>
          </table:table-cell>
          <table:table-cell table:formula="of:=MATCH([.A125];[.F$5:.F$14];0)" office:value-type="string" office:string-value="" calcext:value-type="error">
            <text:p>#N/A</text:p>
          </table:table-cell>
          <table:table-cell/>
          <table:table-cell table:formula="of:=[.B125]" office:value-type="float" office:value="1.17992846336" calcext:value-type="float">
            <text:p>1.1799284634</text:p>
          </table:table-cell>
          <table:table-cell table:number-columns-repeated="2"/>
        </table:table-row>
        <table:table-row table:style-name="ro1">
          <table:table-cell office:value-type="float" office:value="0.348913728164" calcext:value-type="float">
            <text:p>0.3489137282</text:p>
          </table:table-cell>
          <table:table-cell office:value-type="float" office:value="0.943311332619" calcext:value-type="float">
            <text:p>0.9433113326</text:p>
          </table:table-cell>
          <table:table-cell table:formula="of:=MATCH([.A126];[.F$5:.F$14];0)" office:value-type="string" office:string-value="" calcext:value-type="error">
            <text:p>#N/A</text:p>
          </table:table-cell>
          <table:table-cell/>
          <table:table-cell table:formula="of:=[.B126]" office:value-type="float" office:value="0.943311332619" calcext:value-type="float">
            <text:p>0.9433113326</text:p>
          </table:table-cell>
          <table:table-cell table:number-columns-repeated="2"/>
        </table:table-row>
        <table:table-row table:style-name="ro1">
          <table:table-cell office:value-type="float" office:value="1.86410835016" calcext:value-type="float">
            <text:p>1.8641083502</text:p>
          </table:table-cell>
          <table:table-cell office:value-type="float" office:value="2.49490914393" calcext:value-type="float">
            <text:p>2.4949091439</text:p>
          </table:table-cell>
          <table:table-cell table:formula="of:=MATCH([.A127];[.F$5:.F$14];0)" office:value-type="string" office:string-value="" calcext:value-type="error">
            <text:p>#N/A</text:p>
          </table:table-cell>
          <table:table-cell/>
          <table:table-cell table:formula="of:=[.B127]" office:value-type="float" office:value="2.49490914393" calcext:value-type="float">
            <text:p>2.4949091439</text:p>
          </table:table-cell>
          <table:table-cell table:number-columns-repeated="2"/>
        </table:table-row>
        <table:table-row table:style-name="ro1">
          <table:table-cell office:value-type="float" office:value="1.93409717586" calcext:value-type="float">
            <text:p>1.9340971759</text:p>
          </table:table-cell>
          <table:table-cell office:value-type="float" office:value="2.4361900502" calcext:value-type="float">
            <text:p>2.4361900502</text:p>
          </table:table-cell>
          <table:table-cell table:formula="of:=MATCH([.A128];[.F$5:.F$14];0)" office:value-type="string" office:string-value="" calcext:value-type="error">
            <text:p>#N/A</text:p>
          </table:table-cell>
          <table:table-cell/>
          <table:table-cell table:formula="of:=[.B128]" office:value-type="float" office:value="2.4361900502" calcext:value-type="float">
            <text:p>2.4361900502</text:p>
          </table:table-cell>
          <table:table-cell table:number-columns-repeated="2"/>
        </table:table-row>
        <table:table-row table:style-name="ro1">
          <table:table-cell office:value-type="float" office:value="0.412462703332" calcext:value-type="float">
            <text:p>0.4124627033</text:p>
          </table:table-cell>
          <table:table-cell office:value-type="float" office:value="1.21355204568" calcext:value-type="float">
            <text:p>1.2135520457</text:p>
          </table:table-cell>
          <table:table-cell table:formula="of:=MATCH([.A129];[.F$5:.F$14];0)" office:value-type="string" office:string-value="" calcext:value-type="error">
            <text:p>#N/A</text:p>
          </table:table-cell>
          <table:table-cell/>
          <table:table-cell table:formula="of:=[.B129]" office:value-type="float" office:value="1.21355204568" calcext:value-type="float">
            <text:p>1.2135520457</text:p>
          </table:table-cell>
          <table:table-cell table:number-columns-repeated="2"/>
        </table:table-row>
        <table:table-row table:style-name="ro1">
          <table:table-cell office:value-type="float" office:value="0.740684517594" calcext:value-type="float">
            <text:p>0.7406845176</text:p>
          </table:table-cell>
          <table:table-cell office:value-type="float" office:value="1.23135419889" calcext:value-type="float">
            <text:p>1.2313541989</text:p>
          </table:table-cell>
          <table:table-cell table:formula="of:=MATCH([.A130];[.F$5:.F$14];0)" office:value-type="string" office:string-value="" calcext:value-type="error">
            <text:p>#N/A</text:p>
          </table:table-cell>
          <table:table-cell/>
          <table:table-cell table:formula="of:=[.B130]" office:value-type="float" office:value="1.23135419889" calcext:value-type="float">
            <text:p>1.2313541989</text:p>
          </table:table-cell>
          <table:table-cell table:number-columns-repeated="2"/>
        </table:table-row>
        <table:table-row table:style-name="ro1">
          <table:table-cell office:value-type="float" office:value="1.94276439357" calcext:value-type="float">
            <text:p>1.9427643936</text:p>
          </table:table-cell>
          <table:table-cell office:value-type="float" office:value="1.16077817207" calcext:value-type="float">
            <text:p>1.1607781721</text:p>
          </table:table-cell>
          <table:table-cell table:formula="of:=MATCH([.A131];[.F$5:.F$14];0)" office:value-type="string" office:string-value="" calcext:value-type="error">
            <text:p>#N/A</text:p>
          </table:table-cell>
          <table:table-cell/>
          <table:table-cell table:formula="of:=[.B131]" office:value-type="float" office:value="1.16077817207" calcext:value-type="float">
            <text:p>1.1607781721</text:p>
          </table:table-cell>
          <table:table-cell table:number-columns-repeated="2"/>
        </table:table-row>
        <table:table-row table:style-name="ro1">
          <table:table-cell office:value-type="float" office:value="0.409165412868" calcext:value-type="float">
            <text:p>0.4091654129</text:p>
          </table:table-cell>
          <table:table-cell office:value-type="float" office:value="2.54810735835" calcext:value-type="float">
            <text:p>2.5481073584</text:p>
          </table:table-cell>
          <table:table-cell table:formula="of:=MATCH([.A132];[.F$5:.F$14];0)" office:value-type="string" office:string-value="" calcext:value-type="error">
            <text:p>#N/A</text:p>
          </table:table-cell>
          <table:table-cell/>
          <table:table-cell table:formula="of:=[.B132]" office:value-type="float" office:value="2.54810735835" calcext:value-type="float">
            <text:p>2.5481073584</text:p>
          </table:table-cell>
          <table:table-cell table:number-columns-repeated="2"/>
        </table:table-row>
        <table:table-row table:style-name="ro1">
          <table:table-cell office:value-type="float" office:value="0.502391976524" calcext:value-type="float">
            <text:p>0.5023919765</text:p>
          </table:table-cell>
          <table:table-cell office:value-type="float" office:value="1.13325838089" calcext:value-type="float">
            <text:p>1.1332583809</text:p>
          </table:table-cell>
          <table:table-cell table:formula="of:=MATCH([.A133];[.F$5:.F$14];0)" office:value-type="string" office:string-value="" calcext:value-type="error">
            <text:p>#N/A</text:p>
          </table:table-cell>
          <table:table-cell/>
          <table:table-cell table:formula="of:=[.B133]" office:value-type="float" office:value="1.13325838089" calcext:value-type="float">
            <text:p>1.1332583809</text:p>
          </table:table-cell>
          <table:table-cell table:number-columns-repeated="2"/>
        </table:table-row>
        <table:table-row table:style-name="ro1">
          <table:table-cell office:value-type="float" office:value="2.29821848895" calcext:value-type="float">
            <text:p>2.298218489</text:p>
          </table:table-cell>
          <table:table-cell office:value-type="float" office:value="2.43577944067" calcext:value-type="float">
            <text:p>2.4357794407</text:p>
          </table:table-cell>
          <table:table-cell table:formula="of:=MATCH([.A134];[.F$5:.F$14];0)" office:value-type="string" office:string-value="" calcext:value-type="error">
            <text:p>#N/A</text:p>
          </table:table-cell>
          <table:table-cell/>
          <table:table-cell table:formula="of:=[.B134]" office:value-type="float" office:value="2.43577944067" calcext:value-type="float">
            <text:p>2.4357794407</text:p>
          </table:table-cell>
          <table:table-cell table:number-columns-repeated="2"/>
        </table:table-row>
        <table:table-row table:style-name="ro1">
          <table:table-cell office:value-type="float" office:value="2.28809836262" calcext:value-type="float">
            <text:p>2.2880983626</text:p>
          </table:table-cell>
          <table:table-cell office:value-type="float" office:value="2.63988277772" calcext:value-type="float">
            <text:p>2.6398827777</text:p>
          </table:table-cell>
          <table:table-cell table:formula="of:=MATCH([.A135];[.F$5:.F$14];0)" office:value-type="float" office:value="10" calcext:value-type="float">
            <text:p>10</text:p>
          </table:table-cell>
          <table:table-cell table:formula="of:=[.B135]" office:value-type="float" office:value="2.63988277772" calcext:value-type="float">
            <text:p>2.6398827777</text:p>
          </table:table-cell>
          <table:table-cell table:number-columns-repeated="3"/>
        </table:table-row>
        <table:table-row table:style-name="ro1">
          <table:table-cell office:value-type="float" office:value="2.55364395669" calcext:value-type="float">
            <text:p>2.5536439567</text:p>
          </table:table-cell>
          <table:table-cell office:value-type="float" office:value="2.43837338294" calcext:value-type="float">
            <text:p>2.4383733829</text:p>
          </table:table-cell>
          <table:table-cell table:formula="of:=MATCH([.A136];[.F$5:.F$14];0)" office:value-type="string" office:string-value="" calcext:value-type="error">
            <text:p>#N/A</text:p>
          </table:table-cell>
          <table:table-cell/>
          <table:table-cell table:formula="of:=[.B136]" office:value-type="float" office:value="2.43837338294" calcext:value-type="float">
            <text:p>2.4383733829</text:p>
          </table:table-cell>
          <table:table-cell table:number-columns-repeated="2"/>
        </table:table-row>
        <table:table-row table:style-name="ro1">
          <table:table-cell office:value-type="float" office:value="3.27530712232" calcext:value-type="float">
            <text:p>3.2753071223</text:p>
          </table:table-cell>
          <table:table-cell office:value-type="float" office:value="3.4884354382" calcext:value-type="float">
            <text:p>3.4884354382</text:p>
          </table:table-cell>
          <table:table-cell table:formula="of:=MATCH([.A137];[.F$5:.F$14];0)" office:value-type="string" office:string-value="" calcext:value-type="error">
            <text:p>#N/A</text:p>
          </table:table-cell>
          <table:table-cell/>
          <table:table-cell table:formula="of:=[.B137]" office:value-type="float" office:value="3.4884354382" calcext:value-type="float">
            <text:p>3.4884354382</text:p>
          </table:table-cell>
          <table:table-cell table:number-columns-repeated="2"/>
        </table:table-row>
        <table:table-row table:style-name="ro1">
          <table:table-cell office:value-type="float" office:value="1.57709800759" calcext:value-type="float">
            <text:p>1.5770980076</text:p>
          </table:table-cell>
          <table:table-cell office:value-type="float" office:value="1.82929089043" calcext:value-type="float">
            <text:p>1.8292908904</text:p>
          </table:table-cell>
          <table:table-cell table:formula="of:=MATCH([.A138];[.F$5:.F$14];0)" office:value-type="string" office:string-value="" calcext:value-type="error">
            <text:p>#N/A</text:p>
          </table:table-cell>
          <table:table-cell/>
          <table:table-cell table:formula="of:=[.B138]" office:value-type="float" office:value="1.82929089043" calcext:value-type="float">
            <text:p>1.8292908904</text:p>
          </table:table-cell>
          <table:table-cell table:number-columns-repeated="2"/>
        </table:table-row>
        <table:table-row table:style-name="ro1">
          <table:table-cell office:value-type="float" office:value="2.80194736935" calcext:value-type="float">
            <text:p>2.8019473694</text:p>
          </table:table-cell>
          <table:table-cell office:value-type="float" office:value="1.64999511983" calcext:value-type="float">
            <text:p>1.6499951198</text:p>
          </table:table-cell>
          <table:table-cell table:formula="of:=MATCH([.A139];[.F$5:.F$14];0)" office:value-type="string" office:string-value="" calcext:value-type="error">
            <text:p>#N/A</text:p>
          </table:table-cell>
          <table:table-cell/>
          <table:table-cell table:formula="of:=[.B139]" office:value-type="float" office:value="1.64999511983" calcext:value-type="float">
            <text:p>1.6499951198</text:p>
          </table:table-cell>
          <table:table-cell table:number-columns-repeated="2"/>
        </table:table-row>
        <table:table-row table:style-name="ro1">
          <table:table-cell office:value-type="float" office:value="2.91128224034" calcext:value-type="float">
            <text:p>2.9112822403</text:p>
          </table:table-cell>
          <table:table-cell office:value-type="float" office:value="3.56493074806" calcext:value-type="float">
            <text:p>3.5649307481</text:p>
          </table:table-cell>
          <table:table-cell table:formula="of:=MATCH([.A140];[.F$5:.F$14];0)" office:value-type="string" office:string-value="" calcext:value-type="error">
            <text:p>#N/A</text:p>
          </table:table-cell>
          <table:table-cell/>
          <table:table-cell table:formula="of:=[.B140]" office:value-type="float" office:value="3.56493074806" calcext:value-type="float">
            <text:p>3.5649307481</text:p>
          </table:table-cell>
          <table:table-cell table:number-columns-repeated="2"/>
        </table:table-row>
        <table:table-row table:style-name="ro1">
          <table:table-cell office:value-type="float" office:value="1.72998534936" calcext:value-type="float">
            <text:p>1.7299853494</text:p>
          </table:table-cell>
          <table:table-cell office:value-type="float" office:value="3.37868931273" calcext:value-type="float">
            <text:p>3.3786893127</text:p>
          </table:table-cell>
          <table:table-cell table:formula="of:=MATCH([.A141];[.F$5:.F$14];0)" office:value-type="string" office:string-value="" calcext:value-type="error">
            <text:p>#N/A</text:p>
          </table:table-cell>
          <table:table-cell/>
          <table:table-cell table:formula="of:=[.B141]" office:value-type="float" office:value="3.37868931273" calcext:value-type="float">
            <text:p>3.3786893127</text:p>
          </table:table-cell>
          <table:table-cell table:number-columns-repeated="2"/>
        </table:table-row>
        <table:table-row table:style-name="ro1">
          <table:table-cell office:value-type="float" office:value="2.89849361661" calcext:value-type="float">
            <text:p>2.8984936166</text:p>
          </table:table-cell>
          <table:table-cell office:value-type="float" office:value="3.2424789627" calcext:value-type="float">
            <text:p>3.2424789627</text:p>
          </table:table-cell>
          <table:table-cell table:formula="of:=MATCH([.A142];[.F$5:.F$14];0)" office:value-type="string" office:string-value="" calcext:value-type="error">
            <text:p>#N/A</text:p>
          </table:table-cell>
          <table:table-cell/>
          <table:table-cell table:formula="of:=[.B142]" office:value-type="float" office:value="3.2424789627" calcext:value-type="float">
            <text:p>3.2424789627</text:p>
          </table:table-cell>
          <table:table-cell table:number-columns-repeated="2"/>
        </table:table-row>
        <table:table-row table:style-name="ro1">
          <table:table-cell office:value-type="float" office:value="3.23011035549" calcext:value-type="float">
            <text:p>3.2301103555</text:p>
          </table:table-cell>
          <table:table-cell office:value-type="float" office:value="3.53797969054" calcext:value-type="float">
            <text:p>3.5379796905</text:p>
          </table:table-cell>
          <table:table-cell table:formula="of:=MATCH([.A143];[.F$5:.F$14];0)" office:value-type="string" office:string-value="" calcext:value-type="error">
            <text:p>#N/A</text:p>
          </table:table-cell>
          <table:table-cell/>
          <table:table-cell table:formula="of:=[.B143]" office:value-type="float" office:value="3.53797969054" calcext:value-type="float">
            <text:p>3.5379796905</text:p>
          </table:table-cell>
          <table:table-cell table:number-columns-repeated="2"/>
        </table:table-row>
        <table:table-row table:style-name="ro1">
          <table:table-cell office:value-type="float" office:value="3.22385777431" calcext:value-type="float">
            <text:p>3.2238577743</text:p>
          </table:table-cell>
          <table:table-cell office:value-type="float" office:value="3.16490684463" calcext:value-type="float">
            <text:p>3.1649068446</text:p>
          </table:table-cell>
          <table:table-cell table:formula="of:=MATCH([.A144];[.F$5:.F$14];0)" office:value-type="string" office:string-value="" calcext:value-type="error">
            <text:p>#N/A</text:p>
          </table:table-cell>
          <table:table-cell/>
          <table:table-cell table:formula="of:=[.B144]" office:value-type="float" office:value="3.16490684463" calcext:value-type="float">
            <text:p>3.1649068446</text:p>
          </table:table-cell>
          <table:table-cell table:number-columns-repeated="2"/>
        </table:table-row>
        <table:table-row table:style-name="ro1">
          <table:table-cell office:value-type="float" office:value="1.51860034623" calcext:value-type="float">
            <text:p>1.5186003462</text:p>
          </table:table-cell>
          <table:table-cell office:value-type="float" office:value="3.34619072134" calcext:value-type="float">
            <text:p>3.3461907213</text:p>
          </table:table-cell>
          <table:table-cell table:formula="of:=MATCH([.A145];[.F$5:.F$14];0)" office:value-type="string" office:string-value="" calcext:value-type="error">
            <text:p>#N/A</text:p>
          </table:table-cell>
          <table:table-cell/>
          <table:table-cell table:formula="of:=[.B145]" office:value-type="float" office:value="3.34619072134" calcext:value-type="float">
            <text:p>3.3461907213</text:p>
          </table:table-cell>
          <table:table-cell table:number-columns-repeated="2"/>
        </table:table-row>
        <table:table-row table:style-name="ro1">
          <table:table-cell office:value-type="float" office:value="1.77105976354" calcext:value-type="float">
            <text:p>1.7710597635</text:p>
          </table:table-cell>
          <table:table-cell office:value-type="float" office:value="3.1937998744" calcext:value-type="float">
            <text:p>3.1937998744</text:p>
          </table:table-cell>
          <table:table-cell table:formula="of:=MATCH([.A146];[.F$5:.F$14];0)" office:value-type="string" office:string-value="" calcext:value-type="error">
            <text:p>#N/A</text:p>
          </table:table-cell>
          <table:table-cell/>
          <table:table-cell table:formula="of:=[.B146]" office:value-type="float" office:value="3.1937998744" calcext:value-type="float">
            <text:p>3.1937998744</text:p>
          </table:table-cell>
          <table:table-cell table:number-columns-repeated="2"/>
        </table:table-row>
        <table:table-row table:style-name="ro1">
          <table:table-cell office:value-type="float" office:value="1.75338942026" calcext:value-type="float">
            <text:p>1.7533894203</text:p>
          </table:table-cell>
          <table:table-cell office:value-type="float" office:value="3.25130155777" calcext:value-type="float">
            <text:p>3.2513015578</text:p>
          </table:table-cell>
          <table:table-cell table:formula="of:=MATCH([.A147];[.F$5:.F$14];0)" office:value-type="string" office:string-value="" calcext:value-type="error">
            <text:p>#N/A</text:p>
          </table:table-cell>
          <table:table-cell/>
          <table:table-cell table:formula="of:=[.B147]" office:value-type="float" office:value="3.25130155777" calcext:value-type="float">
            <text:p>3.2513015578</text:p>
          </table:table-cell>
          <table:table-cell table:number-columns-repeated="2"/>
        </table:table-row>
        <table:table-row table:style-name="ro1">
          <table:table-cell office:value-type="float" office:value="1.6125383114" calcext:value-type="float">
            <text:p>1.6125383114</text:p>
          </table:table-cell>
          <table:table-cell office:value-type="float" office:value="1.84215178499" calcext:value-type="float">
            <text:p>1.842151785</text:p>
          </table:table-cell>
          <table:table-cell table:formula="of:=MATCH([.A148];[.F$5:.F$14];0)" office:value-type="string" office:string-value="" calcext:value-type="error">
            <text:p>#N/A</text:p>
          </table:table-cell>
          <table:table-cell/>
          <table:table-cell table:formula="of:=[.B148]" office:value-type="float" office:value="1.84215178499" calcext:value-type="float">
            <text:p>1.842151785</text:p>
          </table:table-cell>
          <table:table-cell table:number-columns-repeated="2"/>
        </table:table-row>
        <table:table-row table:style-name="ro1">
          <table:table-cell office:value-type="float" office:value="2.87720197323" calcext:value-type="float">
            <text:p>2.8772019732</text:p>
          </table:table-cell>
          <table:table-cell office:value-type="float" office:value="1.64775117465" calcext:value-type="float">
            <text:p>1.6477511747</text:p>
          </table:table-cell>
          <table:table-cell table:formula="of:=MATCH([.A149];[.F$5:.F$14];0)" office:value-type="string" office:string-value="" calcext:value-type="error">
            <text:p>#N/A</text:p>
          </table:table-cell>
          <table:table-cell/>
          <table:table-cell table:formula="of:=[.B149]" office:value-type="float" office:value="1.64775117465" calcext:value-type="float">
            <text:p>1.6477511747</text:p>
          </table:table-cell>
          <table:table-cell table:number-columns-repeated="2"/>
        </table:table-row>
        <table:table-row table:style-name="ro1">
          <table:table-cell office:value-type="float" office:value="1.42711049645" calcext:value-type="float">
            <text:p>1.4271104965</text:p>
          </table:table-cell>
          <table:table-cell office:value-type="float" office:value="1.85128579498" calcext:value-type="float">
            <text:p>1.851285795</text:p>
          </table:table-cell>
          <table:table-cell table:formula="of:=MATCH([.A150];[.F$5:.F$14];0)" office:value-type="string" office:string-value="" calcext:value-type="error">
            <text:p>#N/A</text:p>
          </table:table-cell>
          <table:table-cell/>
          <table:table-cell table:formula="of:=[.B150]" office:value-type="float" office:value="1.85128579498" calcext:value-type="float">
            <text:p>1.851285795</text:p>
          </table:table-cell>
          <table:table-cell table:number-columns-repeated="2"/>
        </table:table-row>
        <table:table-row table:style-name="ro1">
          <table:table-cell office:value-type="float" office:value="3.24044843418" calcext:value-type="float">
            <text:p>3.2404484342</text:p>
          </table:table-cell>
          <table:table-cell office:value-type="float" office:value="2.05536203096" calcext:value-type="float">
            <text:p>2.055362031</text:p>
          </table:table-cell>
          <table:table-cell table:formula="of:=MATCH([.A151];[.F$5:.F$14];0)" office:value-type="string" office:string-value="" calcext:value-type="error">
            <text:p>#N/A</text:p>
          </table:table-cell>
          <table:table-cell/>
          <table:table-cell table:formula="of:=[.B151]" office:value-type="float" office:value="2.05536203096" calcext:value-type="float">
            <text:p>2.055362031</text:p>
          </table:table-cell>
          <table:table-cell table:number-columns-repeated="2"/>
        </table:table-row>
        <table:table-row table:style-name="ro1">
          <table:table-cell office:value-type="float" office:value="1.5238124268" calcext:value-type="float">
            <text:p>1.5238124268</text:p>
          </table:table-cell>
          <table:table-cell office:value-type="float" office:value="3.31064855571" calcext:value-type="float">
            <text:p>3.3106485557</text:p>
          </table:table-cell>
          <table:table-cell table:formula="of:=MATCH([.A152];[.F$5:.F$14];0)" office:value-type="string" office:string-value="" calcext:value-type="error">
            <text:p>#N/A</text:p>
          </table:table-cell>
          <table:table-cell/>
          <table:table-cell table:formula="of:=[.B152]" office:value-type="float" office:value="3.31064855571" calcext:value-type="float">
            <text:p>3.3106485557</text:p>
          </table:table-cell>
          <table:table-cell table:number-columns-repeated="2"/>
        </table:table-row>
        <table:table-row table:style-name="ro1">
          <table:table-cell office:value-type="float" office:value="1.50026619939" calcext:value-type="float">
            <text:p>1.5002661994</text:p>
          </table:table-cell>
          <table:table-cell office:value-type="float" office:value="2.07680186385" calcext:value-type="float">
            <text:p>2.0768018639</text:p>
          </table:table-cell>
          <table:table-cell table:formula="of:=MATCH([.A153];[.F$5:.F$14];0)" office:value-type="string" office:string-value="" calcext:value-type="error">
            <text:p>#N/A</text:p>
          </table:table-cell>
          <table:table-cell/>
          <table:table-cell table:formula="of:=[.B153]" office:value-type="float" office:value="2.07680186385" calcext:value-type="float">
            <text:p>2.0768018639</text:p>
          </table:table-cell>
          <table:table-cell table:number-columns-repeated="2"/>
        </table:table-row>
        <table:table-row table:style-name="ro1">
          <table:table-cell office:value-type="float" office:value="1.36008400309" calcext:value-type="float">
            <text:p>1.3600840031</text:p>
          </table:table-cell>
          <table:table-cell office:value-type="float" office:value="3.37173676749" calcext:value-type="float">
            <text:p>3.3717367675</text:p>
          </table:table-cell>
          <table:table-cell table:formula="of:=MATCH([.A154];[.F$5:.F$14];0)" office:value-type="string" office:string-value="" calcext:value-type="error">
            <text:p>#N/A</text:p>
          </table:table-cell>
          <table:table-cell/>
          <table:table-cell table:formula="of:=[.B154]" office:value-type="float" office:value="3.37173676749" calcext:value-type="float">
            <text:p>3.3717367675</text:p>
          </table:table-cell>
          <table:table-cell table:number-columns-repeated="2"/>
        </table:table-row>
        <table:table-row table:style-name="ro1">
          <table:table-cell office:value-type="float" office:value="2.81566662347" calcext:value-type="float">
            <text:p>2.8156666235</text:p>
          </table:table-cell>
          <table:table-cell office:value-type="float" office:value="3.24420834437" calcext:value-type="float">
            <text:p>3.2442083444</text:p>
          </table:table-cell>
          <table:table-cell table:formula="of:=MATCH([.A155];[.F$5:.F$14];0)" office:value-type="string" office:string-value="" calcext:value-type="error">
            <text:p>#N/A</text:p>
          </table:table-cell>
          <table:table-cell/>
          <table:table-cell table:formula="of:=[.B155]" office:value-type="float" office:value="3.24420834437" calcext:value-type="float">
            <text:p>3.2442083444</text:p>
          </table:table-cell>
          <table:table-cell table:number-columns-repeated="2"/>
        </table:table-row>
        <table:table-row table:style-name="ro1">
          <table:table-cell office:value-type="float" office:value="2.82932227099" calcext:value-type="float">
            <text:p>2.829322271</text:p>
          </table:table-cell>
          <table:table-cell office:value-type="float" office:value="3.30761076205" calcext:value-type="float">
            <text:p>3.3076107621</text:p>
          </table:table-cell>
          <table:table-cell table:formula="of:=MATCH([.A156];[.F$5:.F$14];0)" office:value-type="string" office:string-value="" calcext:value-type="error">
            <text:p>#N/A</text:p>
          </table:table-cell>
          <table:table-cell/>
          <table:table-cell table:formula="of:=[.B156]" office:value-type="float" office:value="3.30761076205" calcext:value-type="float">
            <text:p>3.3076107621</text:p>
          </table:table-cell>
          <table:table-cell table:number-columns-repeated="2"/>
        </table:table-row>
        <table:table-row table:style-name="ro1">
          <table:table-cell office:value-type="float" office:value="3.05504311702" calcext:value-type="float">
            <text:p>3.055043117</text:p>
          </table:table-cell>
          <table:table-cell office:value-type="float" office:value="3.57456707662" calcext:value-type="float">
            <text:p>3.5745670766</text:p>
          </table:table-cell>
          <table:table-cell table:formula="of:=MATCH([.A157];[.F$5:.F$14];0)" office:value-type="string" office:string-value="" calcext:value-type="error">
            <text:p>#N/A</text:p>
          </table:table-cell>
          <table:table-cell/>
          <table:table-cell table:formula="of:=[.B157]" office:value-type="float" office:value="3.57456707662" calcext:value-type="float">
            <text:p>3.5745670766</text:p>
          </table:table-cell>
          <table:table-cell table:number-columns-repeated="2"/>
        </table:table-row>
        <table:table-row table:style-name="ro1">
          <table:table-cell office:value-type="float" office:value="2.90060601713" calcext:value-type="float">
            <text:p>2.9006060171</text:p>
          </table:table-cell>
          <table:table-cell office:value-type="float" office:value="1.90247230024" calcext:value-type="float">
            <text:p>1.9024723002</text:p>
          </table:table-cell>
          <table:table-cell table:formula="of:=MATCH([.A158];[.F$5:.F$14];0)" office:value-type="string" office:string-value="" calcext:value-type="error">
            <text:p>#N/A</text:p>
          </table:table-cell>
          <table:table-cell/>
          <table:table-cell table:formula="of:=[.B158]" office:value-type="float" office:value="1.90247230024" calcext:value-type="float">
            <text:p>1.9024723002</text:p>
          </table:table-cell>
          <table:table-cell table:number-columns-repeated="2"/>
        </table:table-row>
        <table:table-row table:style-name="ro1">
          <table:table-cell office:value-type="float" office:value="3.08416079833" calcext:value-type="float">
            <text:p>3.0841607983</text:p>
          </table:table-cell>
          <table:table-cell office:value-type="float" office:value="1.90901755767" calcext:value-type="float">
            <text:p>1.9090175577</text:p>
          </table:table-cell>
          <table:table-cell table:formula="of:=MATCH([.A159];[.F$5:.F$14];0)" office:value-type="string" office:string-value="" calcext:value-type="error">
            <text:p>#N/A</text:p>
          </table:table-cell>
          <table:table-cell/>
          <table:table-cell table:formula="of:=[.B159]" office:value-type="float" office:value="1.90901755767" calcext:value-type="float">
            <text:p>1.9090175577</text:p>
          </table:table-cell>
          <table:table-cell table:number-columns-repeated="2"/>
        </table:table-row>
        <table:table-row table:style-name="ro1">
          <table:table-cell office:value-type="float" office:value="2.99067078937" calcext:value-type="float">
            <text:p>2.9906707894</text:p>
          </table:table-cell>
          <table:table-cell office:value-type="float" office:value="3.22640211401" calcext:value-type="float">
            <text:p>3.226402114</text:p>
          </table:table-cell>
          <table:table-cell table:formula="of:=MATCH([.A160];[.F$5:.F$14];0)" office:value-type="string" office:string-value="" calcext:value-type="error">
            <text:p>#N/A</text:p>
          </table:table-cell>
          <table:table-cell/>
          <table:table-cell table:formula="of:=[.B160]" office:value-type="float" office:value="3.22640211401" calcext:value-type="float">
            <text:p>3.226402114</text:p>
          </table:table-cell>
          <table:table-cell table:number-columns-repeated="2"/>
        </table:table-row>
        <table:table-row table:style-name="ro1">
          <table:table-cell office:value-type="float" office:value="2.97349401724" calcext:value-type="float">
            <text:p>2.9734940172</text:p>
          </table:table-cell>
          <table:table-cell office:value-type="float" office:value="3.58726710587" calcext:value-type="float">
            <text:p>3.5872671059</text:p>
          </table:table-cell>
          <table:table-cell table:formula="of:=MATCH([.A161];[.F$5:.F$14];0)" office:value-type="string" office:string-value="" calcext:value-type="error">
            <text:p>#N/A</text:p>
          </table:table-cell>
          <table:table-cell/>
          <table:table-cell table:formula="of:=[.B161]" office:value-type="float" office:value="3.58726710587" calcext:value-type="float">
            <text:p>3.5872671059</text:p>
          </table:table-cell>
          <table:table-cell table:number-columns-repeated="2"/>
        </table:table-row>
        <table:table-row table:style-name="ro1">
          <table:table-cell office:value-type="float" office:value="1.62418118875" calcext:value-type="float">
            <text:p>1.6241811888</text:p>
          </table:table-cell>
          <table:table-cell office:value-type="float" office:value="2.07139397427" calcext:value-type="float">
            <text:p>2.0713939743</text:p>
          </table:table-cell>
          <table:table-cell table:formula="of:=MATCH([.A162];[.F$5:.F$14];0)" office:value-type="string" office:string-value="" calcext:value-type="error">
            <text:p>#N/A</text:p>
          </table:table-cell>
          <table:table-cell/>
          <table:table-cell table:formula="of:=[.B162]" office:value-type="float" office:value="2.07139397427" calcext:value-type="float">
            <text:p>2.0713939743</text:p>
          </table:table-cell>
          <table:table-cell table:number-columns-repeated="2"/>
        </table:table-row>
        <table:table-row table:style-name="ro1">
          <table:table-cell office:value-type="float" office:value="3.25019973098" calcext:value-type="float">
            <text:p>3.250199731</text:p>
          </table:table-cell>
          <table:table-cell office:value-type="float" office:value="1.99931048289" calcext:value-type="float">
            <text:p>1.9993104829</text:p>
          </table:table-cell>
          <table:table-cell table:formula="of:=MATCH([.A163];[.F$5:.F$14];0)" office:value-type="string" office:string-value="" calcext:value-type="error">
            <text:p>#N/A</text:p>
          </table:table-cell>
          <table:table-cell/>
          <table:table-cell table:formula="of:=[.B163]" office:value-type="float" office:value="1.99931048289" calcext:value-type="float">
            <text:p>1.9993104829</text:p>
          </table:table-cell>
          <table:table-cell table:number-columns-repeated="2"/>
        </table:table-row>
        <table:table-row table:style-name="ro1">
          <table:table-cell office:value-type="float" office:value="1.36810613891" calcext:value-type="float">
            <text:p>1.3681061389</text:p>
          </table:table-cell>
          <table:table-cell office:value-type="float" office:value="3.50560379439" calcext:value-type="float">
            <text:p>3.5056037944</text:p>
          </table:table-cell>
          <table:table-cell table:formula="of:=MATCH([.A164];[.F$5:.F$14];0)" office:value-type="string" office:string-value="" calcext:value-type="error">
            <text:p>#N/A</text:p>
          </table:table-cell>
          <table:table-cell/>
          <table:table-cell table:formula="of:=[.B164]" office:value-type="float" office:value="3.50560379439" calcext:value-type="float">
            <text:p>3.5056037944</text:p>
          </table:table-cell>
          <table:table-cell table:number-columns-repeated="2"/>
        </table:table-row>
        <table:table-row table:style-name="ro1">
          <table:table-cell office:value-type="float" office:value="1.49687819974" calcext:value-type="float">
            <text:p>1.4968781997</text:p>
          </table:table-cell>
          <table:table-cell office:value-type="float" office:value="3.38763717492" calcext:value-type="float">
            <text:p>3.3876371749</text:p>
          </table:table-cell>
          <table:table-cell table:formula="of:=MATCH([.A165];[.F$5:.F$14];0)" office:value-type="string" office:string-value="" calcext:value-type="error">
            <text:p>#N/A</text:p>
          </table:table-cell>
          <table:table-cell/>
          <table:table-cell table:formula="of:=[.B165]" office:value-type="float" office:value="3.38763717492" calcext:value-type="float">
            <text:p>3.3876371749</text:p>
          </table:table-cell>
          <table:table-cell table:number-columns-repeated="2"/>
        </table:table-row>
        <table:table-row table:style-name="ro1">
          <table:table-cell office:value-type="float" office:value="1.55646991245" calcext:value-type="float">
            <text:p>1.5564699125</text:p>
          </table:table-cell>
          <table:table-cell office:value-type="float" office:value="1.8691526321" calcext:value-type="float">
            <text:p>1.8691526321</text:p>
          </table:table-cell>
          <table:table-cell table:formula="of:=MATCH([.A166];[.F$5:.F$14];0)" office:value-type="string" office:string-value="" calcext:value-type="error">
            <text:p>#N/A</text:p>
          </table:table-cell>
          <table:table-cell/>
          <table:table-cell table:formula="of:=[.B166]" office:value-type="float" office:value="1.8691526321" calcext:value-type="float">
            <text:p>1.8691526321</text:p>
          </table:table-cell>
          <table:table-cell table:number-columns-repeated="2"/>
        </table:table-row>
        <table:table-row table:style-name="ro1">
          <table:table-cell office:value-type="float" office:value="2.83963155725" calcext:value-type="float">
            <text:p>2.8396315573</text:p>
          </table:table-cell>
          <table:table-cell office:value-type="float" office:value="3.60676375594" calcext:value-type="float">
            <text:p>3.6067637559</text:p>
          </table:table-cell>
          <table:table-cell table:formula="of:=MATCH([.A167];[.F$5:.F$14];0)" office:value-type="string" office:string-value="" calcext:value-type="error">
            <text:p>#N/A</text:p>
          </table:table-cell>
          <table:table-cell/>
          <table:table-cell table:formula="of:=[.B167]" office:value-type="float" office:value="3.60676375594" calcext:value-type="float">
            <text:p>3.6067637559</text:p>
          </table:table-cell>
          <table:table-cell table:number-columns-repeated="2"/>
        </table:table-row>
        <table:table-row table:style-name="ro1">
          <table:table-cell office:value-type="float" office:value="2.97252399273" calcext:value-type="float">
            <text:p>2.9725239927</text:p>
          </table:table-cell>
          <table:table-cell office:value-type="float" office:value="1.69110704563" calcext:value-type="float">
            <text:p>1.6911070456</text:p>
          </table:table-cell>
          <table:table-cell table:formula="of:=MATCH([.A168];[.F$5:.F$14];0)" office:value-type="string" office:string-value="" calcext:value-type="error">
            <text:p>#N/A</text:p>
          </table:table-cell>
          <table:table-cell/>
          <table:table-cell table:formula="of:=[.B168]" office:value-type="float" office:value="1.69110704563" calcext:value-type="float">
            <text:p>1.6911070456</text:p>
          </table:table-cell>
          <table:table-cell table:number-columns-repeated="2"/>
        </table:table-row>
        <table:table-row table:style-name="ro1">
          <table:table-cell office:value-type="float" office:value="1.3760977576" calcext:value-type="float">
            <text:p>1.3760977576</text:p>
          </table:table-cell>
          <table:table-cell office:value-type="float" office:value="3.34080435235" calcext:value-type="float">
            <text:p>3.3408043524</text:p>
          </table:table-cell>
          <table:table-cell table:formula="of:=MATCH([.A169];[.F$5:.F$14];0)" office:value-type="string" office:string-value="" calcext:value-type="error">
            <text:p>#N/A</text:p>
          </table:table-cell>
          <table:table-cell/>
          <table:table-cell table:formula="of:=[.B169]" office:value-type="float" office:value="3.34080435235" calcext:value-type="float">
            <text:p>3.3408043524</text:p>
          </table:table-cell>
          <table:table-cell table:number-columns-repeated="2"/>
        </table:table-row>
        <table:table-row table:style-name="ro1">
          <table:table-cell office:value-type="float" office:value="1.48147058477" calcext:value-type="float">
            <text:p>1.4814705848</text:p>
          </table:table-cell>
          <table:table-cell office:value-type="float" office:value="3.63917686654" calcext:value-type="float">
            <text:p>3.6391768665</text:p>
          </table:table-cell>
          <table:table-cell table:formula="of:=MATCH([.A170];[.F$5:.F$14];0)" office:value-type="string" office:string-value="" calcext:value-type="error">
            <text:p>#N/A</text:p>
          </table:table-cell>
          <table:table-cell/>
          <table:table-cell table:formula="of:=[.B170]" office:value-type="float" office:value="3.63917686654" calcext:value-type="float">
            <text:p>3.6391768665</text:p>
          </table:table-cell>
          <table:table-cell table:number-columns-repeated="2"/>
        </table:table-row>
        <table:table-row table:style-name="ro1">
          <table:table-cell office:value-type="float" office:value="2.88847609587" calcext:value-type="float">
            <text:p>2.8884760959</text:p>
          </table:table-cell>
          <table:table-cell office:value-type="float" office:value="3.26673502418" calcext:value-type="float">
            <text:p>3.2667350242</text:p>
          </table:table-cell>
          <table:table-cell table:formula="of:=MATCH([.A171];[.F$5:.F$14];0)" office:value-type="string" office:string-value="" calcext:value-type="error">
            <text:p>#N/A</text:p>
          </table:table-cell>
          <table:table-cell/>
          <table:table-cell table:formula="of:=[.B171]" office:value-type="float" office:value="3.26673502418" calcext:value-type="float">
            <text:p>3.2667350242</text:p>
          </table:table-cell>
          <table:table-cell table:number-columns-repeated="2"/>
        </table:table-row>
        <table:table-row table:style-name="ro1">
          <table:table-cell office:value-type="float" office:value="1.30983808664" calcext:value-type="float">
            <text:p>1.3098380866</text:p>
          </table:table-cell>
          <table:table-cell office:value-type="float" office:value="3.29296328615" calcext:value-type="float">
            <text:p>3.2929632862</text:p>
          </table:table-cell>
          <table:table-cell table:formula="of:=MATCH([.A172];[.F$5:.F$14];0)" office:value-type="string" office:string-value="" calcext:value-type="error">
            <text:p>#N/A</text:p>
          </table:table-cell>
          <table:table-cell/>
          <table:table-cell table:formula="of:=[.B172]" office:value-type="float" office:value="3.29296328615" calcext:value-type="float">
            <text:p>3.2929632862</text:p>
          </table:table-cell>
          <table:table-cell table:number-columns-repeated="2"/>
        </table:table-row>
        <table:table-row table:style-name="ro1">
          <table:table-cell office:value-type="float" office:value="2.84371749164" calcext:value-type="float">
            <text:p>2.8437174916</text:p>
          </table:table-cell>
          <table:table-cell office:value-type="float" office:value="3.3788970631" calcext:value-type="float">
            <text:p>3.3788970631</text:p>
          </table:table-cell>
          <table:table-cell table:formula="of:=MATCH([.A173];[.F$5:.F$14];0)" office:value-type="string" office:string-value="" calcext:value-type="error">
            <text:p>#N/A</text:p>
          </table:table-cell>
          <table:table-cell/>
          <table:table-cell table:formula="of:=[.B173]" office:value-type="float" office:value="3.3788970631" calcext:value-type="float">
            <text:p>3.3788970631</text:p>
          </table:table-cell>
          <table:table-cell table:number-columns-repeated="2"/>
        </table:table-row>
        <table:table-row table:style-name="ro1">
          <table:table-cell office:value-type="float" office:value="1.61305741198" calcext:value-type="float">
            <text:p>1.613057412</text:p>
          </table:table-cell>
          <table:table-cell office:value-type="float" office:value="1.98280754045" calcext:value-type="float">
            <text:p>1.9828075405</text:p>
          </table:table-cell>
          <table:table-cell table:formula="of:=MATCH([.A174];[.F$5:.F$14];0)" office:value-type="string" office:string-value="" calcext:value-type="error">
            <text:p>#N/A</text:p>
          </table:table-cell>
          <table:table-cell/>
          <table:table-cell table:formula="of:=[.B174]" office:value-type="float" office:value="1.98280754045" calcext:value-type="float">
            <text:p>1.9828075405</text:p>
          </table:table-cell>
          <table:table-cell table:number-columns-repeated="2"/>
        </table:table-row>
        <table:table-row table:style-name="ro1">
          <table:table-cell office:value-type="float" office:value="1.30039604035" calcext:value-type="float">
            <text:p>1.3003960404</text:p>
          </table:table-cell>
          <table:table-cell office:value-type="float" office:value="1.6797999167" calcext:value-type="float">
            <text:p>1.6797999167</text:p>
          </table:table-cell>
          <table:table-cell table:formula="of:=MATCH([.A175];[.F$5:.F$14];0)" office:value-type="string" office:string-value="" calcext:value-type="error">
            <text:p>#N/A</text:p>
          </table:table-cell>
          <table:table-cell/>
          <table:table-cell table:formula="of:=[.B175]" office:value-type="float" office:value="1.6797999167" calcext:value-type="float">
            <text:p>1.6797999167</text:p>
          </table:table-cell>
          <table:table-cell table:number-columns-repeated="2"/>
        </table:table-row>
        <table:table-row table:style-name="ro1">
          <table:table-cell office:value-type="float" office:value="2.94828342715" calcext:value-type="float">
            <text:p>2.9482834272</text:p>
          </table:table-cell>
          <table:table-cell office:value-type="float" office:value="3.60759182919" calcext:value-type="float">
            <text:p>3.6075918292</text:p>
          </table:table-cell>
          <table:table-cell table:formula="of:=MATCH([.A176];[.F$5:.F$14];0)" office:value-type="string" office:string-value="" calcext:value-type="error">
            <text:p>#N/A</text:p>
          </table:table-cell>
          <table:table-cell/>
          <table:table-cell table:formula="of:=[.B176]" office:value-type="float" office:value="3.60759182919" calcext:value-type="float">
            <text:p>3.6075918292</text:p>
          </table:table-cell>
          <table:table-cell table:number-columns-repeated="2"/>
        </table:table-row>
        <table:table-row table:style-name="ro1">
          <table:table-cell office:value-type="float" office:value="3.00025477043" calcext:value-type="float">
            <text:p>3.0002547704</text:p>
          </table:table-cell>
          <table:table-cell office:value-type="float" office:value="3.46772120298" calcext:value-type="float">
            <text:p>3.467721203</text:p>
          </table:table-cell>
          <table:table-cell table:formula="of:=MATCH([.A177];[.F$5:.F$14];0)" office:value-type="string" office:string-value="" calcext:value-type="error">
            <text:p>#N/A</text:p>
          </table:table-cell>
          <table:table-cell/>
          <table:table-cell table:formula="of:=[.B177]" office:value-type="float" office:value="3.46772120298" calcext:value-type="float">
            <text:p>3.467721203</text:p>
          </table:table-cell>
          <table:table-cell table:number-columns-repeated="2"/>
        </table:table-row>
        <table:table-row table:style-name="ro1">
          <table:table-cell office:value-type="float" office:value="3.271834052" calcext:value-type="float">
            <text:p>3.271834052</text:p>
          </table:table-cell>
          <table:table-cell office:value-type="float" office:value="1.7755402337" calcext:value-type="float">
            <text:p>1.7755402337</text:p>
          </table:table-cell>
          <table:table-cell table:formula="of:=MATCH([.A178];[.F$5:.F$14];0)" office:value-type="string" office:string-value="" calcext:value-type="error">
            <text:p>#N/A</text:p>
          </table:table-cell>
          <table:table-cell/>
          <table:table-cell table:formula="of:=[.B178]" office:value-type="float" office:value="1.7755402337" calcext:value-type="float">
            <text:p>1.7755402337</text:p>
          </table:table-cell>
          <table:table-cell table:number-columns-repeated="2"/>
        </table:table-row>
        <table:table-row table:style-name="ro1">
          <table:table-cell office:value-type="float" office:value="3.25200878803" calcext:value-type="float">
            <text:p>3.252008788</text:p>
          </table:table-cell>
          <table:table-cell office:value-type="float" office:value="3.16926400273" calcext:value-type="float">
            <text:p>3.1692640027</text:p>
          </table:table-cell>
          <table:table-cell table:formula="of:=MATCH([.A179];[.F$5:.F$14];0)" office:value-type="string" office:string-value="" calcext:value-type="error">
            <text:p>#N/A</text:p>
          </table:table-cell>
          <table:table-cell/>
          <table:table-cell table:formula="of:=[.B179]" office:value-type="float" office:value="3.16926400273" calcext:value-type="float">
            <text:p>3.1692640027</text:p>
          </table:table-cell>
          <table:table-cell table:number-columns-repeated="2"/>
        </table:table-row>
        <table:table-row table:style-name="ro1">
          <table:table-cell office:value-type="float" office:value="1.76425028216" calcext:value-type="float">
            <text:p>1.7642502822</text:p>
          </table:table-cell>
          <table:table-cell office:value-type="float" office:value="3.59492370631" calcext:value-type="float">
            <text:p>3.5949237063</text:p>
          </table:table-cell>
          <table:table-cell table:formula="of:=MATCH([.A180];[.F$5:.F$14];0)" office:value-type="string" office:string-value="" calcext:value-type="error">
            <text:p>#N/A</text:p>
          </table:table-cell>
          <table:table-cell/>
          <table:table-cell table:formula="of:=[.B180]" office:value-type="float" office:value="3.59492370631" calcext:value-type="float">
            <text:p>3.5949237063</text:p>
          </table:table-cell>
          <table:table-cell table:number-columns-repeated="2"/>
        </table:table-row>
        <table:table-row table:style-name="ro1">
          <table:table-cell office:value-type="float" office:value="1.42770755632" calcext:value-type="float">
            <text:p>1.4277075563</text:p>
          </table:table-cell>
          <table:table-cell office:value-type="float" office:value="2.03965994583" calcext:value-type="float">
            <text:p>2.0396599458</text:p>
          </table:table-cell>
          <table:table-cell table:formula="of:=MATCH([.A181];[.F$5:.F$14];0)" office:value-type="string" office:string-value="" calcext:value-type="error">
            <text:p>#N/A</text:p>
          </table:table-cell>
          <table:table-cell/>
          <table:table-cell table:formula="of:=[.B181]" office:value-type="float" office:value="2.03965994583" calcext:value-type="float">
            <text:p>2.0396599458</text:p>
          </table:table-cell>
          <table:table-cell table:number-columns-repeated="2"/>
        </table:table-row>
        <table:table-row table:style-name="ro1">
          <table:table-cell office:value-type="float" office:value="3.09447538234" calcext:value-type="float">
            <text:p>3.0944753823</text:p>
          </table:table-cell>
          <table:table-cell office:value-type="float" office:value="3.63948456912" calcext:value-type="float">
            <text:p>3.6394845691</text:p>
          </table:table-cell>
          <table:table-cell table:formula="of:=MATCH([.A182];[.F$5:.F$14];0)" office:value-type="string" office:string-value="" calcext:value-type="error">
            <text:p>#N/A</text:p>
          </table:table-cell>
          <table:table-cell/>
          <table:table-cell table:formula="of:=[.B182]" office:value-type="float" office:value="3.63948456912" calcext:value-type="float">
            <text:p>3.6394845691</text:p>
          </table:table-cell>
          <table:table-cell table:number-columns-repeated="2"/>
        </table:table-row>
        <table:table-row table:style-name="ro1">
          <table:table-cell office:value-type="float" office:value="1.69713478725" calcext:value-type="float">
            <text:p>1.6971347873</text:p>
          </table:table-cell>
          <table:table-cell office:value-type="float" office:value="1.81575431818" calcext:value-type="float">
            <text:p>1.8157543182</text:p>
          </table:table-cell>
          <table:table-cell table:formula="of:=MATCH([.A183];[.F$5:.F$14];0)" office:value-type="string" office:string-value="" calcext:value-type="error">
            <text:p>#N/A</text:p>
          </table:table-cell>
          <table:table-cell/>
          <table:table-cell table:formula="of:=[.B183]" office:value-type="float" office:value="1.81575431818" calcext:value-type="float">
            <text:p>1.8157543182</text:p>
          </table:table-cell>
          <table:table-cell table:number-columns-repeated="2"/>
        </table:table-row>
        <table:table-row table:style-name="ro1">
          <table:table-cell office:value-type="float" office:value="1.37627970139" calcext:value-type="float">
            <text:p>1.3762797014</text:p>
          </table:table-cell>
          <table:table-cell office:value-type="float" office:value="3.18207661942" calcext:value-type="float">
            <text:p>3.1820766194</text:p>
          </table:table-cell>
          <table:table-cell table:formula="of:=MATCH([.A184];[.F$5:.F$14];0)" office:value-type="string" office:string-value="" calcext:value-type="error">
            <text:p>#N/A</text:p>
          </table:table-cell>
          <table:table-cell/>
          <table:table-cell table:formula="of:=[.B184]" office:value-type="float" office:value="3.18207661942" calcext:value-type="float">
            <text:p>3.1820766194</text:p>
          </table:table-cell>
          <table:table-cell table:number-columns-repeated="2"/>
        </table:table-row>
        <table:table-row table:style-name="ro1">
          <table:table-cell office:value-type="float" office:value="3.13425161865" calcext:value-type="float">
            <text:p>3.1342516187</text:p>
          </table:table-cell>
          <table:table-cell office:value-type="float" office:value="3.30065615565" calcext:value-type="float">
            <text:p>3.3006561557</text:p>
          </table:table-cell>
          <table:table-cell table:formula="of:=MATCH([.A185];[.F$5:.F$14];0)" office:value-type="string" office:string-value="" calcext:value-type="error">
            <text:p>#N/A</text:p>
          </table:table-cell>
          <table:table-cell/>
          <table:table-cell table:formula="of:=[.B185]" office:value-type="float" office:value="3.30065615565" calcext:value-type="float">
            <text:p>3.3006561557</text:p>
          </table:table-cell>
          <table:table-cell table:number-columns-repeated="2"/>
        </table:table-row>
        <table:table-row table:style-name="ro1">
          <table:table-cell office:value-type="float" office:value="1.39771681348" calcext:value-type="float">
            <text:p>1.3977168135</text:p>
          </table:table-cell>
          <table:table-cell office:value-type="float" office:value="3.53295587955" calcext:value-type="float">
            <text:p>3.5329558796</text:p>
          </table:table-cell>
          <table:table-cell table:formula="of:=MATCH([.A186];[.F$5:.F$14];0)" office:value-type="string" office:string-value="" calcext:value-type="error">
            <text:p>#N/A</text:p>
          </table:table-cell>
          <table:table-cell/>
          <table:table-cell table:formula="of:=[.B186]" office:value-type="float" office:value="3.53295587955" calcext:value-type="float">
            <text:p>3.5329558796</text:p>
          </table:table-cell>
          <table:table-cell table:number-columns-repeated="2"/>
        </table:table-row>
        <table:table-row table:style-name="ro1">
          <table:table-cell office:value-type="float" office:value="3.04309664081" calcext:value-type="float">
            <text:p>3.0430966408</text:p>
          </table:table-cell>
          <table:table-cell office:value-type="float" office:value="2.12367671668" calcext:value-type="float">
            <text:p>2.1236767167</text:p>
          </table:table-cell>
          <table:table-cell table:formula="of:=MATCH([.A187];[.F$5:.F$14];0)" office:value-type="string" office:string-value="" calcext:value-type="error">
            <text:p>#N/A</text:p>
          </table:table-cell>
          <table:table-cell/>
          <table:table-cell table:formula="of:=[.B187]" office:value-type="float" office:value="2.12367671668" calcext:value-type="float">
            <text:p>2.1236767167</text:p>
          </table:table-cell>
          <table:table-cell table:number-columns-repeated="2"/>
        </table:table-row>
        <table:table-row table:style-name="ro1">
          <table:table-cell office:value-type="float" office:value="1.57482181834" calcext:value-type="float">
            <text:p>1.5748218183</text:p>
          </table:table-cell>
          <table:table-cell office:value-type="float" office:value="1.92473939689" calcext:value-type="float">
            <text:p>1.9247393969</text:p>
          </table:table-cell>
          <table:table-cell table:formula="of:=MATCH([.A188];[.F$5:.F$14];0)" office:value-type="string" office:string-value="" calcext:value-type="error">
            <text:p>#N/A</text:p>
          </table:table-cell>
          <table:table-cell/>
          <table:table-cell table:formula="of:=[.B188]" office:value-type="float" office:value="1.92473939689" calcext:value-type="float">
            <text:p>1.9247393969</text:p>
          </table:table-cell>
          <table:table-cell table:number-columns-repeated="2"/>
        </table:table-row>
        <table:table-row table:style-name="ro1">
          <table:table-cell office:value-type="float" office:value="3.11036868421" calcext:value-type="float">
            <text:p>3.1103686842</text:p>
          </table:table-cell>
          <table:table-cell office:value-type="float" office:value="1.80221020567" calcext:value-type="float">
            <text:p>1.8022102057</text:p>
          </table:table-cell>
          <table:table-cell table:formula="of:=MATCH([.A189];[.F$5:.F$14];0)" office:value-type="string" office:string-value="" calcext:value-type="error">
            <text:p>#N/A</text:p>
          </table:table-cell>
          <table:table-cell/>
          <table:table-cell table:formula="of:=[.B189]" office:value-type="float" office:value="1.80221020567" calcext:value-type="float">
            <text:p>1.8022102057</text:p>
          </table:table-cell>
          <table:table-cell table:number-columns-repeated="2"/>
        </table:table-row>
        <table:table-row table:style-name="ro1">
          <table:table-cell office:value-type="float" office:value="3.00566786872" calcext:value-type="float">
            <text:p>3.0056678687</text:p>
          </table:table-cell>
          <table:table-cell office:value-type="float" office:value="1.85256161584" calcext:value-type="float">
            <text:p>1.8525616158</text:p>
          </table:table-cell>
          <table:table-cell table:formula="of:=MATCH([.A190];[.F$5:.F$14];0)" office:value-type="string" office:string-value="" calcext:value-type="error">
            <text:p>#N/A</text:p>
          </table:table-cell>
          <table:table-cell/>
          <table:table-cell table:formula="of:=[.B190]" office:value-type="float" office:value="1.85256161584" calcext:value-type="float">
            <text:p>1.8525616158</text:p>
          </table:table-cell>
          <table:table-cell table:number-columns-repeated="2"/>
        </table:table-row>
        <table:table-row table:style-name="ro1">
          <table:table-cell office:value-type="float" office:value="3.10719594867" calcext:value-type="float">
            <text:p>3.1071959487</text:p>
          </table:table-cell>
          <table:table-cell office:value-type="float" office:value="2.05092334421" calcext:value-type="float">
            <text:p>2.0509233442</text:p>
          </table:table-cell>
          <table:table-cell table:formula="of:=MATCH([.A191];[.F$5:.F$14];0)" office:value-type="string" office:string-value="" calcext:value-type="error">
            <text:p>#N/A</text:p>
          </table:table-cell>
          <table:table-cell/>
          <table:table-cell table:formula="of:=[.B191]" office:value-type="float" office:value="2.05092334421" calcext:value-type="float">
            <text:p>2.0509233442</text:p>
          </table:table-cell>
          <table:table-cell table:number-columns-repeated="2"/>
        </table:table-row>
        <table:table-row table:style-name="ro1">
          <table:table-cell office:value-type="float" office:value="2.80026328743" calcext:value-type="float">
            <text:p>2.8002632874</text:p>
          </table:table-cell>
          <table:table-cell office:value-type="float" office:value="1.96645302836" calcext:value-type="float">
            <text:p>1.9664530284</text:p>
          </table:table-cell>
          <table:table-cell table:formula="of:=MATCH([.A192];[.F$5:.F$14];0)" office:value-type="string" office:string-value="" calcext:value-type="error">
            <text:p>#N/A</text:p>
          </table:table-cell>
          <table:table-cell/>
          <table:table-cell table:formula="of:=[.B192]" office:value-type="float" office:value="1.96645302836" calcext:value-type="float">
            <text:p>1.9664530284</text:p>
          </table:table-cell>
          <table:table-cell table:number-columns-repeated="2"/>
        </table:table-row>
        <table:table-row table:style-name="ro1">
          <table:table-cell office:value-type="float" office:value="3.1515669578" calcext:value-type="float">
            <text:p>3.1515669578</text:p>
          </table:table-cell>
          <table:table-cell office:value-type="float" office:value="3.30474156812" calcext:value-type="float">
            <text:p>3.3047415681</text:p>
          </table:table-cell>
          <table:table-cell table:formula="of:=MATCH([.A193];[.F$5:.F$14];0)" office:value-type="string" office:string-value="" calcext:value-type="error">
            <text:p>#N/A</text:p>
          </table:table-cell>
          <table:table-cell/>
          <table:table-cell table:formula="of:=[.B193]" office:value-type="float" office:value="3.30474156812" calcext:value-type="float">
            <text:p>3.3047415681</text:p>
          </table:table-cell>
          <table:table-cell table:number-columns-repeated="2"/>
        </table:table-row>
        <table:table-row table:style-name="ro1">
          <table:table-cell office:value-type="float" office:value="2.81922410433" calcext:value-type="float">
            <text:p>2.8192241043</text:p>
          </table:table-cell>
          <table:table-cell office:value-type="float" office:value="3.20809333774" calcext:value-type="float">
            <text:p>3.2080933377</text:p>
          </table:table-cell>
          <table:table-cell table:formula="of:=MATCH([.A194];[.F$5:.F$14];0)" office:value-type="string" office:string-value="" calcext:value-type="error">
            <text:p>#N/A</text:p>
          </table:table-cell>
          <table:table-cell/>
          <table:table-cell table:formula="of:=[.B194]" office:value-type="float" office:value="3.20809333774" calcext:value-type="float">
            <text:p>3.2080933377</text:p>
          </table:table-cell>
          <table:table-cell table:number-columns-repeated="2"/>
        </table:table-row>
        <table:table-row table:style-name="ro1">
          <table:table-cell office:value-type="float" office:value="1.45973520018" calcext:value-type="float">
            <text:p>1.4597352002</text:p>
          </table:table-cell>
          <table:table-cell office:value-type="float" office:value="1.65298806382" calcext:value-type="float">
            <text:p>1.6529880638</text:p>
          </table:table-cell>
          <table:table-cell table:formula="of:=MATCH([.A195];[.F$5:.F$14];0)" office:value-type="string" office:string-value="" calcext:value-type="error">
            <text:p>#N/A</text:p>
          </table:table-cell>
          <table:table-cell/>
          <table:table-cell table:formula="of:=[.B195]" office:value-type="float" office:value="1.65298806382" calcext:value-type="float">
            <text:p>1.6529880638</text:p>
          </table:table-cell>
          <table:table-cell table:number-columns-repeated="2"/>
        </table:table-row>
        <table:table-row table:style-name="ro1">
          <table:table-cell office:value-type="float" office:value="3.23383777052" calcext:value-type="float">
            <text:p>3.2338377705</text:p>
          </table:table-cell>
          <table:table-cell office:value-type="float" office:value="3.63354930597" calcext:value-type="float">
            <text:p>3.633549306</text:p>
          </table:table-cell>
          <table:table-cell table:formula="of:=MATCH([.A196];[.F$5:.F$14];0)" office:value-type="string" office:string-value="" calcext:value-type="error">
            <text:p>#N/A</text:p>
          </table:table-cell>
          <table:table-cell/>
          <table:table-cell table:formula="of:=[.B196]" office:value-type="float" office:value="3.63354930597" calcext:value-type="float">
            <text:p>3.633549306</text:p>
          </table:table-cell>
          <table:table-cell table:number-columns-repeated="2"/>
        </table:table-row>
        <table:table-row table:style-name="ro1">
          <table:table-cell office:value-type="float" office:value="1.7246808711" calcext:value-type="float">
            <text:p>1.7246808711</text:p>
          </table:table-cell>
          <table:table-cell office:value-type="float" office:value="1.6748679753" calcext:value-type="float">
            <text:p>1.6748679753</text:p>
          </table:table-cell>
          <table:table-cell table:formula="of:=MATCH([.A197];[.F$5:.F$14];0)" office:value-type="string" office:string-value="" calcext:value-type="error">
            <text:p>#N/A</text:p>
          </table:table-cell>
          <table:table-cell/>
          <table:table-cell table:formula="of:=[.B197]" office:value-type="float" office:value="1.6748679753" calcext:value-type="float">
            <text:p>1.6748679753</text:p>
          </table:table-cell>
          <table:table-cell table:number-columns-repeated="2"/>
        </table:table-row>
        <table:table-row table:style-name="ro1">
          <table:table-cell office:value-type="float" office:value="1.43887853034" calcext:value-type="float">
            <text:p>1.4388785303</text:p>
          </table:table-cell>
          <table:table-cell office:value-type="float" office:value="3.46029497504" calcext:value-type="float">
            <text:p>3.460294975</text:p>
          </table:table-cell>
          <table:table-cell table:formula="of:=MATCH([.A198];[.F$5:.F$14];0)" office:value-type="string" office:string-value="" calcext:value-type="error">
            <text:p>#N/A</text:p>
          </table:table-cell>
          <table:table-cell/>
          <table:table-cell table:formula="of:=[.B198]" office:value-type="float" office:value="3.46029497504" calcext:value-type="float">
            <text:p>3.460294975</text:p>
          </table:table-cell>
          <table:table-cell table:number-columns-repeated="2"/>
        </table:table-row>
        <table:table-row table:style-name="ro1">
          <table:table-cell office:value-type="float" office:value="1.67271058028" calcext:value-type="float">
            <text:p>1.6727105803</text:p>
          </table:table-cell>
          <table:table-cell office:value-type="float" office:value="1.7239929327" calcext:value-type="float">
            <text:p>1.7239929327</text:p>
          </table:table-cell>
          <table:table-cell table:formula="of:=MATCH([.A199];[.F$5:.F$14];0)" office:value-type="string" office:string-value="" calcext:value-type="error">
            <text:p>#N/A</text:p>
          </table:table-cell>
          <table:table-cell/>
          <table:table-cell table:formula="of:=[.B199]" office:value-type="float" office:value="1.7239929327" calcext:value-type="float">
            <text:p>1.7239929327</text:p>
          </table:table-cell>
          <table:table-cell table:number-columns-repeated="2"/>
        </table:table-row>
        <table:table-row table:style-name="ro1">
          <table:table-cell office:value-type="float" office:value="3.22465433947" calcext:value-type="float">
            <text:p>3.2246543395</text:p>
          </table:table-cell>
          <table:table-cell office:value-type="float" office:value="1.91906355764" calcext:value-type="float">
            <text:p>1.9190635576</text:p>
          </table:table-cell>
          <table:table-cell table:formula="of:=MATCH([.A200];[.F$5:.F$14];0)" office:value-type="string" office:string-value="" calcext:value-type="error">
            <text:p>#N/A</text:p>
          </table:table-cell>
          <table:table-cell/>
          <table:table-cell table:formula="of:=[.B200]" office:value-type="float" office:value="1.91906355764" calcext:value-type="float">
            <text:p>1.9190635576</text:p>
          </table:table-cell>
          <table:table-cell table:number-columns-repeated="2"/>
        </table:table-row>
        <table:table-row table:style-name="ro1">
          <table:table-cell office:value-type="float" office:value="1.69964261498" calcext:value-type="float">
            <text:p>1.699642615</text:p>
          </table:table-cell>
          <table:table-cell office:value-type="float" office:value="1.67481350156" calcext:value-type="float">
            <text:p>1.6748135016</text:p>
          </table:table-cell>
          <table:table-cell table:formula="of:=MATCH([.A201];[.F$5:.F$14];0)" office:value-type="string" office:string-value="" calcext:value-type="error">
            <text:p>#N/A</text:p>
          </table:table-cell>
          <table:table-cell/>
          <table:table-cell table:formula="of:=[.B201]" office:value-type="float" office:value="1.67481350156" calcext:value-type="float">
            <text:p>1.6748135016</text:p>
          </table:table-cell>
          <table:table-cell table:number-columns-repeated="2"/>
        </table:table-row>
        <table:table-row table:style-name="ro1">
          <table:table-cell office:value-type="float" office:value="3.16538485824" calcext:value-type="float">
            <text:p>3.1653848582</text:p>
          </table:table-cell>
          <table:table-cell office:value-type="float" office:value="1.85702977983" calcext:value-type="float">
            <text:p>1.8570297798</text:p>
          </table:table-cell>
          <table:table-cell table:formula="of:=MATCH([.A202];[.F$5:.F$14];0)" office:value-type="string" office:string-value="" calcext:value-type="error">
            <text:p>#N/A</text:p>
          </table:table-cell>
          <table:table-cell/>
          <table:table-cell table:formula="of:=[.B202]" office:value-type="float" office:value="1.85702977983" calcext:value-type="float">
            <text:p>1.8570297798</text:p>
          </table:table-cell>
          <table:table-cell table:number-columns-repeated="2"/>
        </table:table-row>
        <table:table-row table:style-name="ro1">
          <table:table-cell office:value-type="float" office:value="2.82934638045" calcext:value-type="float">
            <text:p>2.8293463805</text:p>
          </table:table-cell>
          <table:table-cell office:value-type="float" office:value="2.12912214022" calcext:value-type="float">
            <text:p>2.1291221402</text:p>
          </table:table-cell>
          <table:table-cell table:formula="of:=MATCH([.A203];[.F$5:.F$14];0)" office:value-type="string" office:string-value="" calcext:value-type="error">
            <text:p>#N/A</text:p>
          </table:table-cell>
          <table:table-cell/>
          <table:table-cell table:formula="of:=[.B203]" office:value-type="float" office:value="2.12912214022" calcext:value-type="float">
            <text:p>2.129122140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andidate_spawning_pool.A4:candidate_spawning_pool.G20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0T11:22:00.373303286</dc:date>
    <meta:editing-duration>PT11M22S</meta:editing-duration>
    <meta:editing-cycles>1</meta:editing-cycles>
    <meta:document-statistic meta:table-count="1" meta:cell-count="82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76cm" svg:height="14.823cm" xlink:href=".." xlink:type="simple" chart:class="chart:scatter" chart:style-name="ch1">
        <chart:legend chart:legend-position="end" svg:x="21.313cm" svg:y="7.112cm" style:legend-expansion="high" chart:style-name="ch2"/>
        <chart:plot-area chart:style-name="ch3" table:cell-range-address="candidate_spawning_pool.A5:candidate_spawning_pool.B203" svg:x="0.471cm" svg:y="0.296cm" svg:width="20.371cm" svg:height="14.231cm">
          <chartooo:coordinate-region svg:x="0.617cm" svg:y="0.495cm" svg:width="20.131cm" svg:height="13.8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B5:candidate_spawning_pool.B203" chart:class="chart:scatter">
            <chart:domain table:cell-range-address="candidate_spawning_pool.A5:candidate_spawning_pool.A203"/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4297104966">
                <text:p>-1.44297104966</text:p>
                <draw:g>
                  <svg:desc>candidate_spawning_pool.A5:candidate_spawning_pool.A203</svg:desc>
                </draw:g>
              </table:table-cell>
              <table:table-cell office:value-type="float" office:value="1.37863488">
                <text:p>1.37863488</text:p>
                <draw:g>
                  <svg:desc>candidate_spawning_pool.B5:candidate_spawning_pool.B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4458313216">
                <text:p>0.434458313216</text:p>
              </table:table-cell>
              <table:table-cell office:value-type="float" office:value="-0.174388939138">
                <text:p>-0.174388939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9246835172">
                <text:p>-1.39246835172</text:p>
              </table:table-cell>
              <table:table-cell office:value-type="float" office:value="1.68604918184">
                <text:p>1.68604918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0951701728">
                <text:p>-1.20951701728</text:p>
              </table:table-cell>
              <table:table-cell office:value-type="float" office:value="-0.251210927938">
                <text:p>-0.251210927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9872459685">
                <text:p>-1.09872459685</text:p>
              </table:table-cell>
              <table:table-cell office:value-type="float" office:value="-0.113115373247">
                <text:p>-0.11311537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6687846447">
                <text:p>-0.646687846447</text:p>
              </table:table-cell>
              <table:table-cell office:value-type="float" office:value="-1.03260146768">
                <text:p>-1.0326014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11593179236">
                <text:p>-2.11593179236</text:p>
              </table:table-cell>
              <table:table-cell office:value-type="float" office:value="-0.965063344452">
                <text:p>-0.965063344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7496693593">
                <text:p>-0.217496693593</text:p>
              </table:table-cell>
              <table:table-cell office:value-type="float" office:value="0.362328385354">
                <text:p>0.362328385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16811337036">
                <text:p>-2.16811337036</text:p>
              </table:table-cell>
              <table:table-cell office:value-type="float" office:value="-1.00994104882">
                <text:p>-1.00994104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75468380511">
                <text:p>-0.675468380511</text:p>
              </table:table-cell>
              <table:table-cell office:value-type="float" office:value="0.481054475952">
                <text:p>0.481054475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3198628272">
                <text:p>-2.13198628272</text:p>
              </table:table-cell>
              <table:table-cell office:value-type="float" office:value="-0.902293271832">
                <text:p>-0.902293271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01492054503">
                <text:p>-2.01492054503</text:p>
              </table:table-cell>
              <table:table-cell office:value-type="float" office:value="0.548598666261">
                <text:p>0.548598666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70656252414">
                <text:p>-0.570656252414</text:p>
              </table:table-cell>
              <table:table-cell office:value-type="float" office:value="0.365602302986">
                <text:p>0.365602302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87189295348">
                <text:p>-0.687189295348</text:p>
              </table:table-cell>
              <table:table-cell office:value-type="float" office:value="0.100892142894">
                <text:p>0.100892142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7835633587">
                <text:p>-1.37835633587</text:p>
              </table:table-cell>
              <table:table-cell office:value-type="float" office:value="1.35107333714">
                <text:p>1.35107333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2376487664">
                <text:p>-1.42376487664</text:p>
              </table:table-cell>
              <table:table-cell office:value-type="float" office:value="0.999170618357">
                <text:p>0.999170618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6696414524">
                <text:p>0.186696414524</text:p>
              </table:table-cell>
              <table:table-cell office:value-type="float" office:value="-0.557668444573">
                <text:p>-0.557668444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1901709557">
                <text:p>0.381901709557</text:p>
              </table:table-cell>
              <table:table-cell office:value-type="float" office:value="-0.328190344277">
                <text:p>-0.32819034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3244264266">
                <text:p>0.853244264266</text:p>
              </table:table-cell>
              <table:table-cell office:value-type="float" office:value="0.280147436812">
                <text:p>0.280147436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386939565">
                <text:p>0.86386939565</text:p>
              </table:table-cell>
              <table:table-cell office:value-type="float" office:value="-1.2717077058">
                <text:p>-1.2717077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0310979527">
                <text:p>0.710310979527</text:p>
              </table:table-cell>
              <table:table-cell office:value-type="float" office:value="-0.0203878439878">
                <text:p>-0.0203878439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94512017592">
                <text:p>-0.494512017592</text:p>
              </table:table-cell>
              <table:table-cell office:value-type="float" office:value="0.0435453686193">
                <text:p>0.0435453686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6787365297">
                <text:p>0.806787365297</text:p>
              </table:table-cell>
              <table:table-cell office:value-type="float" office:value="0.0901849569799">
                <text:p>0.0901849569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6252998898">
                <text:p>0.946252998898</text:p>
              </table:table-cell>
              <table:table-cell office:value-type="float" office:value="-1.52976496747">
                <text:p>-1.52976496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8886172536">
                <text:p>0.808886172536</text:p>
              </table:table-cell>
              <table:table-cell office:value-type="float" office:value="-1.50407123778">
                <text:p>-1.50407123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1822615527">
                <text:p>0.981822615527</text:p>
              </table:table-cell>
              <table:table-cell office:value-type="float" office:value="-1.75796403986">
                <text:p>-1.7579640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85063242">
                <text:p>1.7785063242</text:p>
              </table:table-cell>
              <table:table-cell office:value-type="float" office:value="-2.24265748363">
                <text:p>-2.24265748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72102692429">
                <text:p>0.0872102692429</text:p>
              </table:table-cell>
              <table:table-cell office:value-type="float" office:value="-0.991310124077">
                <text:p>-0.991310124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642124732">
                <text:p>1.68642124732</text:p>
              </table:table-cell>
              <table:table-cell office:value-type="float" office:value="-0.727284532632">
                <text:p>-0.72728453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670742429">
                <text:p>1.46670742429</text:p>
              </table:table-cell>
              <table:table-cell office:value-type="float" office:value="-2.40758629365">
                <text:p>-2.40758629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44547476146">
                <text:p>-0.144547476146</text:p>
              </table:table-cell>
              <table:table-cell office:value-type="float" office:value="-0.728973741702">
                <text:p>-0.728973741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523342978">
                <text:p>0.24523342978</text:p>
              </table:table-cell>
              <table:table-cell office:value-type="float" office:value="-2.11047699238">
                <text:p>-2.1104769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1059289188">
                <text:p>0.0871059289188</text:p>
              </table:table-cell>
              <table:table-cell office:value-type="float" office:value="-0.69960114453">
                <text:p>-0.69960114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624204651">
                <text:p>1.50624204651</text:p>
              </table:table-cell>
              <table:table-cell office:value-type="float" office:value="-0.552530806812">
                <text:p>-0.552530806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114622122">
                <text:p>0.118114622122</text:p>
              </table:table-cell>
              <table:table-cell office:value-type="float" office:value="-2.02020163047">
                <text:p>-2.0202016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2890082895">
                <text:p>1.42890082895</text:p>
              </table:table-cell>
              <table:table-cell office:value-type="float" office:value="-0.611643554534">
                <text:p>-0.611643554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6389302904">
                <text:p>0.186389302904</text:p>
              </table:table-cell>
              <table:table-cell office:value-type="float" office:value="-0.65098245146">
                <text:p>-0.65098245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1422529852">
                <text:p>1.41422529852</text:p>
              </table:table-cell>
              <table:table-cell office:value-type="float" office:value="-2.18214719606">
                <text:p>-2.18214719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94724425138">
                <text:p>-0.094724425138</text:p>
              </table:table-cell>
              <table:table-cell office:value-type="float" office:value="-2.45678584282">
                <text:p>-2.456785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1099835686">
                <text:p>1.31099835686</text:p>
              </table:table-cell>
              <table:table-cell office:value-type="float" office:value="-0.895173711443">
                <text:p>-0.895173711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970638928">
                <text:p>1.48970638928</text:p>
              </table:table-cell>
              <table:table-cell office:value-type="float" office:value="-2.16530009989">
                <text:p>-2.1653000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1708181998">
                <text:p>0.151708181998</text:p>
              </table:table-cell>
              <table:table-cell office:value-type="float" office:value="-0.749785892198">
                <text:p>-0.749785892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6533971318">
                <text:p>0.286533971318</text:p>
              </table:table-cell>
              <table:table-cell office:value-type="float" office:value="-2.15988497243">
                <text:p>-2.15988497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57408419361">
                <text:p>-0.0357408419361</text:p>
              </table:table-cell>
              <table:table-cell office:value-type="float" office:value="-2.09515224381">
                <text:p>-2.09515224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437902597">
                <text:p>1.59437902597</text:p>
              </table:table-cell>
              <table:table-cell office:value-type="float" office:value="-2.29106518003">
                <text:p>-2.29106518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2863412096">
                <text:p>-0.052863412096</text:p>
              </table:table-cell>
              <table:table-cell office:value-type="float" office:value="-0.992475883758">
                <text:p>-0.992475883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627408089">
                <text:p>1.46627408089</text:p>
              </table:table-cell>
              <table:table-cell office:value-type="float" office:value="-0.984694699942">
                <text:p>-0.984694699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626996178">
                <text:p>1.40626996178</text:p>
              </table:table-cell>
              <table:table-cell office:value-type="float" office:value="-2.37858689258">
                <text:p>-2.37858689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042069966">
                <text:p>1.50042069966</text:p>
              </table:table-cell>
              <table:table-cell office:value-type="float" office:value="-0.812463054331">
                <text:p>-0.812463054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4776661198">
                <text:p>0.104776661198</text:p>
              </table:table-cell>
              <table:table-cell office:value-type="float" office:value="-2.24759297811">
                <text:p>-2.24759297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841804304">
                <text:p>1.74841804304</text:p>
              </table:table-cell>
              <table:table-cell office:value-type="float" office:value="-2.35747787773">
                <text:p>-2.35747787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856902454">
                <text:p>1.50856902454</text:p>
              </table:table-cell>
              <table:table-cell office:value-type="float" office:value="-0.605609309316">
                <text:p>-0.605609309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7988409288">
                <text:p>0.177988409288</text:p>
              </table:table-cell>
              <table:table-cell office:value-type="float" office:value="-0.716384259053">
                <text:p>-0.716384259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334136427">
                <text:p>1.56334136427</text:p>
              </table:table-cell>
              <table:table-cell office:value-type="float" office:value="-0.958150087578">
                <text:p>-0.958150087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33866479889">
                <text:p>0.0633866479889</text:p>
              </table:table-cell>
              <table:table-cell office:value-type="float" office:value="-0.626563312791">
                <text:p>-0.626563312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38711617092">
                <text:p>-0.138711617092</text:p>
              </table:table-cell>
              <table:table-cell office:value-type="float" office:value="-0.65640737575">
                <text:p>-0.65640737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581798453">
                <text:p>1.64581798453</text:p>
              </table:table-cell>
              <table:table-cell office:value-type="float" office:value="-2.29421374233">
                <text:p>-2.29421374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03736879773">
                <text:p>-0.0803736879773</text:p>
              </table:table-cell>
              <table:table-cell office:value-type="float" office:value="-2.14266511532">
                <text:p>-2.14266511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648508422">
                <text:p>0.12648508422</text:p>
              </table:table-cell>
              <table:table-cell office:value-type="float" office:value="-0.734192822969">
                <text:p>-0.734192822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038217349">
                <text:p>1.4038217349</text:p>
              </table:table-cell>
              <table:table-cell office:value-type="float" office:value="-0.923754503365">
                <text:p>-0.923754503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88367821432">
                <text:p>-0.188367821432</text:p>
              </table:table-cell>
              <table:table-cell office:value-type="float" office:value="-2.11819127262">
                <text:p>-2.11819127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813805295">
                <text:p>1.78813805295</text:p>
              </table:table-cell>
              <table:table-cell office:value-type="float" office:value="-0.975656648865">
                <text:p>-0.975656648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5936106311">
                <text:p>0.105936106311</text:p>
              </table:table-cell>
              <table:table-cell office:value-type="float" office:value="-2.12102910175">
                <text:p>-2.12102910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09861988">
                <text:p>1.5809861988</text:p>
              </table:table-cell>
              <table:table-cell office:value-type="float" office:value="-2.02866950033">
                <text:p>-2.02866950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06447306476">
                <text:p>-0.0106447306476</text:p>
              </table:table-cell>
              <table:table-cell office:value-type="float" office:value="-2.43263923912">
                <text:p>-2.43263923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8815985597">
                <text:p>0.0318815985597</text:p>
              </table:table-cell>
              <table:table-cell office:value-type="float" office:value="-0.854542872027">
                <text:p>-0.854542872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1116868733">
                <text:p>1.71116868733</text:p>
              </table:table-cell>
              <table:table-cell office:value-type="float" office:value="-2.19752569016">
                <text:p>-2.19752569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54853082994">
                <text:p>-0.0154853082994</text:p>
              </table:table-cell>
              <table:table-cell office:value-type="float" office:value="-2.49295863878">
                <text:p>-2.49295863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0104139323">
                <text:p>1.60104139323</text:p>
              </table:table-cell>
              <table:table-cell office:value-type="float" office:value="-0.701988381223">
                <text:p>-0.701988381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661298636">
                <text:p>1.41661298636</text:p>
              </table:table-cell>
              <table:table-cell office:value-type="float" office:value="-0.565670961525">
                <text:p>-0.565670961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666592078">
                <text:p>1.35666592078</text:p>
              </table:table-cell>
              <table:table-cell office:value-type="float" office:value="-0.638827969587">
                <text:p>-0.6388279695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659625119">
                <text:p>1.56659625119</text:p>
              </table:table-cell>
              <table:table-cell office:value-type="float" office:value="-0.387078229609">
                <text:p>-0.387078229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1633795033">
                <text:p>0.491633795033</text:p>
              </table:table-cell>
              <table:table-cell office:value-type="float" office:value="-1.37745116215">
                <text:p>-1.37745116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8597061445">
                <text:p>2.28597061445</text:p>
              </table:table-cell>
              <table:table-cell office:value-type="float" office:value="0.303380836879">
                <text:p>0.303380836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7716953559">
                <text:p>2.17716953559</text:p>
              </table:table-cell>
              <table:table-cell office:value-type="float" office:value="0.0284405309679">
                <text:p>0.02844053096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395062836">
                <text:p>2.03395062836</text:p>
              </table:table-cell>
              <table:table-cell office:value-type="float" office:value="-1.19210242171">
                <text:p>-1.19210242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1290506427">
                <text:p>2.01290506427</text:p>
              </table:table-cell>
              <table:table-cell office:value-type="float" office:value="0.246698798479">
                <text:p>0.246698798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0801804002">
                <text:p>0.540801804002</text:p>
              </table:table-cell>
              <table:table-cell office:value-type="float" office:value="0.236181385143">
                <text:p>0.236181385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2986308792">
                <text:p>2.32986308792</text:p>
              </table:table-cell>
              <table:table-cell office:value-type="float" office:value="-1.40774840963">
                <text:p>-1.4077484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6673562287">
                <text:p>0.476673562287</text:p>
              </table:table-cell>
              <table:table-cell office:value-type="float" office:value="-0.0750021410358">
                <text:p>-0.0750021410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9473164276">
                <text:p>2.09473164276</text:p>
              </table:table-cell>
              <table:table-cell office:value-type="float" office:value="0.211429549502">
                <text:p>0.2114295495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001098417">
                <text:p>2.14001098417</text:p>
              </table:table-cell>
              <table:table-cell office:value-type="float" office:value="0.0786029885473">
                <text:p>0.0786029885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4606908841">
                <text:p>0.684606908841</text:p>
              </table:table-cell>
              <table:table-cell office:value-type="float" office:value="-1.50342914591">
                <text:p>-1.50342914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1084517207">
                <text:p>2.31084517207</text:p>
              </table:table-cell>
              <table:table-cell office:value-type="float" office:value="-1.19228845339">
                <text:p>-1.19228845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7497393675">
                <text:p>0.637497393675</text:p>
              </table:table-cell>
              <table:table-cell office:value-type="float" office:value="0.171229165522">
                <text:p>0.171229165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1177548491">
                <text:p>1.91177548491</text:p>
              </table:table-cell>
              <table:table-cell office:value-type="float" office:value="-1.18585993197">
                <text:p>-1.18585993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705672426">
                <text:p>2.08705672426</text:p>
              </table:table-cell>
              <table:table-cell office:value-type="float" office:value="-1.40084584934">
                <text:p>-1.40084584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4656415433">
                <text:p>0.674656415433</text:p>
              </table:table-cell>
              <table:table-cell office:value-type="float" office:value="-1.4661957747">
                <text:p>-1.4661957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3825074071">
                <text:p>0.403825074071</text:p>
              </table:table-cell>
              <table:table-cell office:value-type="float" office:value="0.0708057095438">
                <text:p>0.0708057095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028617724">
                <text:p>2.21028617724</text:p>
              </table:table-cell>
              <table:table-cell office:value-type="float" office:value="0.00310194226249">
                <text:p>0.003101942262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043408894">
                <text:p>2.34043408894</text:p>
              </table:table-cell>
              <table:table-cell office:value-type="float" office:value="-0.0238031480211">
                <text:p>-0.0238031480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1642244974">
                <text:p>2.11642244974</text:p>
              </table:table-cell>
              <table:table-cell office:value-type="float" office:value="-1.27828284249">
                <text:p>-1.278282842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0034489099">
                <text:p>0.610034489099</text:p>
              </table:table-cell>
              <table:table-cell office:value-type="float" office:value="-0.113231910369">
                <text:p>-0.113231910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6700516987">
                <text:p>0.826700516987</text:p>
              </table:table-cell>
              <table:table-cell office:value-type="float" office:value="-1.48723852991">
                <text:p>-1.48723852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3368769769">
                <text:p>2.13368769769</text:p>
              </table:table-cell>
              <table:table-cell office:value-type="float" office:value="0.24856469579">
                <text:p>0.24856469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343436204">
                <text:p>2.32343436204</text:p>
              </table:table-cell>
              <table:table-cell office:value-type="float" office:value="-1.55537895071">
                <text:p>-1.55537895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2166652559">
                <text:p>0.542166652559</text:p>
              </table:table-cell>
              <table:table-cell office:value-type="float" office:value="0.0178185009155">
                <text:p>0.0178185009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6812929516">
                <text:p>0.696812929516</text:p>
              </table:table-cell>
              <table:table-cell office:value-type="float" office:value="-0.279942687296">
                <text:p>-0.279942687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0545982208">
                <text:p>1.30545982208</text:p>
              </table:table-cell>
              <table:table-cell office:value-type="float" office:value="0.64596481599">
                <text:p>0.64596481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4733072916">
                <text:p>1.34733072916</text:p>
              </table:table-cell>
              <table:table-cell office:value-type="float" office:value="0.672318675178">
                <text:p>0.6723186751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2980884189">
                <text:p>1.52980884189</text:p>
              </table:table-cell>
              <table:table-cell office:value-type="float" office:value="0.52436048207">
                <text:p>0.52436048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775242712">
                <text:p>0.50775242712</text:p>
              </table:table-cell>
              <table:table-cell office:value-type="float" office:value="1.44450510843">
                <text:p>1.44450510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3968839805">
                <text:p>0.603968839805</text:p>
              </table:table-cell>
              <table:table-cell office:value-type="float" office:value="1.22018943726">
                <text:p>1.22018943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52460000582">
                <text:p>0.452460000582</text:p>
              </table:table-cell>
              <table:table-cell office:value-type="float" office:value="1.34707630244">
                <text:p>1.34707630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0428734885">
                <text:p>1.40428734885</text:p>
              </table:table-cell>
              <table:table-cell office:value-type="float" office:value="2.09919607243">
                <text:p>2.09919607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1115410763">
                <text:p>1.31115410763</text:p>
              </table:table-cell>
              <table:table-cell office:value-type="float" office:value="1.9294616686">
                <text:p>1.9294616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902947856">
                <text:p>1.20902947856</text:p>
              </table:table-cell>
              <table:table-cell office:value-type="float" office:value="1.66485421501">
                <text:p>1.664854215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8663678222">
                <text:p>0.598663678222</text:p>
              </table:table-cell>
              <table:table-cell office:value-type="float" office:value="1.07638081681">
                <text:p>1.07638081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4687324887">
                <text:p>0.624687324887</text:p>
              </table:table-cell>
              <table:table-cell office:value-type="float" office:value="2.75062019861">
                <text:p>2.750620198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0736684916">
                <text:p>2.00736684916</text:p>
              </table:table-cell>
              <table:table-cell office:value-type="float" office:value="2.83067846175">
                <text:p>2.83067846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7470360777">
                <text:p>0.707470360777</text:p>
              </table:table-cell>
              <table:table-cell office:value-type="float" office:value="0.9433662542">
                <text:p>0.9433662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5022341837">
                <text:p>2.05022341837</text:p>
              </table:table-cell>
              <table:table-cell office:value-type="float" office:value="1.08890289119">
                <text:p>1.08890289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2950511058">
                <text:p>1.82950511058</text:p>
              </table:table-cell>
              <table:table-cell office:value-type="float" office:value="2.64172838067">
                <text:p>2.64172838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1937300354">
                <text:p>0.561937300354</text:p>
              </table:table-cell>
              <table:table-cell office:value-type="float" office:value="1.0030057671">
                <text:p>1.0030057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28091784">
                <text:p>1.8828091784</text:p>
              </table:table-cell>
              <table:table-cell office:value-type="float" office:value="1.27072530497">
                <text:p>1.270725304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7686184227">
                <text:p>2.17686184227</text:p>
              </table:table-cell>
              <table:table-cell office:value-type="float" office:value="0.94317171815">
                <text:p>0.94317171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911736428">
                <text:p>0.68911736428</text:p>
              </table:table-cell>
              <table:table-cell office:value-type="float" office:value="2.57755128047">
                <text:p>2.57755128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1921246329">
                <text:p>1.81921246329</text:p>
              </table:table-cell>
              <table:table-cell office:value-type="float" office:value="2.6375891937">
                <text:p>2.637589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3129164898">
                <text:p>2.03129164898</text:p>
              </table:table-cell>
              <table:table-cell office:value-type="float" office:value="1.11004736104">
                <text:p>1.110047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4847132712">
                <text:p>0.744847132712</text:p>
              </table:table-cell>
              <table:table-cell office:value-type="float" office:value="2.69309209544">
                <text:p>2.69309209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235305499">
                <text:p>1.99235305499</text:p>
              </table:table-cell>
              <table:table-cell office:value-type="float" office:value="1.17992846336">
                <text:p>1.17992846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8913728164">
                <text:p>0.348913728164</text:p>
              </table:table-cell>
              <table:table-cell office:value-type="float" office:value="0.943311332619">
                <text:p>0.943311332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6410835016">
                <text:p>1.86410835016</text:p>
              </table:table-cell>
              <table:table-cell office:value-type="float" office:value="2.49490914393">
                <text:p>2.49490914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409717586">
                <text:p>1.93409717586</text:p>
              </table:table-cell>
              <table:table-cell office:value-type="float" office:value="2.4361900502">
                <text:p>2.4361900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2462703332">
                <text:p>0.412462703332</text:p>
              </table:table-cell>
              <table:table-cell office:value-type="float" office:value="1.21355204568">
                <text:p>1.213552045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0684517594">
                <text:p>0.740684517594</text:p>
              </table:table-cell>
              <table:table-cell office:value-type="float" office:value="1.23135419889">
                <text:p>1.23135419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4276439357">
                <text:p>1.94276439357</text:p>
              </table:table-cell>
              <table:table-cell office:value-type="float" office:value="1.16077817207">
                <text:p>1.16077817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09165412868">
                <text:p>0.409165412868</text:p>
              </table:table-cell>
              <table:table-cell office:value-type="float" office:value="2.54810735835">
                <text:p>2.54810735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2391976524">
                <text:p>0.502391976524</text:p>
              </table:table-cell>
              <table:table-cell office:value-type="float" office:value="1.13325838089">
                <text:p>1.133258380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9821848895">
                <text:p>2.29821848895</text:p>
              </table:table-cell>
              <table:table-cell office:value-type="float" office:value="2.43577944067">
                <text:p>2.43577944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8809836262">
                <text:p>2.28809836262</text:p>
              </table:table-cell>
              <table:table-cell office:value-type="float" office:value="2.63988277772">
                <text:p>2.63988277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5364395669">
                <text:p>2.55364395669</text:p>
              </table:table-cell>
              <table:table-cell office:value-type="float" office:value="2.43837338294">
                <text:p>2.43837338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7530712232">
                <text:p>3.27530712232</text:p>
              </table:table-cell>
              <table:table-cell office:value-type="float" office:value="3.4884354382">
                <text:p>3.48843543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7709800759">
                <text:p>1.57709800759</text:p>
              </table:table-cell>
              <table:table-cell office:value-type="float" office:value="1.82929089043">
                <text:p>1.829290890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0194736935">
                <text:p>2.80194736935</text:p>
              </table:table-cell>
              <table:table-cell office:value-type="float" office:value="1.64999511983">
                <text:p>1.64999511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1128224034">
                <text:p>2.91128224034</text:p>
              </table:table-cell>
              <table:table-cell office:value-type="float" office:value="3.56493074806">
                <text:p>3.56493074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998534936">
                <text:p>1.72998534936</text:p>
              </table:table-cell>
              <table:table-cell office:value-type="float" office:value="3.37868931273">
                <text:p>3.37868931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9849361661">
                <text:p>2.89849361661</text:p>
              </table:table-cell>
              <table:table-cell office:value-type="float" office:value="3.2424789627">
                <text:p>3.2424789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3011035549">
                <text:p>3.23011035549</text:p>
              </table:table-cell>
              <table:table-cell office:value-type="float" office:value="3.53797969054">
                <text:p>3.53797969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2385777431">
                <text:p>3.22385777431</text:p>
              </table:table-cell>
              <table:table-cell office:value-type="float" office:value="3.16490684463">
                <text:p>3.16490684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1860034623">
                <text:p>1.51860034623</text:p>
              </table:table-cell>
              <table:table-cell office:value-type="float" office:value="3.34619072134">
                <text:p>3.34619072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7105976354">
                <text:p>1.77105976354</text:p>
              </table:table-cell>
              <table:table-cell office:value-type="float" office:value="3.1937998744">
                <text:p>3.19379987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5338942026">
                <text:p>1.75338942026</text:p>
              </table:table-cell>
              <table:table-cell office:value-type="float" office:value="3.25130155777">
                <text:p>3.25130155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125383114">
                <text:p>1.6125383114</text:p>
              </table:table-cell>
              <table:table-cell office:value-type="float" office:value="1.84215178499">
                <text:p>1.84215178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7720197323">
                <text:p>2.87720197323</text:p>
              </table:table-cell>
              <table:table-cell office:value-type="float" office:value="1.64775117465">
                <text:p>1.64775117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2711049645">
                <text:p>1.42711049645</text:p>
              </table:table-cell>
              <table:table-cell office:value-type="float" office:value="1.85128579498">
                <text:p>1.851285794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24044843418">
                <text:p>3.24044843418</text:p>
              </table:table-cell>
              <table:table-cell office:value-type="float" office:value="2.05536203096">
                <text:p>2.05536203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38124268">
                <text:p>1.5238124268</text:p>
              </table:table-cell>
              <table:table-cell office:value-type="float" office:value="3.31064855571">
                <text:p>3.310648555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0026619939">
                <text:p>1.50026619939</text:p>
              </table:table-cell>
              <table:table-cell office:value-type="float" office:value="2.07680186385">
                <text:p>2.07680186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6008400309">
                <text:p>1.36008400309</text:p>
              </table:table-cell>
              <table:table-cell office:value-type="float" office:value="3.37173676749">
                <text:p>3.371736767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1566662347">
                <text:p>2.81566662347</text:p>
              </table:table-cell>
              <table:table-cell office:value-type="float" office:value="3.24420834437">
                <text:p>3.244208344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2932227099">
                <text:p>2.82932227099</text:p>
              </table:table-cell>
              <table:table-cell office:value-type="float" office:value="3.30761076205">
                <text:p>3.30761076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5504311702">
                <text:p>3.05504311702</text:p>
              </table:table-cell>
              <table:table-cell office:value-type="float" office:value="3.57456707662">
                <text:p>3.57456707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0060601713">
                <text:p>2.90060601713</text:p>
              </table:table-cell>
              <table:table-cell office:value-type="float" office:value="1.90247230024">
                <text:p>1.90247230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416079833">
                <text:p>3.08416079833</text:p>
              </table:table-cell>
              <table:table-cell office:value-type="float" office:value="1.90901755767">
                <text:p>1.90901755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9067078937">
                <text:p>2.99067078937</text:p>
              </table:table-cell>
              <table:table-cell office:value-type="float" office:value="3.22640211401">
                <text:p>3.2264021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7349401724">
                <text:p>2.97349401724</text:p>
              </table:table-cell>
              <table:table-cell office:value-type="float" office:value="3.58726710587">
                <text:p>3.587267105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418118875">
                <text:p>1.62418118875</text:p>
              </table:table-cell>
              <table:table-cell office:value-type="float" office:value="2.07139397427">
                <text:p>2.07139397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5019973098">
                <text:p>3.25019973098</text:p>
              </table:table-cell>
              <table:table-cell office:value-type="float" office:value="1.99931048289">
                <text:p>1.99931048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6810613891">
                <text:p>1.36810613891</text:p>
              </table:table-cell>
              <table:table-cell office:value-type="float" office:value="3.50560379439">
                <text:p>3.505603794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9687819974">
                <text:p>1.49687819974</text:p>
              </table:table-cell>
              <table:table-cell office:value-type="float" office:value="3.38763717492">
                <text:p>3.387637174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5646991245">
                <text:p>1.55646991245</text:p>
              </table:table-cell>
              <table:table-cell office:value-type="float" office:value="1.8691526321">
                <text:p>1.86915263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3963155725">
                <text:p>2.83963155725</text:p>
              </table:table-cell>
              <table:table-cell office:value-type="float" office:value="3.60676375594">
                <text:p>3.60676375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7252399273">
                <text:p>2.97252399273</text:p>
              </table:table-cell>
              <table:table-cell office:value-type="float" office:value="1.69110704563">
                <text:p>1.69110704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760977576">
                <text:p>1.3760977576</text:p>
              </table:table-cell>
              <table:table-cell office:value-type="float" office:value="3.34080435235">
                <text:p>3.34080435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8147058477">
                <text:p>1.48147058477</text:p>
              </table:table-cell>
              <table:table-cell office:value-type="float" office:value="3.63917686654">
                <text:p>3.639176866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8847609587">
                <text:p>2.88847609587</text:p>
              </table:table-cell>
              <table:table-cell office:value-type="float" office:value="3.26673502418">
                <text:p>3.26673502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0983808664">
                <text:p>1.30983808664</text:p>
              </table:table-cell>
              <table:table-cell office:value-type="float" office:value="3.29296328615">
                <text:p>3.292963286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4371749164">
                <text:p>2.84371749164</text:p>
              </table:table-cell>
              <table:table-cell office:value-type="float" office:value="3.3788970631">
                <text:p>3.3788970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1305741198">
                <text:p>1.61305741198</text:p>
              </table:table-cell>
              <table:table-cell office:value-type="float" office:value="1.98280754045">
                <text:p>1.98280754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039604035">
                <text:p>1.30039604035</text:p>
              </table:table-cell>
              <table:table-cell office:value-type="float" office:value="1.6797999167">
                <text:p>1.6797999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828342715">
                <text:p>2.94828342715</text:p>
              </table:table-cell>
              <table:table-cell office:value-type="float" office:value="3.60759182919">
                <text:p>3.607591829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00025477043">
                <text:p>3.00025477043</text:p>
              </table:table-cell>
              <table:table-cell office:value-type="float" office:value="3.46772120298">
                <text:p>3.467721202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71834052">
                <text:p>3.271834052</text:p>
              </table:table-cell>
              <table:table-cell office:value-type="float" office:value="1.7755402337">
                <text:p>1.77554023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5200878803">
                <text:p>3.25200878803</text:p>
              </table:table-cell>
              <table:table-cell office:value-type="float" office:value="3.16926400273">
                <text:p>3.16926400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425028216">
                <text:p>1.76425028216</text:p>
              </table:table-cell>
              <table:table-cell office:value-type="float" office:value="3.59492370631">
                <text:p>3.59492370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2770755632">
                <text:p>1.42770755632</text:p>
              </table:table-cell>
              <table:table-cell office:value-type="float" office:value="2.03965994583">
                <text:p>2.03965994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9447538234">
                <text:p>3.09447538234</text:p>
              </table:table-cell>
              <table:table-cell office:value-type="float" office:value="3.63948456912">
                <text:p>3.6394845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9713478725">
                <text:p>1.69713478725</text:p>
              </table:table-cell>
              <table:table-cell office:value-type="float" office:value="1.81575431818">
                <text:p>1.815754318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7627970139">
                <text:p>1.37627970139</text:p>
              </table:table-cell>
              <table:table-cell office:value-type="float" office:value="3.18207661942">
                <text:p>3.18207661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3425161865">
                <text:p>3.13425161865</text:p>
              </table:table-cell>
              <table:table-cell office:value-type="float" office:value="3.30065615565">
                <text:p>3.30065615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9771681348">
                <text:p>1.39771681348</text:p>
              </table:table-cell>
              <table:table-cell office:value-type="float" office:value="3.53295587955">
                <text:p>3.532955879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4309664081">
                <text:p>3.04309664081</text:p>
              </table:table-cell>
              <table:table-cell office:value-type="float" office:value="2.12367671668">
                <text:p>2.12367671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7482181834">
                <text:p>1.57482181834</text:p>
              </table:table-cell>
              <table:table-cell office:value-type="float" office:value="1.92473939689">
                <text:p>1.92473939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1036868421">
                <text:p>3.11036868421</text:p>
              </table:table-cell>
              <table:table-cell office:value-type="float" office:value="1.80221020567">
                <text:p>1.802210205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0566786872">
                <text:p>3.00566786872</text:p>
              </table:table-cell>
              <table:table-cell office:value-type="float" office:value="1.85256161584">
                <text:p>1.852561615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0719594867">
                <text:p>3.10719594867</text:p>
              </table:table-cell>
              <table:table-cell office:value-type="float" office:value="2.05092334421">
                <text:p>2.05092334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0026328743">
                <text:p>2.80026328743</text:p>
              </table:table-cell>
              <table:table-cell office:value-type="float" office:value="1.96645302836">
                <text:p>1.9664530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515669578">
                <text:p>3.1515669578</text:p>
              </table:table-cell>
              <table:table-cell office:value-type="float" office:value="3.30474156812">
                <text:p>3.30474156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1922410433">
                <text:p>2.81922410433</text:p>
              </table:table-cell>
              <table:table-cell office:value-type="float" office:value="3.20809333774">
                <text:p>3.208093337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5973520018">
                <text:p>1.45973520018</text:p>
              </table:table-cell>
              <table:table-cell office:value-type="float" office:value="1.65298806382">
                <text:p>1.652988063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3383777052">
                <text:p>3.23383777052</text:p>
              </table:table-cell>
              <table:table-cell office:value-type="float" office:value="3.63354930597">
                <text:p>3.63354930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246808711">
                <text:p>1.7246808711</text:p>
              </table:table-cell>
              <table:table-cell office:value-type="float" office:value="1.6748679753">
                <text:p>1.6748679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3887853034">
                <text:p>1.43887853034</text:p>
              </table:table-cell>
              <table:table-cell office:value-type="float" office:value="3.46029497504">
                <text:p>3.460294975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7271058028">
                <text:p>1.67271058028</text:p>
              </table:table-cell>
              <table:table-cell office:value-type="float" office:value="1.7239929327">
                <text:p>1.72399293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2465433947">
                <text:p>3.22465433947</text:p>
              </table:table-cell>
              <table:table-cell office:value-type="float" office:value="1.91906355764">
                <text:p>1.91906355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9964261498">
                <text:p>1.69964261498</text:p>
              </table:table-cell>
              <table:table-cell office:value-type="float" office:value="1.67481350156">
                <text:p>1.67481350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6538485824">
                <text:p>3.16538485824</text:p>
              </table:table-cell>
              <table:table-cell office:value-type="float" office:value="1.85702977983">
                <text:p>1.857029779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2934638045">
                <text:p>2.82934638045</text:p>
              </table:table-cell>
              <table:table-cell office:value-type="float" office:value="2.12912214022">
                <text:p>2.1291221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andidate_spawning_pool.A5:candidate_spawning_pool.A203 candidate_spawning_pool.D5:candidate_spawning_pool.E203" svg:x="0.32cm" svg:y="0.18cm" svg:width="13.097cm" svg:height="8.64cm">
          <chartooo:coordinate-region svg:x="0.466cm" svg:y="0.379cm" svg:width="12.85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5:candidate_spawning_pool.D203" chart:class="chart:scatter">
            <chart:domain table:cell-range-address="candidate_spawning_pool.A5:candidate_spawning_pool.A203"/>
            <chart:data-point chart:repeated="199"/>
          </chart:series>
          <chart:series chart:style-name="ch7" chart:values-cell-range-address="candidate_spawning_pool.E5:candidate_spawning_pool.E203" chart:class="chart:scatter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4297104966">
                <text:p>-1.44297104966</text:p>
                <draw:g>
                  <svg:desc>candidate_spawning_pool.A5:candidate_spawning_pool.A203</svg:desc>
                </draw:g>
              </table:table-cell>
              <table:table-cell office:value-type="float" office:value="NaN">
                <text:p>NaN</text:p>
                <draw:g>
                  <svg:desc>candidate_spawning_pool.D5:candidate_spawning_pool.D203</svg:desc>
                </draw:g>
              </table:table-cell>
              <table:table-cell office:value-type="float" office:value="1.37863488">
                <text:p>1.37863488</text:p>
                <draw:g>
                  <svg:desc>candidate_spawning_pool.E5:candidate_spawning_pool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4458313216">
                <text:p>0.434458313216</text:p>
              </table:table-cell>
              <table:table-cell office:value-type="float" office:value="NaN">
                <text:p>NaN</text:p>
              </table:table-cell>
              <table:table-cell office:value-type="float" office:value="-0.174388939138">
                <text:p>-0.174388939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9246835172">
                <text:p>-1.39246835172</text:p>
              </table:table-cell>
              <table:table-cell office:value-type="float" office:value="NaN">
                <text:p>NaN</text:p>
              </table:table-cell>
              <table:table-cell office:value-type="float" office:value="1.68604918184">
                <text:p>1.68604918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0951701728">
                <text:p>-1.20951701728</text:p>
              </table:table-cell>
              <table:table-cell office:value-type="float" office:value="-0.251210927938">
                <text:p>-0.251210927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9872459685">
                <text:p>-1.09872459685</text:p>
              </table:table-cell>
              <table:table-cell office:value-type="float" office:value="NaN">
                <text:p>NaN</text:p>
              </table:table-cell>
              <table:table-cell office:value-type="float" office:value="-0.113115373247">
                <text:p>-0.11311537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6687846447">
                <text:p>-0.646687846447</text:p>
              </table:table-cell>
              <table:table-cell office:value-type="float" office:value="NaN">
                <text:p>NaN</text:p>
              </table:table-cell>
              <table:table-cell office:value-type="float" office:value="-1.03260146768">
                <text:p>-1.0326014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11593179236">
                <text:p>-2.11593179236</text:p>
              </table:table-cell>
              <table:table-cell office:value-type="float" office:value="NaN">
                <text:p>NaN</text:p>
              </table:table-cell>
              <table:table-cell office:value-type="float" office:value="-0.965063344452">
                <text:p>-0.965063344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7496693593">
                <text:p>-0.217496693593</text:p>
              </table:table-cell>
              <table:table-cell office:value-type="float" office:value="NaN">
                <text:p>NaN</text:p>
              </table:table-cell>
              <table:table-cell office:value-type="float" office:value="0.362328385354">
                <text:p>0.362328385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16811337036">
                <text:p>-2.16811337036</text:p>
              </table:table-cell>
              <table:table-cell office:value-type="float" office:value="NaN">
                <text:p>NaN</text:p>
              </table:table-cell>
              <table:table-cell office:value-type="float" office:value="-1.00994104882">
                <text:p>-1.00994104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75468380511">
                <text:p>-0.675468380511</text:p>
              </table:table-cell>
              <table:table-cell office:value-type="float" office:value="NaN">
                <text:p>NaN</text:p>
              </table:table-cell>
              <table:table-cell office:value-type="float" office:value="0.481054475952">
                <text:p>0.481054475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3198628272">
                <text:p>-2.13198628272</text:p>
              </table:table-cell>
              <table:table-cell office:value-type="float" office:value="NaN">
                <text:p>NaN</text:p>
              </table:table-cell>
              <table:table-cell office:value-type="float" office:value="-0.902293271832">
                <text:p>-0.902293271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01492054503">
                <text:p>-2.01492054503</text:p>
              </table:table-cell>
              <table:table-cell office:value-type="float" office:value="NaN">
                <text:p>NaN</text:p>
              </table:table-cell>
              <table:table-cell office:value-type="float" office:value="0.548598666261">
                <text:p>0.548598666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70656252414">
                <text:p>-0.570656252414</text:p>
              </table:table-cell>
              <table:table-cell office:value-type="float" office:value="0.365602302986">
                <text:p>0.36560230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87189295348">
                <text:p>-0.687189295348</text:p>
              </table:table-cell>
              <table:table-cell office:value-type="float" office:value="NaN">
                <text:p>NaN</text:p>
              </table:table-cell>
              <table:table-cell office:value-type="float" office:value="0.100892142894">
                <text:p>0.100892142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7835633587">
                <text:p>-1.37835633587</text:p>
              </table:table-cell>
              <table:table-cell office:value-type="float" office:value="NaN">
                <text:p>NaN</text:p>
              </table:table-cell>
              <table:table-cell office:value-type="float" office:value="1.35107333714">
                <text:p>1.35107333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2376487664">
                <text:p>-1.42376487664</text:p>
              </table:table-cell>
              <table:table-cell office:value-type="float" office:value="NaN">
                <text:p>NaN</text:p>
              </table:table-cell>
              <table:table-cell office:value-type="float" office:value="0.999170618357">
                <text:p>0.999170618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6696414524">
                <text:p>0.186696414524</text:p>
              </table:table-cell>
              <table:table-cell office:value-type="float" office:value="-0.557668444573">
                <text:p>-0.55766844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1901709557">
                <text:p>0.381901709557</text:p>
              </table:table-cell>
              <table:table-cell office:value-type="float" office:value="NaN">
                <text:p>NaN</text:p>
              </table:table-cell>
              <table:table-cell office:value-type="float" office:value="-0.328190344277">
                <text:p>-0.328190344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3244264266">
                <text:p>0.853244264266</text:p>
              </table:table-cell>
              <table:table-cell office:value-type="float" office:value="NaN">
                <text:p>NaN</text:p>
              </table:table-cell>
              <table:table-cell office:value-type="float" office:value="0.280147436812">
                <text:p>0.280147436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386939565">
                <text:p>0.86386939565</text:p>
              </table:table-cell>
              <table:table-cell office:value-type="float" office:value="NaN">
                <text:p>NaN</text:p>
              </table:table-cell>
              <table:table-cell office:value-type="float" office:value="-1.2717077058">
                <text:p>-1.2717077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0310979527">
                <text:p>0.710310979527</text:p>
              </table:table-cell>
              <table:table-cell office:value-type="float" office:value="NaN">
                <text:p>NaN</text:p>
              </table:table-cell>
              <table:table-cell office:value-type="float" office:value="-0.0203878439878">
                <text:p>-0.0203878439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94512017592">
                <text:p>-0.494512017592</text:p>
              </table:table-cell>
              <table:table-cell office:value-type="float" office:value="NaN">
                <text:p>NaN</text:p>
              </table:table-cell>
              <table:table-cell office:value-type="float" office:value="0.0435453686193">
                <text:p>0.0435453686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6787365297">
                <text:p>0.806787365297</text:p>
              </table:table-cell>
              <table:table-cell office:value-type="float" office:value="NaN">
                <text:p>NaN</text:p>
              </table:table-cell>
              <table:table-cell office:value-type="float" office:value="0.0901849569799">
                <text:p>0.0901849569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6252998898">
                <text:p>0.946252998898</text:p>
              </table:table-cell>
              <table:table-cell office:value-type="float" office:value="NaN">
                <text:p>NaN</text:p>
              </table:table-cell>
              <table:table-cell office:value-type="float" office:value="-1.52976496747">
                <text:p>-1.52976496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8886172536">
                <text:p>0.808886172536</text:p>
              </table:table-cell>
              <table:table-cell office:value-type="float" office:value="-1.50407123778">
                <text:p>-1.50407123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1822615527">
                <text:p>0.981822615527</text:p>
              </table:table-cell>
              <table:table-cell office:value-type="float" office:value="NaN">
                <text:p>NaN</text:p>
              </table:table-cell>
              <table:table-cell office:value-type="float" office:value="-1.75796403986">
                <text:p>-1.75796403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85063242">
                <text:p>1.7785063242</text:p>
              </table:table-cell>
              <table:table-cell office:value-type="float" office:value="NaN">
                <text:p>NaN</text:p>
              </table:table-cell>
              <table:table-cell office:value-type="float" office:value="-2.24265748363">
                <text:p>-2.24265748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72102692429">
                <text:p>0.0872102692429</text:p>
              </table:table-cell>
              <table:table-cell office:value-type="float" office:value="NaN">
                <text:p>NaN</text:p>
              </table:table-cell>
              <table:table-cell office:value-type="float" office:value="-0.991310124077">
                <text:p>-0.991310124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642124732">
                <text:p>1.68642124732</text:p>
              </table:table-cell>
              <table:table-cell office:value-type="float" office:value="NaN">
                <text:p>NaN</text:p>
              </table:table-cell>
              <table:table-cell office:value-type="float" office:value="-0.727284532632">
                <text:p>-0.727284532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670742429">
                <text:p>1.46670742429</text:p>
              </table:table-cell>
              <table:table-cell office:value-type="float" office:value="NaN">
                <text:p>NaN</text:p>
              </table:table-cell>
              <table:table-cell office:value-type="float" office:value="-2.40758629365">
                <text:p>-2.40758629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44547476146">
                <text:p>-0.144547476146</text:p>
              </table:table-cell>
              <table:table-cell office:value-type="float" office:value="NaN">
                <text:p>NaN</text:p>
              </table:table-cell>
              <table:table-cell office:value-type="float" office:value="-0.728973741702">
                <text:p>-0.728973741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523342978">
                <text:p>0.24523342978</text:p>
              </table:table-cell>
              <table:table-cell office:value-type="float" office:value="NaN">
                <text:p>NaN</text:p>
              </table:table-cell>
              <table:table-cell office:value-type="float" office:value="-2.11047699238">
                <text:p>-2.1104769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1059289188">
                <text:p>0.0871059289188</text:p>
              </table:table-cell>
              <table:table-cell office:value-type="float" office:value="NaN">
                <text:p>NaN</text:p>
              </table:table-cell>
              <table:table-cell office:value-type="float" office:value="-0.69960114453">
                <text:p>-0.69960114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624204651">
                <text:p>1.50624204651</text:p>
              </table:table-cell>
              <table:table-cell office:value-type="float" office:value="NaN">
                <text:p>NaN</text:p>
              </table:table-cell>
              <table:table-cell office:value-type="float" office:value="-0.552530806812">
                <text:p>-0.552530806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114622122">
                <text:p>0.118114622122</text:p>
              </table:table-cell>
              <table:table-cell office:value-type="float" office:value="NaN">
                <text:p>NaN</text:p>
              </table:table-cell>
              <table:table-cell office:value-type="float" office:value="-2.02020163047">
                <text:p>-2.0202016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2890082895">
                <text:p>1.42890082895</text:p>
              </table:table-cell>
              <table:table-cell office:value-type="float" office:value="NaN">
                <text:p>NaN</text:p>
              </table:table-cell>
              <table:table-cell office:value-type="float" office:value="-0.611643554534">
                <text:p>-0.611643554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6389302904">
                <text:p>0.186389302904</text:p>
              </table:table-cell>
              <table:table-cell office:value-type="float" office:value="NaN">
                <text:p>NaN</text:p>
              </table:table-cell>
              <table:table-cell office:value-type="float" office:value="-0.65098245146">
                <text:p>-0.65098245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1422529852">
                <text:p>1.41422529852</text:p>
              </table:table-cell>
              <table:table-cell office:value-type="float" office:value="NaN">
                <text:p>NaN</text:p>
              </table:table-cell>
              <table:table-cell office:value-type="float" office:value="-2.18214719606">
                <text:p>-2.18214719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94724425138">
                <text:p>-0.094724425138</text:p>
              </table:table-cell>
              <table:table-cell office:value-type="float" office:value="NaN">
                <text:p>NaN</text:p>
              </table:table-cell>
              <table:table-cell office:value-type="float" office:value="-2.45678584282">
                <text:p>-2.456785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1099835686">
                <text:p>1.31099835686</text:p>
              </table:table-cell>
              <table:table-cell office:value-type="float" office:value="NaN">
                <text:p>NaN</text:p>
              </table:table-cell>
              <table:table-cell office:value-type="float" office:value="-0.895173711443">
                <text:p>-0.895173711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970638928">
                <text:p>1.48970638928</text:p>
              </table:table-cell>
              <table:table-cell office:value-type="float" office:value="NaN">
                <text:p>NaN</text:p>
              </table:table-cell>
              <table:table-cell office:value-type="float" office:value="-2.16530009989">
                <text:p>-2.1653000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1708181998">
                <text:p>0.151708181998</text:p>
              </table:table-cell>
              <table:table-cell office:value-type="float" office:value="NaN">
                <text:p>NaN</text:p>
              </table:table-cell>
              <table:table-cell office:value-type="float" office:value="-0.749785892198">
                <text:p>-0.749785892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6533971318">
                <text:p>0.286533971318</text:p>
              </table:table-cell>
              <table:table-cell office:value-type="float" office:value="NaN">
                <text:p>NaN</text:p>
              </table:table-cell>
              <table:table-cell office:value-type="float" office:value="-2.15988497243">
                <text:p>-2.15988497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57408419361">
                <text:p>-0.0357408419361</text:p>
              </table:table-cell>
              <table:table-cell office:value-type="float" office:value="NaN">
                <text:p>NaN</text:p>
              </table:table-cell>
              <table:table-cell office:value-type="float" office:value="-2.09515224381">
                <text:p>-2.09515224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437902597">
                <text:p>1.59437902597</text:p>
              </table:table-cell>
              <table:table-cell office:value-type="float" office:value="NaN">
                <text:p>NaN</text:p>
              </table:table-cell>
              <table:table-cell office:value-type="float" office:value="-2.29106518003">
                <text:p>-2.29106518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2863412096">
                <text:p>-0.052863412096</text:p>
              </table:table-cell>
              <table:table-cell office:value-type="float" office:value="NaN">
                <text:p>NaN</text:p>
              </table:table-cell>
              <table:table-cell office:value-type="float" office:value="-0.992475883758">
                <text:p>-0.992475883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627408089">
                <text:p>1.46627408089</text:p>
              </table:table-cell>
              <table:table-cell office:value-type="float" office:value="NaN">
                <text:p>NaN</text:p>
              </table:table-cell>
              <table:table-cell office:value-type="float" office:value="-0.984694699942">
                <text:p>-0.984694699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626996178">
                <text:p>1.40626996178</text:p>
              </table:table-cell>
              <table:table-cell office:value-type="float" office:value="NaN">
                <text:p>NaN</text:p>
              </table:table-cell>
              <table:table-cell office:value-type="float" office:value="-2.37858689258">
                <text:p>-2.37858689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042069966">
                <text:p>1.50042069966</text:p>
              </table:table-cell>
              <table:table-cell office:value-type="float" office:value="NaN">
                <text:p>NaN</text:p>
              </table:table-cell>
              <table:table-cell office:value-type="float" office:value="-0.812463054331">
                <text:p>-0.812463054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4776661198">
                <text:p>0.104776661198</text:p>
              </table:table-cell>
              <table:table-cell office:value-type="float" office:value="NaN">
                <text:p>NaN</text:p>
              </table:table-cell>
              <table:table-cell office:value-type="float" office:value="-2.24759297811">
                <text:p>-2.24759297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841804304">
                <text:p>1.74841804304</text:p>
              </table:table-cell>
              <table:table-cell office:value-type="float" office:value="NaN">
                <text:p>NaN</text:p>
              </table:table-cell>
              <table:table-cell office:value-type="float" office:value="-2.35747787773">
                <text:p>-2.35747787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856902454">
                <text:p>1.50856902454</text:p>
              </table:table-cell>
              <table:table-cell office:value-type="float" office:value="NaN">
                <text:p>NaN</text:p>
              </table:table-cell>
              <table:table-cell office:value-type="float" office:value="-0.605609309316">
                <text:p>-0.605609309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7988409288">
                <text:p>0.177988409288</text:p>
              </table:table-cell>
              <table:table-cell office:value-type="float" office:value="NaN">
                <text:p>NaN</text:p>
              </table:table-cell>
              <table:table-cell office:value-type="float" office:value="-0.716384259053">
                <text:p>-0.716384259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334136427">
                <text:p>1.56334136427</text:p>
              </table:table-cell>
              <table:table-cell office:value-type="float" office:value="NaN">
                <text:p>NaN</text:p>
              </table:table-cell>
              <table:table-cell office:value-type="float" office:value="-0.958150087578">
                <text:p>-0.9581500875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33866479889">
                <text:p>0.0633866479889</text:p>
              </table:table-cell>
              <table:table-cell office:value-type="float" office:value="NaN">
                <text:p>NaN</text:p>
              </table:table-cell>
              <table:table-cell office:value-type="float" office:value="-0.626563312791">
                <text:p>-0.6265633127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38711617092">
                <text:p>-0.138711617092</text:p>
              </table:table-cell>
              <table:table-cell office:value-type="float" office:value="NaN">
                <text:p>NaN</text:p>
              </table:table-cell>
              <table:table-cell office:value-type="float" office:value="-0.65640737575">
                <text:p>-0.65640737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581798453">
                <text:p>1.64581798453</text:p>
              </table:table-cell>
              <table:table-cell office:value-type="float" office:value="NaN">
                <text:p>NaN</text:p>
              </table:table-cell>
              <table:table-cell office:value-type="float" office:value="-2.29421374233">
                <text:p>-2.29421374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03736879773">
                <text:p>-0.0803736879773</text:p>
              </table:table-cell>
              <table:table-cell office:value-type="float" office:value="NaN">
                <text:p>NaN</text:p>
              </table:table-cell>
              <table:table-cell office:value-type="float" office:value="-2.14266511532">
                <text:p>-2.14266511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648508422">
                <text:p>0.12648508422</text:p>
              </table:table-cell>
              <table:table-cell office:value-type="float" office:value="NaN">
                <text:p>NaN</text:p>
              </table:table-cell>
              <table:table-cell office:value-type="float" office:value="-0.734192822969">
                <text:p>-0.734192822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038217349">
                <text:p>1.4038217349</text:p>
              </table:table-cell>
              <table:table-cell office:value-type="float" office:value="NaN">
                <text:p>NaN</text:p>
              </table:table-cell>
              <table:table-cell office:value-type="float" office:value="-0.923754503365">
                <text:p>-0.923754503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88367821432">
                <text:p>-0.188367821432</text:p>
              </table:table-cell>
              <table:table-cell office:value-type="float" office:value="NaN">
                <text:p>NaN</text:p>
              </table:table-cell>
              <table:table-cell office:value-type="float" office:value="-2.11819127262">
                <text:p>-2.11819127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813805295">
                <text:p>1.78813805295</text:p>
              </table:table-cell>
              <table:table-cell office:value-type="float" office:value="NaN">
                <text:p>NaN</text:p>
              </table:table-cell>
              <table:table-cell office:value-type="float" office:value="-0.975656648865">
                <text:p>-0.9756566488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5936106311">
                <text:p>0.105936106311</text:p>
              </table:table-cell>
              <table:table-cell office:value-type="float" office:value="NaN">
                <text:p>NaN</text:p>
              </table:table-cell>
              <table:table-cell office:value-type="float" office:value="-2.12102910175">
                <text:p>-2.12102910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809861988">
                <text:p>1.5809861988</text:p>
              </table:table-cell>
              <table:table-cell office:value-type="float" office:value="NaN">
                <text:p>NaN</text:p>
              </table:table-cell>
              <table:table-cell office:value-type="float" office:value="-2.02866950033">
                <text:p>-2.02866950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106447306476">
                <text:p>-0.0106447306476</text:p>
              </table:table-cell>
              <table:table-cell office:value-type="float" office:value="NaN">
                <text:p>NaN</text:p>
              </table:table-cell>
              <table:table-cell office:value-type="float" office:value="-2.43263923912">
                <text:p>-2.43263923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8815985597">
                <text:p>0.0318815985597</text:p>
              </table:table-cell>
              <table:table-cell office:value-type="float" office:value="NaN">
                <text:p>NaN</text:p>
              </table:table-cell>
              <table:table-cell office:value-type="float" office:value="-0.854542872027">
                <text:p>-0.854542872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1116868733">
                <text:p>1.71116868733</text:p>
              </table:table-cell>
              <table:table-cell office:value-type="float" office:value="NaN">
                <text:p>NaN</text:p>
              </table:table-cell>
              <table:table-cell office:value-type="float" office:value="-2.19752569016">
                <text:p>-2.19752569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54853082994">
                <text:p>-0.0154853082994</text:p>
              </table:table-cell>
              <table:table-cell office:value-type="float" office:value="NaN">
                <text:p>NaN</text:p>
              </table:table-cell>
              <table:table-cell office:value-type="float" office:value="-2.49295863878">
                <text:p>-2.49295863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0104139323">
                <text:p>1.60104139323</text:p>
              </table:table-cell>
              <table:table-cell office:value-type="float" office:value="NaN">
                <text:p>NaN</text:p>
              </table:table-cell>
              <table:table-cell office:value-type="float" office:value="-0.701988381223">
                <text:p>-0.701988381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1661298636">
                <text:p>1.41661298636</text:p>
              </table:table-cell>
              <table:table-cell office:value-type="float" office:value="NaN">
                <text:p>NaN</text:p>
              </table:table-cell>
              <table:table-cell office:value-type="float" office:value="-0.565670961525">
                <text:p>-0.565670961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5666592078">
                <text:p>1.35666592078</text:p>
              </table:table-cell>
              <table:table-cell office:value-type="float" office:value="-0.638827969587">
                <text:p>-0.63882796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659625119">
                <text:p>1.56659625119</text:p>
              </table:table-cell>
              <table:table-cell office:value-type="float" office:value="NaN">
                <text:p>NaN</text:p>
              </table:table-cell>
              <table:table-cell office:value-type="float" office:value="-0.387078229609">
                <text:p>-0.387078229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1633795033">
                <text:p>0.491633795033</text:p>
              </table:table-cell>
              <table:table-cell office:value-type="float" office:value="NaN">
                <text:p>NaN</text:p>
              </table:table-cell>
              <table:table-cell office:value-type="float" office:value="-1.37745116215">
                <text:p>-1.37745116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8597061445">
                <text:p>2.28597061445</text:p>
              </table:table-cell>
              <table:table-cell office:value-type="float" office:value="NaN">
                <text:p>NaN</text:p>
              </table:table-cell>
              <table:table-cell office:value-type="float" office:value="0.303380836879">
                <text:p>0.303380836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7716953559">
                <text:p>2.17716953559</text:p>
              </table:table-cell>
              <table:table-cell office:value-type="float" office:value="NaN">
                <text:p>NaN</text:p>
              </table:table-cell>
              <table:table-cell office:value-type="float" office:value="0.0284405309679">
                <text:p>0.02844053096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395062836">
                <text:p>2.03395062836</text:p>
              </table:table-cell>
              <table:table-cell office:value-type="float" office:value="NaN">
                <text:p>NaN</text:p>
              </table:table-cell>
              <table:table-cell office:value-type="float" office:value="-1.19210242171">
                <text:p>-1.19210242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1290506427">
                <text:p>2.01290506427</text:p>
              </table:table-cell>
              <table:table-cell office:value-type="float" office:value="NaN">
                <text:p>NaN</text:p>
              </table:table-cell>
              <table:table-cell office:value-type="float" office:value="0.246698798479">
                <text:p>0.246698798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0801804002">
                <text:p>0.540801804002</text:p>
              </table:table-cell>
              <table:table-cell office:value-type="float" office:value="NaN">
                <text:p>NaN</text:p>
              </table:table-cell>
              <table:table-cell office:value-type="float" office:value="0.236181385143">
                <text:p>0.236181385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2986308792">
                <text:p>2.32986308792</text:p>
              </table:table-cell>
              <table:table-cell office:value-type="float" office:value="NaN">
                <text:p>NaN</text:p>
              </table:table-cell>
              <table:table-cell office:value-type="float" office:value="-1.40774840963">
                <text:p>-1.4077484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6673562287">
                <text:p>0.476673562287</text:p>
              </table:table-cell>
              <table:table-cell office:value-type="float" office:value="NaN">
                <text:p>NaN</text:p>
              </table:table-cell>
              <table:table-cell office:value-type="float" office:value="-0.0750021410358">
                <text:p>-0.0750021410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9473164276">
                <text:p>2.09473164276</text:p>
              </table:table-cell>
              <table:table-cell office:value-type="float" office:value="NaN">
                <text:p>NaN</text:p>
              </table:table-cell>
              <table:table-cell office:value-type="float" office:value="0.211429549502">
                <text:p>0.2114295495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001098417">
                <text:p>2.14001098417</text:p>
              </table:table-cell>
              <table:table-cell office:value-type="float" office:value="NaN">
                <text:p>NaN</text:p>
              </table:table-cell>
              <table:table-cell office:value-type="float" office:value="0.0786029885473">
                <text:p>0.0786029885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4606908841">
                <text:p>0.684606908841</text:p>
              </table:table-cell>
              <table:table-cell office:value-type="float" office:value="NaN">
                <text:p>NaN</text:p>
              </table:table-cell>
              <table:table-cell office:value-type="float" office:value="-1.50342914591">
                <text:p>-1.50342914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1084517207">
                <text:p>2.31084517207</text:p>
              </table:table-cell>
              <table:table-cell office:value-type="float" office:value="NaN">
                <text:p>NaN</text:p>
              </table:table-cell>
              <table:table-cell office:value-type="float" office:value="-1.19228845339">
                <text:p>-1.19228845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7497393675">
                <text:p>0.637497393675</text:p>
              </table:table-cell>
              <table:table-cell office:value-type="float" office:value="NaN">
                <text:p>NaN</text:p>
              </table:table-cell>
              <table:table-cell office:value-type="float" office:value="0.171229165522">
                <text:p>0.171229165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1177548491">
                <text:p>1.91177548491</text:p>
              </table:table-cell>
              <table:table-cell office:value-type="float" office:value="NaN">
                <text:p>NaN</text:p>
              </table:table-cell>
              <table:table-cell office:value-type="float" office:value="-1.18585993197">
                <text:p>-1.18585993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705672426">
                <text:p>2.08705672426</text:p>
              </table:table-cell>
              <table:table-cell office:value-type="float" office:value="NaN">
                <text:p>NaN</text:p>
              </table:table-cell>
              <table:table-cell office:value-type="float" office:value="-1.40084584934">
                <text:p>-1.40084584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4656415433">
                <text:p>0.674656415433</text:p>
              </table:table-cell>
              <table:table-cell office:value-type="float" office:value="NaN">
                <text:p>NaN</text:p>
              </table:table-cell>
              <table:table-cell office:value-type="float" office:value="-1.4661957747">
                <text:p>-1.4661957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3825074071">
                <text:p>0.403825074071</text:p>
              </table:table-cell>
              <table:table-cell office:value-type="float" office:value="NaN">
                <text:p>NaN</text:p>
              </table:table-cell>
              <table:table-cell office:value-type="float" office:value="0.0708057095438">
                <text:p>0.0708057095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028617724">
                <text:p>2.21028617724</text:p>
              </table:table-cell>
              <table:table-cell office:value-type="float" office:value="NaN">
                <text:p>NaN</text:p>
              </table:table-cell>
              <table:table-cell office:value-type="float" office:value="0.00310194226249">
                <text:p>0.003101942262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043408894">
                <text:p>2.34043408894</text:p>
              </table:table-cell>
              <table:table-cell office:value-type="float" office:value="NaN">
                <text:p>NaN</text:p>
              </table:table-cell>
              <table:table-cell office:value-type="float" office:value="-0.0238031480211">
                <text:p>-0.0238031480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1642244974">
                <text:p>2.11642244974</text:p>
              </table:table-cell>
              <table:table-cell office:value-type="float" office:value="NaN">
                <text:p>NaN</text:p>
              </table:table-cell>
              <table:table-cell office:value-type="float" office:value="-1.27828284249">
                <text:p>-1.278282842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0034489099">
                <text:p>0.610034489099</text:p>
              </table:table-cell>
              <table:table-cell office:value-type="float" office:value="NaN">
                <text:p>NaN</text:p>
              </table:table-cell>
              <table:table-cell office:value-type="float" office:value="-0.113231910369">
                <text:p>-0.113231910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6700516987">
                <text:p>0.826700516987</text:p>
              </table:table-cell>
              <table:table-cell office:value-type="float" office:value="NaN">
                <text:p>NaN</text:p>
              </table:table-cell>
              <table:table-cell office:value-type="float" office:value="-1.48723852991">
                <text:p>-1.48723852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3368769769">
                <text:p>2.13368769769</text:p>
              </table:table-cell>
              <table:table-cell office:value-type="float" office:value="NaN">
                <text:p>NaN</text:p>
              </table:table-cell>
              <table:table-cell office:value-type="float" office:value="0.24856469579">
                <text:p>0.24856469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343436204">
                <text:p>2.32343436204</text:p>
              </table:table-cell>
              <table:table-cell office:value-type="float" office:value="NaN">
                <text:p>NaN</text:p>
              </table:table-cell>
              <table:table-cell office:value-type="float" office:value="-1.55537895071">
                <text:p>-1.55537895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2166652559">
                <text:p>0.542166652559</text:p>
              </table:table-cell>
              <table:table-cell office:value-type="float" office:value="0.0178185009155">
                <text:p>0.017818500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6812929516">
                <text:p>0.696812929516</text:p>
              </table:table-cell>
              <table:table-cell office:value-type="float" office:value="NaN">
                <text:p>NaN</text:p>
              </table:table-cell>
              <table:table-cell office:value-type="float" office:value="-0.279942687296">
                <text:p>-0.279942687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0545982208">
                <text:p>1.30545982208</text:p>
              </table:table-cell>
              <table:table-cell office:value-type="float" office:value="NaN">
                <text:p>NaN</text:p>
              </table:table-cell>
              <table:table-cell office:value-type="float" office:value="0.64596481599">
                <text:p>0.64596481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4733072916">
                <text:p>1.34733072916</text:p>
              </table:table-cell>
              <table:table-cell office:value-type="float" office:value="0.672318675178">
                <text:p>0.67231867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2980884189">
                <text:p>1.52980884189</text:p>
              </table:table-cell>
              <table:table-cell office:value-type="float" office:value="NaN">
                <text:p>NaN</text:p>
              </table:table-cell>
              <table:table-cell office:value-type="float" office:value="0.52436048207">
                <text:p>0.52436048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775242712">
                <text:p>0.50775242712</text:p>
              </table:table-cell>
              <table:table-cell office:value-type="float" office:value="NaN">
                <text:p>NaN</text:p>
              </table:table-cell>
              <table:table-cell office:value-type="float" office:value="1.44450510843">
                <text:p>1.44450510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3968839805">
                <text:p>0.603968839805</text:p>
              </table:table-cell>
              <table:table-cell office:value-type="float" office:value="1.22018943726">
                <text:p>1.2201894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52460000582">
                <text:p>0.452460000582</text:p>
              </table:table-cell>
              <table:table-cell office:value-type="float" office:value="NaN">
                <text:p>NaN</text:p>
              </table:table-cell>
              <table:table-cell office:value-type="float" office:value="1.34707630244">
                <text:p>1.34707630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0428734885">
                <text:p>1.40428734885</text:p>
              </table:table-cell>
              <table:table-cell office:value-type="float" office:value="NaN">
                <text:p>NaN</text:p>
              </table:table-cell>
              <table:table-cell office:value-type="float" office:value="2.09919607243">
                <text:p>2.09919607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1115410763">
                <text:p>1.31115410763</text:p>
              </table:table-cell>
              <table:table-cell office:value-type="float" office:value="1.9294616686">
                <text:p>1.929461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902947856">
                <text:p>1.20902947856</text:p>
              </table:table-cell>
              <table:table-cell office:value-type="float" office:value="NaN">
                <text:p>NaN</text:p>
              </table:table-cell>
              <table:table-cell office:value-type="float" office:value="1.66485421501">
                <text:p>1.664854215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8663678222">
                <text:p>0.598663678222</text:p>
              </table:table-cell>
              <table:table-cell office:value-type="float" office:value="NaN">
                <text:p>NaN</text:p>
              </table:table-cell>
              <table:table-cell office:value-type="float" office:value="1.07638081681">
                <text:p>1.07638081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4687324887">
                <text:p>0.624687324887</text:p>
              </table:table-cell>
              <table:table-cell office:value-type="float" office:value="NaN">
                <text:p>NaN</text:p>
              </table:table-cell>
              <table:table-cell office:value-type="float" office:value="2.75062019861">
                <text:p>2.750620198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0736684916">
                <text:p>2.00736684916</text:p>
              </table:table-cell>
              <table:table-cell office:value-type="float" office:value="NaN">
                <text:p>NaN</text:p>
              </table:table-cell>
              <table:table-cell office:value-type="float" office:value="2.83067846175">
                <text:p>2.83067846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7470360777">
                <text:p>0.707470360777</text:p>
              </table:table-cell>
              <table:table-cell office:value-type="float" office:value="NaN">
                <text:p>NaN</text:p>
              </table:table-cell>
              <table:table-cell office:value-type="float" office:value="0.9433662542">
                <text:p>0.9433662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5022341837">
                <text:p>2.05022341837</text:p>
              </table:table-cell>
              <table:table-cell office:value-type="float" office:value="NaN">
                <text:p>NaN</text:p>
              </table:table-cell>
              <table:table-cell office:value-type="float" office:value="1.08890289119">
                <text:p>1.08890289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2950511058">
                <text:p>1.82950511058</text:p>
              </table:table-cell>
              <table:table-cell office:value-type="float" office:value="NaN">
                <text:p>NaN</text:p>
              </table:table-cell>
              <table:table-cell office:value-type="float" office:value="2.64172838067">
                <text:p>2.64172838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1937300354">
                <text:p>0.561937300354</text:p>
              </table:table-cell>
              <table:table-cell office:value-type="float" office:value="NaN">
                <text:p>NaN</text:p>
              </table:table-cell>
              <table:table-cell office:value-type="float" office:value="1.0030057671">
                <text:p>1.0030057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828091784">
                <text:p>1.8828091784</text:p>
              </table:table-cell>
              <table:table-cell office:value-type="float" office:value="NaN">
                <text:p>NaN</text:p>
              </table:table-cell>
              <table:table-cell office:value-type="float" office:value="1.27072530497">
                <text:p>1.270725304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7686184227">
                <text:p>2.17686184227</text:p>
              </table:table-cell>
              <table:table-cell office:value-type="float" office:value="NaN">
                <text:p>NaN</text:p>
              </table:table-cell>
              <table:table-cell office:value-type="float" office:value="0.94317171815">
                <text:p>0.943171718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8911736428">
                <text:p>0.68911736428</text:p>
              </table:table-cell>
              <table:table-cell office:value-type="float" office:value="NaN">
                <text:p>NaN</text:p>
              </table:table-cell>
              <table:table-cell office:value-type="float" office:value="2.57755128047">
                <text:p>2.57755128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1921246329">
                <text:p>1.81921246329</text:p>
              </table:table-cell>
              <table:table-cell office:value-type="float" office:value="NaN">
                <text:p>NaN</text:p>
              </table:table-cell>
              <table:table-cell office:value-type="float" office:value="2.6375891937">
                <text:p>2.637589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3129164898">
                <text:p>2.03129164898</text:p>
              </table:table-cell>
              <table:table-cell office:value-type="float" office:value="NaN">
                <text:p>NaN</text:p>
              </table:table-cell>
              <table:table-cell office:value-type="float" office:value="1.11004736104">
                <text:p>1.110047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4847132712">
                <text:p>0.744847132712</text:p>
              </table:table-cell>
              <table:table-cell office:value-type="float" office:value="NaN">
                <text:p>NaN</text:p>
              </table:table-cell>
              <table:table-cell office:value-type="float" office:value="2.69309209544">
                <text:p>2.69309209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235305499">
                <text:p>1.99235305499</text:p>
              </table:table-cell>
              <table:table-cell office:value-type="float" office:value="NaN">
                <text:p>NaN</text:p>
              </table:table-cell>
              <table:table-cell office:value-type="float" office:value="1.17992846336">
                <text:p>1.17992846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8913728164">
                <text:p>0.348913728164</text:p>
              </table:table-cell>
              <table:table-cell office:value-type="float" office:value="NaN">
                <text:p>NaN</text:p>
              </table:table-cell>
              <table:table-cell office:value-type="float" office:value="0.943311332619">
                <text:p>0.943311332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6410835016">
                <text:p>1.86410835016</text:p>
              </table:table-cell>
              <table:table-cell office:value-type="float" office:value="NaN">
                <text:p>NaN</text:p>
              </table:table-cell>
              <table:table-cell office:value-type="float" office:value="2.49490914393">
                <text:p>2.49490914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409717586">
                <text:p>1.93409717586</text:p>
              </table:table-cell>
              <table:table-cell office:value-type="float" office:value="NaN">
                <text:p>NaN</text:p>
              </table:table-cell>
              <table:table-cell office:value-type="float" office:value="2.4361900502">
                <text:p>2.4361900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2462703332">
                <text:p>0.412462703332</text:p>
              </table:table-cell>
              <table:table-cell office:value-type="float" office:value="NaN">
                <text:p>NaN</text:p>
              </table:table-cell>
              <table:table-cell office:value-type="float" office:value="1.21355204568">
                <text:p>1.213552045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0684517594">
                <text:p>0.740684517594</text:p>
              </table:table-cell>
              <table:table-cell office:value-type="float" office:value="NaN">
                <text:p>NaN</text:p>
              </table:table-cell>
              <table:table-cell office:value-type="float" office:value="1.23135419889">
                <text:p>1.23135419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4276439357">
                <text:p>1.94276439357</text:p>
              </table:table-cell>
              <table:table-cell office:value-type="float" office:value="NaN">
                <text:p>NaN</text:p>
              </table:table-cell>
              <table:table-cell office:value-type="float" office:value="1.16077817207">
                <text:p>1.160778172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09165412868">
                <text:p>0.409165412868</text:p>
              </table:table-cell>
              <table:table-cell office:value-type="float" office:value="NaN">
                <text:p>NaN</text:p>
              </table:table-cell>
              <table:table-cell office:value-type="float" office:value="2.54810735835">
                <text:p>2.54810735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2391976524">
                <text:p>0.502391976524</text:p>
              </table:table-cell>
              <table:table-cell office:value-type="float" office:value="NaN">
                <text:p>NaN</text:p>
              </table:table-cell>
              <table:table-cell office:value-type="float" office:value="1.13325838089">
                <text:p>1.133258380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9821848895">
                <text:p>2.29821848895</text:p>
              </table:table-cell>
              <table:table-cell office:value-type="float" office:value="NaN">
                <text:p>NaN</text:p>
              </table:table-cell>
              <table:table-cell office:value-type="float" office:value="2.43577944067">
                <text:p>2.435779440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8809836262">
                <text:p>2.28809836262</text:p>
              </table:table-cell>
              <table:table-cell office:value-type="float" office:value="2.63988277772">
                <text:p>2.63988277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5364395669">
                <text:p>2.55364395669</text:p>
              </table:table-cell>
              <table:table-cell office:value-type="float" office:value="NaN">
                <text:p>NaN</text:p>
              </table:table-cell>
              <table:table-cell office:value-type="float" office:value="2.43837338294">
                <text:p>2.43837338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7530712232">
                <text:p>3.27530712232</text:p>
              </table:table-cell>
              <table:table-cell office:value-type="float" office:value="NaN">
                <text:p>NaN</text:p>
              </table:table-cell>
              <table:table-cell office:value-type="float" office:value="3.4884354382">
                <text:p>3.48843543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7709800759">
                <text:p>1.57709800759</text:p>
              </table:table-cell>
              <table:table-cell office:value-type="float" office:value="NaN">
                <text:p>NaN</text:p>
              </table:table-cell>
              <table:table-cell office:value-type="float" office:value="1.82929089043">
                <text:p>1.829290890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0194736935">
                <text:p>2.80194736935</text:p>
              </table:table-cell>
              <table:table-cell office:value-type="float" office:value="NaN">
                <text:p>NaN</text:p>
              </table:table-cell>
              <table:table-cell office:value-type="float" office:value="1.64999511983">
                <text:p>1.649995119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1128224034">
                <text:p>2.91128224034</text:p>
              </table:table-cell>
              <table:table-cell office:value-type="float" office:value="NaN">
                <text:p>NaN</text:p>
              </table:table-cell>
              <table:table-cell office:value-type="float" office:value="3.56493074806">
                <text:p>3.56493074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998534936">
                <text:p>1.72998534936</text:p>
              </table:table-cell>
              <table:table-cell office:value-type="float" office:value="NaN">
                <text:p>NaN</text:p>
              </table:table-cell>
              <table:table-cell office:value-type="float" office:value="3.37868931273">
                <text:p>3.37868931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9849361661">
                <text:p>2.89849361661</text:p>
              </table:table-cell>
              <table:table-cell office:value-type="float" office:value="NaN">
                <text:p>NaN</text:p>
              </table:table-cell>
              <table:table-cell office:value-type="float" office:value="3.2424789627">
                <text:p>3.24247896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3011035549">
                <text:p>3.23011035549</text:p>
              </table:table-cell>
              <table:table-cell office:value-type="float" office:value="NaN">
                <text:p>NaN</text:p>
              </table:table-cell>
              <table:table-cell office:value-type="float" office:value="3.53797969054">
                <text:p>3.537979690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22385777431">
                <text:p>3.22385777431</text:p>
              </table:table-cell>
              <table:table-cell office:value-type="float" office:value="NaN">
                <text:p>NaN</text:p>
              </table:table-cell>
              <table:table-cell office:value-type="float" office:value="3.16490684463">
                <text:p>3.16490684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1860034623">
                <text:p>1.51860034623</text:p>
              </table:table-cell>
              <table:table-cell office:value-type="float" office:value="NaN">
                <text:p>NaN</text:p>
              </table:table-cell>
              <table:table-cell office:value-type="float" office:value="3.34619072134">
                <text:p>3.34619072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7105976354">
                <text:p>1.77105976354</text:p>
              </table:table-cell>
              <table:table-cell office:value-type="float" office:value="NaN">
                <text:p>NaN</text:p>
              </table:table-cell>
              <table:table-cell office:value-type="float" office:value="3.1937998744">
                <text:p>3.19379987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5338942026">
                <text:p>1.75338942026</text:p>
              </table:table-cell>
              <table:table-cell office:value-type="float" office:value="NaN">
                <text:p>NaN</text:p>
              </table:table-cell>
              <table:table-cell office:value-type="float" office:value="3.25130155777">
                <text:p>3.25130155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125383114">
                <text:p>1.6125383114</text:p>
              </table:table-cell>
              <table:table-cell office:value-type="float" office:value="NaN">
                <text:p>NaN</text:p>
              </table:table-cell>
              <table:table-cell office:value-type="float" office:value="1.84215178499">
                <text:p>1.842151784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7720197323">
                <text:p>2.87720197323</text:p>
              </table:table-cell>
              <table:table-cell office:value-type="float" office:value="NaN">
                <text:p>NaN</text:p>
              </table:table-cell>
              <table:table-cell office:value-type="float" office:value="1.64775117465">
                <text:p>1.64775117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2711049645">
                <text:p>1.42711049645</text:p>
              </table:table-cell>
              <table:table-cell office:value-type="float" office:value="NaN">
                <text:p>NaN</text:p>
              </table:table-cell>
              <table:table-cell office:value-type="float" office:value="1.85128579498">
                <text:p>1.851285794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24044843418">
                <text:p>3.24044843418</text:p>
              </table:table-cell>
              <table:table-cell office:value-type="float" office:value="NaN">
                <text:p>NaN</text:p>
              </table:table-cell>
              <table:table-cell office:value-type="float" office:value="2.05536203096">
                <text:p>2.05536203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238124268">
                <text:p>1.5238124268</text:p>
              </table:table-cell>
              <table:table-cell office:value-type="float" office:value="NaN">
                <text:p>NaN</text:p>
              </table:table-cell>
              <table:table-cell office:value-type="float" office:value="3.31064855571">
                <text:p>3.310648555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0026619939">
                <text:p>1.50026619939</text:p>
              </table:table-cell>
              <table:table-cell office:value-type="float" office:value="NaN">
                <text:p>NaN</text:p>
              </table:table-cell>
              <table:table-cell office:value-type="float" office:value="2.07680186385">
                <text:p>2.076801863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6008400309">
                <text:p>1.36008400309</text:p>
              </table:table-cell>
              <table:table-cell office:value-type="float" office:value="NaN">
                <text:p>NaN</text:p>
              </table:table-cell>
              <table:table-cell office:value-type="float" office:value="3.37173676749">
                <text:p>3.371736767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1566662347">
                <text:p>2.81566662347</text:p>
              </table:table-cell>
              <table:table-cell office:value-type="float" office:value="NaN">
                <text:p>NaN</text:p>
              </table:table-cell>
              <table:table-cell office:value-type="float" office:value="3.24420834437">
                <text:p>3.244208344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2932227099">
                <text:p>2.82932227099</text:p>
              </table:table-cell>
              <table:table-cell office:value-type="float" office:value="NaN">
                <text:p>NaN</text:p>
              </table:table-cell>
              <table:table-cell office:value-type="float" office:value="3.30761076205">
                <text:p>3.30761076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5504311702">
                <text:p>3.05504311702</text:p>
              </table:table-cell>
              <table:table-cell office:value-type="float" office:value="NaN">
                <text:p>NaN</text:p>
              </table:table-cell>
              <table:table-cell office:value-type="float" office:value="3.57456707662">
                <text:p>3.57456707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0060601713">
                <text:p>2.90060601713</text:p>
              </table:table-cell>
              <table:table-cell office:value-type="float" office:value="NaN">
                <text:p>NaN</text:p>
              </table:table-cell>
              <table:table-cell office:value-type="float" office:value="1.90247230024">
                <text:p>1.902472300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416079833">
                <text:p>3.08416079833</text:p>
              </table:table-cell>
              <table:table-cell office:value-type="float" office:value="NaN">
                <text:p>NaN</text:p>
              </table:table-cell>
              <table:table-cell office:value-type="float" office:value="1.90901755767">
                <text:p>1.90901755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9067078937">
                <text:p>2.99067078937</text:p>
              </table:table-cell>
              <table:table-cell office:value-type="float" office:value="NaN">
                <text:p>NaN</text:p>
              </table:table-cell>
              <table:table-cell office:value-type="float" office:value="3.22640211401">
                <text:p>3.2264021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7349401724">
                <text:p>2.97349401724</text:p>
              </table:table-cell>
              <table:table-cell office:value-type="float" office:value="NaN">
                <text:p>NaN</text:p>
              </table:table-cell>
              <table:table-cell office:value-type="float" office:value="3.58726710587">
                <text:p>3.587267105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2418118875">
                <text:p>1.62418118875</text:p>
              </table:table-cell>
              <table:table-cell office:value-type="float" office:value="NaN">
                <text:p>NaN</text:p>
              </table:table-cell>
              <table:table-cell office:value-type="float" office:value="2.07139397427">
                <text:p>2.071393974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5019973098">
                <text:p>3.25019973098</text:p>
              </table:table-cell>
              <table:table-cell office:value-type="float" office:value="NaN">
                <text:p>NaN</text:p>
              </table:table-cell>
              <table:table-cell office:value-type="float" office:value="1.99931048289">
                <text:p>1.99931048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6810613891">
                <text:p>1.36810613891</text:p>
              </table:table-cell>
              <table:table-cell office:value-type="float" office:value="NaN">
                <text:p>NaN</text:p>
              </table:table-cell>
              <table:table-cell office:value-type="float" office:value="3.50560379439">
                <text:p>3.505603794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9687819974">
                <text:p>1.49687819974</text:p>
              </table:table-cell>
              <table:table-cell office:value-type="float" office:value="NaN">
                <text:p>NaN</text:p>
              </table:table-cell>
              <table:table-cell office:value-type="float" office:value="3.38763717492">
                <text:p>3.387637174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5646991245">
                <text:p>1.55646991245</text:p>
              </table:table-cell>
              <table:table-cell office:value-type="float" office:value="NaN">
                <text:p>NaN</text:p>
              </table:table-cell>
              <table:table-cell office:value-type="float" office:value="1.8691526321">
                <text:p>1.86915263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3963155725">
                <text:p>2.83963155725</text:p>
              </table:table-cell>
              <table:table-cell office:value-type="float" office:value="NaN">
                <text:p>NaN</text:p>
              </table:table-cell>
              <table:table-cell office:value-type="float" office:value="3.60676375594">
                <text:p>3.606763755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7252399273">
                <text:p>2.97252399273</text:p>
              </table:table-cell>
              <table:table-cell office:value-type="float" office:value="NaN">
                <text:p>NaN</text:p>
              </table:table-cell>
              <table:table-cell office:value-type="float" office:value="1.69110704563">
                <text:p>1.691107045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760977576">
                <text:p>1.3760977576</text:p>
              </table:table-cell>
              <table:table-cell office:value-type="float" office:value="NaN">
                <text:p>NaN</text:p>
              </table:table-cell>
              <table:table-cell office:value-type="float" office:value="3.34080435235">
                <text:p>3.340804352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8147058477">
                <text:p>1.48147058477</text:p>
              </table:table-cell>
              <table:table-cell office:value-type="float" office:value="NaN">
                <text:p>NaN</text:p>
              </table:table-cell>
              <table:table-cell office:value-type="float" office:value="3.63917686654">
                <text:p>3.639176866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8847609587">
                <text:p>2.88847609587</text:p>
              </table:table-cell>
              <table:table-cell office:value-type="float" office:value="NaN">
                <text:p>NaN</text:p>
              </table:table-cell>
              <table:table-cell office:value-type="float" office:value="3.26673502418">
                <text:p>3.26673502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0983808664">
                <text:p>1.30983808664</text:p>
              </table:table-cell>
              <table:table-cell office:value-type="float" office:value="NaN">
                <text:p>NaN</text:p>
              </table:table-cell>
              <table:table-cell office:value-type="float" office:value="3.29296328615">
                <text:p>3.292963286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4371749164">
                <text:p>2.84371749164</text:p>
              </table:table-cell>
              <table:table-cell office:value-type="float" office:value="NaN">
                <text:p>NaN</text:p>
              </table:table-cell>
              <table:table-cell office:value-type="float" office:value="3.3788970631">
                <text:p>3.3788970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1305741198">
                <text:p>1.61305741198</text:p>
              </table:table-cell>
              <table:table-cell office:value-type="float" office:value="NaN">
                <text:p>NaN</text:p>
              </table:table-cell>
              <table:table-cell office:value-type="float" office:value="1.98280754045">
                <text:p>1.98280754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039604035">
                <text:p>1.30039604035</text:p>
              </table:table-cell>
              <table:table-cell office:value-type="float" office:value="NaN">
                <text:p>NaN</text:p>
              </table:table-cell>
              <table:table-cell office:value-type="float" office:value="1.6797999167">
                <text:p>1.6797999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828342715">
                <text:p>2.94828342715</text:p>
              </table:table-cell>
              <table:table-cell office:value-type="float" office:value="NaN">
                <text:p>NaN</text:p>
              </table:table-cell>
              <table:table-cell office:value-type="float" office:value="3.60759182919">
                <text:p>3.607591829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00025477043">
                <text:p>3.00025477043</text:p>
              </table:table-cell>
              <table:table-cell office:value-type="float" office:value="NaN">
                <text:p>NaN</text:p>
              </table:table-cell>
              <table:table-cell office:value-type="float" office:value="3.46772120298">
                <text:p>3.467721202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71834052">
                <text:p>3.271834052</text:p>
              </table:table-cell>
              <table:table-cell office:value-type="float" office:value="NaN">
                <text:p>NaN</text:p>
              </table:table-cell>
              <table:table-cell office:value-type="float" office:value="1.7755402337">
                <text:p>1.77554023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5200878803">
                <text:p>3.25200878803</text:p>
              </table:table-cell>
              <table:table-cell office:value-type="float" office:value="NaN">
                <text:p>NaN</text:p>
              </table:table-cell>
              <table:table-cell office:value-type="float" office:value="3.16926400273">
                <text:p>3.16926400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425028216">
                <text:p>1.76425028216</text:p>
              </table:table-cell>
              <table:table-cell office:value-type="float" office:value="NaN">
                <text:p>NaN</text:p>
              </table:table-cell>
              <table:table-cell office:value-type="float" office:value="3.59492370631">
                <text:p>3.594923706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2770755632">
                <text:p>1.42770755632</text:p>
              </table:table-cell>
              <table:table-cell office:value-type="float" office:value="NaN">
                <text:p>NaN</text:p>
              </table:table-cell>
              <table:table-cell office:value-type="float" office:value="2.03965994583">
                <text:p>2.03965994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9447538234">
                <text:p>3.09447538234</text:p>
              </table:table-cell>
              <table:table-cell office:value-type="float" office:value="NaN">
                <text:p>NaN</text:p>
              </table:table-cell>
              <table:table-cell office:value-type="float" office:value="3.63948456912">
                <text:p>3.63948456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9713478725">
                <text:p>1.69713478725</text:p>
              </table:table-cell>
              <table:table-cell office:value-type="float" office:value="NaN">
                <text:p>NaN</text:p>
              </table:table-cell>
              <table:table-cell office:value-type="float" office:value="1.81575431818">
                <text:p>1.815754318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7627970139">
                <text:p>1.37627970139</text:p>
              </table:table-cell>
              <table:table-cell office:value-type="float" office:value="NaN">
                <text:p>NaN</text:p>
              </table:table-cell>
              <table:table-cell office:value-type="float" office:value="3.18207661942">
                <text:p>3.18207661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3425161865">
                <text:p>3.13425161865</text:p>
              </table:table-cell>
              <table:table-cell office:value-type="float" office:value="NaN">
                <text:p>NaN</text:p>
              </table:table-cell>
              <table:table-cell office:value-type="float" office:value="3.30065615565">
                <text:p>3.30065615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9771681348">
                <text:p>1.39771681348</text:p>
              </table:table-cell>
              <table:table-cell office:value-type="float" office:value="NaN">
                <text:p>NaN</text:p>
              </table:table-cell>
              <table:table-cell office:value-type="float" office:value="3.53295587955">
                <text:p>3.532955879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4309664081">
                <text:p>3.04309664081</text:p>
              </table:table-cell>
              <table:table-cell office:value-type="float" office:value="NaN">
                <text:p>NaN</text:p>
              </table:table-cell>
              <table:table-cell office:value-type="float" office:value="2.12367671668">
                <text:p>2.12367671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7482181834">
                <text:p>1.57482181834</text:p>
              </table:table-cell>
              <table:table-cell office:value-type="float" office:value="NaN">
                <text:p>NaN</text:p>
              </table:table-cell>
              <table:table-cell office:value-type="float" office:value="1.92473939689">
                <text:p>1.92473939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11036868421">
                <text:p>3.11036868421</text:p>
              </table:table-cell>
              <table:table-cell office:value-type="float" office:value="NaN">
                <text:p>NaN</text:p>
              </table:table-cell>
              <table:table-cell office:value-type="float" office:value="1.80221020567">
                <text:p>1.802210205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0566786872">
                <text:p>3.00566786872</text:p>
              </table:table-cell>
              <table:table-cell office:value-type="float" office:value="NaN">
                <text:p>NaN</text:p>
              </table:table-cell>
              <table:table-cell office:value-type="float" office:value="1.85256161584">
                <text:p>1.852561615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0719594867">
                <text:p>3.10719594867</text:p>
              </table:table-cell>
              <table:table-cell office:value-type="float" office:value="NaN">
                <text:p>NaN</text:p>
              </table:table-cell>
              <table:table-cell office:value-type="float" office:value="2.05092334421">
                <text:p>2.05092334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0026328743">
                <text:p>2.80026328743</text:p>
              </table:table-cell>
              <table:table-cell office:value-type="float" office:value="NaN">
                <text:p>NaN</text:p>
              </table:table-cell>
              <table:table-cell office:value-type="float" office:value="1.96645302836">
                <text:p>1.9664530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515669578">
                <text:p>3.1515669578</text:p>
              </table:table-cell>
              <table:table-cell office:value-type="float" office:value="NaN">
                <text:p>NaN</text:p>
              </table:table-cell>
              <table:table-cell office:value-type="float" office:value="3.30474156812">
                <text:p>3.304741568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1922410433">
                <text:p>2.81922410433</text:p>
              </table:table-cell>
              <table:table-cell office:value-type="float" office:value="NaN">
                <text:p>NaN</text:p>
              </table:table-cell>
              <table:table-cell office:value-type="float" office:value="3.20809333774">
                <text:p>3.208093337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5973520018">
                <text:p>1.45973520018</text:p>
              </table:table-cell>
              <table:table-cell office:value-type="float" office:value="NaN">
                <text:p>NaN</text:p>
              </table:table-cell>
              <table:table-cell office:value-type="float" office:value="1.65298806382">
                <text:p>1.652988063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3383777052">
                <text:p>3.23383777052</text:p>
              </table:table-cell>
              <table:table-cell office:value-type="float" office:value="NaN">
                <text:p>NaN</text:p>
              </table:table-cell>
              <table:table-cell office:value-type="float" office:value="3.63354930597">
                <text:p>3.633549305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246808711">
                <text:p>1.7246808711</text:p>
              </table:table-cell>
              <table:table-cell office:value-type="float" office:value="NaN">
                <text:p>NaN</text:p>
              </table:table-cell>
              <table:table-cell office:value-type="float" office:value="1.6748679753">
                <text:p>1.6748679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3887853034">
                <text:p>1.43887853034</text:p>
              </table:table-cell>
              <table:table-cell office:value-type="float" office:value="NaN">
                <text:p>NaN</text:p>
              </table:table-cell>
              <table:table-cell office:value-type="float" office:value="3.46029497504">
                <text:p>3.460294975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7271058028">
                <text:p>1.67271058028</text:p>
              </table:table-cell>
              <table:table-cell office:value-type="float" office:value="NaN">
                <text:p>NaN</text:p>
              </table:table-cell>
              <table:table-cell office:value-type="float" office:value="1.7239929327">
                <text:p>1.72399293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2465433947">
                <text:p>3.22465433947</text:p>
              </table:table-cell>
              <table:table-cell office:value-type="float" office:value="NaN">
                <text:p>NaN</text:p>
              </table:table-cell>
              <table:table-cell office:value-type="float" office:value="1.91906355764">
                <text:p>1.91906355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9964261498">
                <text:p>1.69964261498</text:p>
              </table:table-cell>
              <table:table-cell office:value-type="float" office:value="NaN">
                <text:p>NaN</text:p>
              </table:table-cell>
              <table:table-cell office:value-type="float" office:value="1.67481350156">
                <text:p>1.67481350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6538485824">
                <text:p>3.16538485824</text:p>
              </table:table-cell>
              <table:table-cell office:value-type="float" office:value="NaN">
                <text:p>NaN</text:p>
              </table:table-cell>
              <table:table-cell office:value-type="float" office:value="1.85702977983">
                <text:p>1.857029779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2934638045">
                <text:p>2.82934638045</text:p>
              </table:table-cell>
              <table:table-cell office:value-type="float" office:value="NaN">
                <text:p>NaN</text:p>
              </table:table-cell>
              <table:table-cell office:value-type="float" office:value="2.12912214022">
                <text:p>2.12912214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